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49in" fo:margin-left="0in" table:align="left"/>
    </style:style>
    <style:style style:name="Table1.A" style:family="table-column">
      <style:table-column-properties style:column-width="3.0396in"/>
    </style:style>
    <style:style style:name="Table1.B" style:family="table-column">
      <style:table-column-properties style:column-width="1.0382in"/>
    </style:style>
    <style:style style:name="Table1.C" style:family="table-column">
      <style:table-column-properties style:column-width="0.8174in"/>
    </style:style>
    <style:style style:name="Table1.D" style:family="table-column">
      <style:table-column-properties style:column-width="1.8097in"/>
    </style:style>
    <style:style style:name="Table1.A1" style:family="table-cell">
      <style:table-cell-properties style:vertical-align="middle" fo:padding="0.0194in" fo:border="none"/>
    </style:style>
    <style:style style:name="Table2" style:family="table">
      <style:table-properties style:width="6.6868in" table:align="left"/>
    </style:style>
    <style:style style:name="Table2.A" style:family="table-column">
      <style:table-column-properties style:column-width="4.3778in"/>
    </style:style>
    <style:style style:name="Table2.B" style:family="table-column">
      <style:table-column-properties style:column-width="0.6229in"/>
    </style:style>
    <style:style style:name="Table2.C" style:family="table-column">
      <style:table-column-properties style:column-width="0.9986in"/>
    </style:style>
    <style:style style:name="Table2.D" style:family="table-column">
      <style:table-column-properties style:column-width="0.6875in"/>
    </style:style>
    <style:style style:name="Table2.A1" style:family="table-cell">
      <style:table-cell-properties style:writing-mode="page"/>
    </style:style>
    <style:style style:name="Table3" style:family="table">
      <style:table-properties style:width="6.6868in" table:align="left"/>
    </style:style>
    <style:style style:name="Table3.A" style:family="table-column">
      <style:table-column-properties style:column-width="4.3778in"/>
    </style:style>
    <style:style style:name="Table3.B" style:family="table-column">
      <style:table-column-properties style:column-width="0.6229in"/>
    </style:style>
    <style:style style:name="Table3.C" style:family="table-column">
      <style:table-column-properties style:column-width="0.9986in"/>
    </style:style>
    <style:style style:name="Table3.D" style:family="table-column">
      <style:table-column-properties style:column-width="0.6875in"/>
    </style:style>
    <style:style style:name="Table3.A1" style:family="table-cell">
      <style:table-cell-properties fo:padding="0in" fo:border="none" style:writing-mode="page"/>
    </style:style>
    <style:style style:name="P1" style:family="paragraph" style:parent-style-name="Standard">
      <style:paragraph-properties fo:text-align="justify" style:justify-single-word="false"/>
      <style:text-properties fo:language="en" fo:country="US" officeooo:rsid="004abe6e" officeooo:paragraph-rsid="004abe6e" style:script-type="latin"/>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Heading_20_1">
      <style:text-properties fo:language="en" fo:country="US" style:script-type="latin"/>
    </style:style>
    <style:style style:name="P4" style:family="paragraph" style:parent-style-name="Standard">
      <style:paragraph-properties fo:text-align="justify" style:justify-single-word="false"/>
      <style:text-properties fo:language="en" fo:country="US" officeooo:rsid="001a0d67" officeooo:paragraph-rsid="003f6d88" style:script-type="latin"/>
    </style:style>
    <style:style style:name="P5" style:family="paragraph" style:parent-style-name="Standard">
      <style:paragraph-properties fo:text-align="justify" style:justify-single-word="false"/>
      <style:text-properties fo:language="en" fo:country="US" officeooo:rsid="001a0d67" officeooo:paragraph-rsid="0038fd7f" style:script-type="latin"/>
    </style:style>
    <style:style style:name="P6" style:family="paragraph" style:parent-style-name="Standard">
      <style:paragraph-properties fo:text-align="justify" style:justify-single-word="false"/>
      <style:text-properties fo:language="en" fo:country="US" officeooo:rsid="00386885" officeooo:paragraph-rsid="003d7ba9" style:script-type="latin"/>
    </style:style>
    <style:style style:name="P7" style:family="paragraph" style:parent-style-name="Standard">
      <style:paragraph-properties fo:text-align="justify" style:justify-single-word="false"/>
      <style:text-properties fo:language="en" fo:country="US" officeooo:rsid="003f6d88" officeooo:paragraph-rsid="00439e39" style:script-type="latin"/>
    </style:style>
    <style:style style:name="P8" style:family="paragraph" style:parent-style-name="Standard">
      <style:paragraph-properties fo:text-align="justify" style:justify-single-word="false"/>
      <style:text-properties fo:language="en" fo:country="US" officeooo:rsid="003f6d88" officeooo:paragraph-rsid="003f6d88" style:script-type="latin"/>
    </style:style>
    <style:style style:name="P9" style:family="paragraph" style:parent-style-name="Standard">
      <style:paragraph-properties fo:text-align="justify" style:justify-single-word="false"/>
      <style:text-properties fo:language="en" fo:country="US" fo:font-weight="normal" officeooo:rsid="003f6d88" officeooo:paragraph-rsid="003f6d88" style:font-weight-asian="normal" style:font-weight-complex="normal" style:script-type="latin"/>
    </style:style>
    <style:style style:name="P10" style:family="paragraph" style:parent-style-name="Standard">
      <style:paragraph-properties fo:text-align="justify" style:justify-single-word="false"/>
      <style:text-properties fo:language="en" fo:country="US" fo:font-weight="normal" officeooo:rsid="003f6d88" officeooo:paragraph-rsid="00439e39" style:font-weight-asian="normal" style:font-weight-complex="normal" style:script-type="latin"/>
    </style:style>
    <style:style style:name="P11" style:family="paragraph" style:parent-style-name="Standard">
      <style:paragraph-properties fo:text-align="justify" style:justify-single-word="false"/>
      <style:text-properties fo:language="en" fo:country="US" fo:font-weight="normal" officeooo:rsid="004a1c90" officeooo:paragraph-rsid="004a1c90" style:font-weight-asian="normal" style:font-weight-complex="normal" style:script-type="latin"/>
    </style:style>
    <style:style style:name="P12" style:family="paragraph" style:parent-style-name="Standard">
      <style:paragraph-properties fo:text-align="justify" style:justify-single-word="false"/>
      <style:text-properties fo:language="en" fo:country="US" officeooo:rsid="001a0d67" officeooo:paragraph-rsid="00425f1f" style:script-type="latin"/>
    </style:style>
    <style:style style:name="P13" style:family="paragraph" style:parent-style-name="Standard">
      <style:paragraph-properties fo:text-align="justify" style:justify-single-word="false"/>
      <style:text-properties fo:language="en" fo:country="US" officeooo:rsid="0074457c" officeooo:paragraph-rsid="0074457c" style:script-type="latin"/>
    </style:style>
    <style:style style:name="P14" style:family="paragraph" style:parent-style-name="Text_20_body">
      <style:paragraph-properties fo:text-align="justify" style:justify-single-word="false"/>
      <style:text-properties fo:language="en" fo:country="US" fo:font-style="italic" officeooo:rsid="00386885" officeooo:paragraph-rsid="003f6d88" style:font-style-asian="italic" style:font-style-complex="italic" style:script-type="latin"/>
    </style:style>
    <style:style style:name="P15" style:family="paragraph" style:parent-style-name="Standard">
      <style:paragraph-properties fo:text-align="justify" style:justify-single-word="false"/>
      <style:text-properties fo:language="en" fo:country="US" officeooo:rsid="001a0d67" officeooo:paragraph-rsid="0094fae0" style:script-type="latin"/>
    </style:style>
    <style:style style:name="P16" style:family="paragraph" style:parent-style-name="Standard">
      <style:paragraph-properties fo:text-align="justify" style:justify-single-word="false"/>
      <style:text-properties fo:language="en" fo:country="US" officeooo:rsid="001a0d67" officeooo:paragraph-rsid="001a0d67" style:script-type="latin"/>
    </style:style>
    <style:style style:name="P17" style:family="paragraph" style:parent-style-name="Standard">
      <style:paragraph-properties fo:text-align="justify" style:justify-single-word="false"/>
      <style:text-properties fo:language="en" fo:country="US" officeooo:rsid="002ee64e" officeooo:paragraph-rsid="002ee64e" style:script-type="latin"/>
    </style:style>
    <style:style style:name="P18" style:family="paragraph" style:parent-style-name="Standard">
      <style:paragraph-properties fo:text-align="justify" style:justify-single-word="false"/>
      <style:text-properties fo:language="en" fo:country="US" officeooo:rsid="00985e41" officeooo:paragraph-rsid="00985e41" style:script-type="latin"/>
    </style:style>
    <style:style style:name="P19" style:family="paragraph" style:parent-style-name="Standard">
      <style:paragraph-properties fo:text-align="justify" style:justify-single-word="false"/>
      <style:text-properties fo:language="en" fo:country="US" officeooo:rsid="006b524c" officeooo:paragraph-rsid="0080ffbd" style:script-type="latin"/>
    </style:style>
    <style:style style:name="P20" style:family="paragraph" style:parent-style-name="Standard" style:list-style-name="L1">
      <style:paragraph-properties fo:text-align="justify" style:justify-single-word="false"/>
      <style:text-properties fo:language="en" fo:country="US" officeooo:rsid="006b524c" officeooo:paragraph-rsid="0080ffbd" style:script-type="latin"/>
    </style:style>
    <style:style style:name="P21" style:family="paragraph" style:parent-style-name="Standard" style:list-style-name="L1">
      <style:paragraph-properties fo:text-align="justify" style:justify-single-word="false"/>
      <style:text-properties fo:language="en" fo:country="US" officeooo:rsid="0080ffbd" officeooo:paragraph-rsid="0080ffbd" style:script-type="latin"/>
    </style:style>
    <style:style style:name="P22" style:family="paragraph" style:parent-style-name="Standard" style:list-style-name="L1">
      <style:paragraph-properties fo:text-align="justify" style:justify-single-word="false"/>
      <style:text-properties fo:language="en" fo:country="US" officeooo:rsid="00906de5" officeooo:paragraph-rsid="00906de5" style:script-type="latin"/>
    </style:style>
    <style:style style:name="P23" style:family="paragraph" style:parent-style-name="Standard">
      <style:paragraph-properties fo:text-align="justify" style:justify-single-word="false"/>
      <style:text-properties fo:language="en" fo:country="US" officeooo:rsid="007c76b2" officeooo:paragraph-rsid="007c76b2" style:script-type="latin"/>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bold" officeooo:paragraph-rsid="00844604" style:font-weight-asian="bold" style:font-weight-complex="bold"/>
    </style:style>
    <style:style style:name="P26" style:family="paragraph" style:parent-style-name="Table_20_Contents">
      <style:text-properties officeooo:rsid="00e54aef" officeooo:paragraph-rsid="00e54aef"/>
    </style:style>
    <style:style style:name="P27" style:family="paragraph" style:parent-style-name="Table_20_Contents">
      <style:text-properties officeooo:rsid="0092c43e" officeooo:paragraph-rsid="0092c43e"/>
    </style:style>
    <style:style style:name="P28" style:family="paragraph" style:parent-style-name="Table_20_Contents">
      <style:text-properties officeooo:rsid="00b8aeba" officeooo:paragraph-rsid="00b8aeba"/>
    </style:style>
    <style:style style:name="P29" style:family="paragraph" style:parent-style-name="Standard">
      <style:paragraph-properties fo:text-align="justify" style:justify-single-word="false"/>
      <style:text-properties fo:language="en" fo:country="US" officeooo:rsid="007c76b2" officeooo:paragraph-rsid="00b8aeba" style:script-type="latin"/>
    </style:style>
    <style:style style:name="P30" style:family="paragraph" style:parent-style-name="Standard" style:list-style-name="L2">
      <style:paragraph-properties fo:text-align="justify" style:justify-single-word="false"/>
      <style:text-properties fo:language="en" fo:country="US" officeooo:rsid="001a0d67" officeooo:paragraph-rsid="001a0d67" style:script-type="latin"/>
    </style:style>
    <style:style style:name="P31" style:family="paragraph" style:parent-style-name="Standard">
      <style:paragraph-properties fo:text-align="justify" style:justify-single-word="false"/>
      <style:text-properties fo:language="en" fo:country="US" officeooo:rsid="00386885" officeooo:paragraph-rsid="00386885" style:script-type="latin"/>
    </style:style>
    <style:style style:name="P32" style:family="paragraph" style:parent-style-name="Standard">
      <style:paragraph-properties fo:text-align="justify" style:justify-single-word="false"/>
      <style:text-properties fo:language="en" fo:country="US" officeooo:rsid="006c18bd" officeooo:paragraph-rsid="007c76b2" style:script-type="latin"/>
    </style:style>
    <style:style style:name="P33" style:family="paragraph" style:parent-style-name="Standard">
      <style:paragraph-properties fo:text-align="justify" style:justify-single-word="false"/>
      <style:text-properties fo:language="en" fo:country="US" officeooo:rsid="0010674a" officeooo:paragraph-rsid="007a70c7" style:script-type="latin"/>
    </style:style>
    <style:style style:name="P34" style:family="paragraph" style:parent-style-name="Standard">
      <style:paragraph-properties fo:text-align="justify" style:justify-single-word="false"/>
      <style:text-properties fo:language="en" fo:country="US" officeooo:rsid="0010674a" officeooo:paragraph-rsid="0010674a" style:script-type="latin"/>
    </style:style>
    <style:style style:name="P35" style:family="paragraph" style:parent-style-name="Standard" style:list-style-name="L3">
      <style:paragraph-properties fo:text-align="justify" style:justify-single-word="false"/>
      <style:text-properties fo:language="en" fo:country="US" officeooo:rsid="001a0d67" officeooo:paragraph-rsid="001a0d67" style:script-type="latin"/>
    </style:style>
    <style:style style:name="P36" style:family="paragraph" style:parent-style-name="Standard">
      <style:paragraph-properties fo:text-align="justify" style:justify-single-word="false"/>
      <style:text-properties fo:language="en" fo:country="US" officeooo:rsid="003ae81d" officeooo:paragraph-rsid="005e99e0" style:script-type="latin"/>
    </style:style>
    <style:style style:name="P37" style:family="paragraph" style:parent-style-name="Standard" style:list-style-name="L4">
      <style:paragraph-properties fo:text-align="justify" style:justify-single-word="false"/>
      <style:text-properties fo:language="en" fo:country="US" officeooo:rsid="003ae81d" officeooo:paragraph-rsid="005e99e0" style:script-type="latin"/>
    </style:style>
    <style:style style:name="P38" style:family="paragraph" style:parent-style-name="Standard" style:list-style-name="L4">
      <style:paragraph-properties fo:text-align="justify" style:justify-single-word="false"/>
      <style:text-properties fo:language="en" fo:country="US" officeooo:rsid="003ae81d" officeooo:paragraph-rsid="00aaa220" style:script-type="latin"/>
    </style:style>
    <style:style style:name="P39" style:family="paragraph" style:parent-style-name="Standard" style:list-style-name="L4">
      <style:paragraph-properties fo:text-align="justify" style:justify-single-word="false"/>
      <style:text-properties fo:language="en" fo:country="US" officeooo:rsid="007a70c7" officeooo:paragraph-rsid="007a70c7" style:script-type="latin"/>
    </style:style>
    <style:style style:name="P40" style:family="paragraph" style:parent-style-name="Standard">
      <style:paragraph-properties fo:text-align="justify" style:justify-single-word="false"/>
      <style:text-properties fo:language="en" fo:country="US" officeooo:rsid="003ae81d" officeooo:paragraph-rsid="007a70c7" style:script-type="latin"/>
    </style:style>
    <style:style style:name="P41" style:family="paragraph" style:parent-style-name="Standard">
      <style:paragraph-properties fo:text-align="justify" style:justify-single-word="false"/>
      <style:text-properties fo:language="en" fo:country="US" officeooo:rsid="003ae81d" officeooo:paragraph-rsid="00b5ecc7" style:script-type="latin"/>
    </style:style>
    <style:style style:name="P42" style:family="paragraph" style:parent-style-name="Standard" style:list-style-name="L5">
      <style:paragraph-properties fo:text-align="justify" style:justify-single-word="false"/>
      <style:text-properties fo:language="en" fo:country="US" officeooo:rsid="00906de5" officeooo:paragraph-rsid="00b5ecc7" style:script-type="latin"/>
    </style:style>
    <style:style style:name="P43" style:family="paragraph" style:parent-style-name="Standard" style:list-style-name="L5">
      <style:paragraph-properties fo:text-align="justify" style:justify-single-word="false"/>
      <style:text-properties officeooo:paragraph-rsid="00b5ecc7"/>
    </style:style>
    <style:style style:name="P44" style:family="paragraph" style:parent-style-name="Standard" style:list-style-name="L5">
      <style:paragraph-properties fo:text-align="justify" style:justify-single-word="false"/>
      <style:text-properties fo:language="en" fo:country="US" officeooo:rsid="007c76b2" officeooo:paragraph-rsid="00b5ecc7" style:script-type="latin"/>
    </style:style>
    <style:style style:name="P45" style:family="paragraph" style:parent-style-name="Standard">
      <style:paragraph-properties fo:text-align="justify" style:justify-single-word="false"/>
      <style:text-properties officeooo:paragraph-rsid="00b5ecc7"/>
    </style:style>
    <style:style style:name="P46" style:family="paragraph" style:parent-style-name="Standard">
      <style:paragraph-properties fo:text-align="justify" style:justify-single-word="false"/>
      <style:text-properties fo:language="en" fo:country="US" officeooo:rsid="003ae81d" officeooo:paragraph-rsid="00967196" style:script-type="latin"/>
    </style:style>
    <style:style style:name="P47" style:family="paragraph" style:parent-style-name="Standard">
      <style:paragraph-properties fo:text-align="justify" style:justify-single-word="false"/>
      <style:text-properties fo:language="en" fo:country="US" officeooo:rsid="002ee64e" officeooo:paragraph-rsid="001a0d67" style:script-type="latin"/>
    </style:style>
    <style:style style:name="P48" style:family="paragraph" style:parent-style-name="Standard">
      <style:paragraph-properties fo:text-align="justify" style:justify-single-word="false"/>
      <style:text-properties fo:language="en" fo:country="US" officeooo:rsid="00671ef5" officeooo:paragraph-rsid="00671ef5" style:script-type="latin"/>
    </style:style>
    <style:style style:name="P49" style:family="paragraph" style:parent-style-name="Standard">
      <style:paragraph-properties fo:text-align="justify" style:justify-single-word="false"/>
      <style:text-properties fo:language="en" fo:country="US" officeooo:rsid="00fbb0a6" officeooo:paragraph-rsid="00fbb0a6" style:script-type="latin"/>
    </style:style>
    <style:style style:name="P50" style:family="paragraph" style:parent-style-name="Standard">
      <style:paragraph-properties fo:text-align="justify" style:justify-single-word="false"/>
      <style:text-properties fo:language="en" fo:country="US" officeooo:rsid="0030f5e6" officeooo:paragraph-rsid="002ee64e" style:script-type="latin"/>
    </style:style>
    <style:style style:name="P51" style:family="paragraph" style:parent-style-name="Standard">
      <style:paragraph-properties fo:text-align="justify" style:justify-single-word="false"/>
      <style:text-properties fo:language="en" fo:country="US" officeooo:rsid="0030f5e6" officeooo:paragraph-rsid="0030f5e6" style:script-type="latin"/>
    </style:style>
    <style:style style:name="P52" style:family="paragraph" style:parent-style-name="Heading_20_1">
      <style:paragraph-properties fo:break-before="page"/>
      <style:text-properties fo:language="en" fo:country="US" style:script-type="latin"/>
    </style:style>
    <style:style style:name="P53" style:family="paragraph" style:parent-style-name="Standard">
      <style:paragraph-properties fo:text-align="justify" style:justify-single-word="false"/>
      <style:text-properties fo:language="en" fo:country="US" officeooo:rsid="0028d68b" officeooo:paragraph-rsid="003b7b36" style:script-type="latin"/>
    </style:style>
    <style:style style:name="P54" style:family="paragraph" style:parent-style-name="Standard" style:list-style-name="L6">
      <style:paragraph-properties fo:text-align="justify" style:justify-single-word="false"/>
      <style:text-properties fo:language="en" fo:country="US" officeooo:rsid="0028d68b" officeooo:paragraph-rsid="003b7b36" style:script-type="latin"/>
    </style:style>
    <style:style style:name="P55" style:family="paragraph" style:parent-style-name="Standard">
      <style:paragraph-properties fo:text-align="justify" style:justify-single-word="false"/>
      <style:text-properties fo:language="en" fo:country="US" officeooo:rsid="007a70c7" officeooo:paragraph-rsid="007a70c7" style:script-type="latin"/>
    </style:style>
    <style:style style:name="P56" style:family="paragraph" style:parent-style-name="Standard" style:list-style-name="L7">
      <style:paragraph-properties fo:text-align="justify" style:justify-single-word="false"/>
      <style:text-properties fo:language="en" fo:country="US" officeooo:rsid="00999d81" officeooo:paragraph-rsid="00999d81" style:script-type="latin"/>
    </style:style>
    <style:style style:name="P57" style:family="paragraph" style:parent-style-name="Standard">
      <style:paragraph-properties fo:text-align="justify" style:justify-single-word="false"/>
      <style:text-properties fo:language="en" fo:country="US" officeooo:rsid="001d0de3" officeooo:paragraph-rsid="001d0de3" style:script-type="latin"/>
    </style:style>
    <style:style style:name="P58" style:family="paragraph" style:parent-style-name="Standard" style:list-style-name="L8">
      <style:paragraph-properties fo:text-align="justify" style:justify-single-word="false"/>
      <style:text-properties fo:language="en" fo:country="US" officeooo:rsid="00999d81" officeooo:paragraph-rsid="00999d81" style:script-type="latin"/>
    </style:style>
    <style:style style:name="P59" style:family="paragraph" style:parent-style-name="Standard">
      <style:paragraph-properties fo:text-align="justify" style:justify-single-word="false"/>
      <style:text-properties fo:language="en" fo:country="US" officeooo:rsid="00999d81" officeooo:paragraph-rsid="00999d81" style:script-type="latin"/>
    </style:style>
    <style:style style:name="P60" style:family="paragraph" style:parent-style-name="Standard" style:list-style-name="L9">
      <style:paragraph-properties fo:text-align="justify" style:justify-single-word="false"/>
      <style:text-properties fo:language="en" fo:country="US" officeooo:rsid="001d0de3" officeooo:paragraph-rsid="001d0de3" style:script-type="latin"/>
    </style:style>
    <style:style style:name="P61" style:family="paragraph" style:parent-style-name="Standard" style:list-style-name="L9">
      <style:paragraph-properties fo:text-align="justify" style:justify-single-word="false"/>
      <style:text-properties fo:language="en" fo:country="US" officeooo:rsid="00b14fea" officeooo:paragraph-rsid="00b14fea" style:script-type="latin"/>
    </style:style>
    <style:style style:name="P62" style:family="paragraph" style:parent-style-name="Standard" style:list-style-name="L9">
      <style:paragraph-properties fo:text-align="justify" style:justify-single-word="false"/>
      <style:text-properties fo:language="en" fo:country="US" officeooo:rsid="001d0de3" officeooo:paragraph-rsid="00999d81" style:script-type="latin"/>
    </style:style>
    <style:style style:name="P63" style:family="paragraph" style:parent-style-name="Standard">
      <style:paragraph-properties fo:text-align="justify" style:justify-single-word="false"/>
      <style:text-properties fo:language="en" fo:country="US" officeooo:rsid="001a0d67" officeooo:paragraph-rsid="007a70c7" style:script-type="latin"/>
    </style:style>
    <style:style style:name="P64" style:family="paragraph" style:parent-style-name="Standard">
      <style:paragraph-properties fo:text-align="justify" style:justify-single-word="false"/>
      <style:text-properties fo:language="en" fo:country="US" officeooo:rsid="007ab731" officeooo:paragraph-rsid="007ab731" style:script-type="latin"/>
    </style:style>
    <style:style style:name="P65" style:family="paragraph" style:parent-style-name="Standard">
      <style:paragraph-properties fo:text-align="justify" style:justify-single-word="false"/>
      <style:text-properties fo:language="en" fo:country="US" officeooo:rsid="003b7b36" officeooo:paragraph-rsid="0045753f" style:script-type="latin"/>
    </style:style>
    <style:style style:name="P66" style:family="paragraph" style:parent-style-name="Standard">
      <style:paragraph-properties fo:text-align="justify" style:justify-single-word="false"/>
      <style:text-properties fo:language="en" fo:country="US" officeooo:rsid="003d0beb" officeooo:paragraph-rsid="0045753f" style:script-type="latin"/>
    </style:style>
    <style:style style:name="P67" style:family="paragraph" style:parent-style-name="Standard">
      <style:paragraph-properties fo:text-align="justify" style:justify-single-word="false"/>
      <style:text-properties fo:language="en" fo:country="US" officeooo:rsid="001a0d67" officeooo:paragraph-rsid="003b7b36" style:script-type="latin"/>
    </style:style>
    <style:style style:name="P68" style:family="paragraph" style:parent-style-name="Standard" style:list-style-name="L10">
      <style:paragraph-properties fo:text-align="justify" style:justify-single-word="false"/>
      <style:text-properties fo:language="en" fo:country="US" officeooo:rsid="0023d771" officeooo:paragraph-rsid="0045753f" style:script-type="latin"/>
    </style:style>
    <style:style style:name="P69" style:family="paragraph" style:parent-style-name="Standard" style:list-style-name="L10">
      <style:paragraph-properties fo:text-align="justify" style:justify-single-word="false"/>
      <style:text-properties fo:language="en" fo:country="US" officeooo:rsid="0090f342" officeooo:paragraph-rsid="0090f342" style:script-type="latin"/>
    </style:style>
    <style:style style:name="P70" style:family="paragraph" style:parent-style-name="Standard" style:list-style-name="L10">
      <style:paragraph-properties fo:text-align="justify" style:justify-single-word="false"/>
      <style:text-properties fo:language="en" fo:country="US" officeooo:rsid="0023d771" officeooo:paragraph-rsid="00520df3" style:script-type="latin"/>
    </style:style>
    <style:style style:name="P71" style:family="paragraph" style:parent-style-name="Standard" style:list-style-name="L10">
      <style:paragraph-properties fo:text-align="justify" style:justify-single-word="false"/>
      <style:text-properties fo:language="en" fo:country="US" officeooo:rsid="003d0beb" officeooo:paragraph-rsid="003d0beb" style:script-type="latin"/>
    </style:style>
    <style:style style:name="P72" style:family="paragraph" style:parent-style-name="Standard">
      <style:paragraph-properties fo:text-align="justify" style:justify-single-word="false"/>
      <style:text-properties fo:language="en" fo:country="US" officeooo:rsid="003d0beb" officeooo:paragraph-rsid="003d0beb" style:script-type="latin"/>
    </style:style>
    <style:style style:name="P73" style:family="paragraph" style:parent-style-name="Standard">
      <style:paragraph-properties fo:text-align="justify" style:justify-single-word="false"/>
      <style:text-properties fo:language="en" fo:country="US" officeooo:rsid="009433c3" officeooo:paragraph-rsid="009433c3" style:script-type="latin"/>
    </style:style>
    <style:style style:name="P74" style:family="paragraph" style:parent-style-name="Standard">
      <style:paragraph-properties fo:text-align="justify" style:justify-single-word="false"/>
      <style:text-properties fo:language="en" fo:country="US" officeooo:rsid="0023d771" officeooo:paragraph-rsid="003d0beb" style:script-type="latin"/>
    </style:style>
    <style:style style:name="P75" style:family="paragraph" style:parent-style-name="Standard">
      <style:paragraph-properties fo:text-align="justify" style:justify-single-word="false"/>
      <style:text-properties fo:language="en" fo:country="US" officeooo:rsid="00468490" officeooo:paragraph-rsid="00468490" style:script-type="latin"/>
    </style:style>
    <style:style style:name="P76" style:family="paragraph" style:parent-style-name="Standard">
      <style:paragraph-properties fo:text-align="justify" style:justify-single-word="false"/>
      <style:text-properties fo:language="en" fo:country="US" officeooo:rsid="006b524c" officeooo:paragraph-rsid="007ab731" style:script-type="latin"/>
    </style:style>
    <style:style style:name="P77" style:family="paragraph" style:parent-style-name="Standard">
      <style:paragraph-properties fo:text-align="justify" style:justify-single-word="false"/>
      <style:text-properties officeooo:paragraph-rsid="002ee64e"/>
    </style:style>
    <style:style style:name="P78" style:family="paragraph" style:parent-style-name="Standard" style:list-style-name="L11">
      <style:paragraph-properties fo:text-align="justify" style:justify-single-word="false"/>
      <style:text-properties fo:language="en" fo:country="US" officeooo:rsid="002ee64e" officeooo:paragraph-rsid="002ee64e" style:script-type="latin"/>
    </style:style>
    <style:style style:name="P79" style:family="paragraph" style:parent-style-name="Standard">
      <style:paragraph-properties fo:text-align="justify" style:justify-single-word="false"/>
      <style:text-properties fo:language="en" fo:country="US" officeooo:rsid="0058521d" officeooo:paragraph-rsid="0076f3a7" style:script-type="latin"/>
    </style:style>
    <style:style style:name="P80" style:family="paragraph" style:parent-style-name="Standard">
      <style:paragraph-properties fo:text-align="justify" style:justify-single-word="false"/>
      <style:text-properties fo:language="en" fo:country="US" officeooo:paragraph-rsid="00f3f283" style:script-type="latin"/>
    </style:style>
    <style:style style:name="P81" style:family="paragraph" style:parent-style-name="Standard">
      <style:paragraph-properties fo:text-align="justify" style:justify-single-word="false"/>
      <style:text-properties fo:language="en" fo:country="US" officeooo:rsid="001a0d67" officeooo:paragraph-rsid="002ee64e" style:script-type="latin"/>
    </style:style>
    <style:style style:name="P82" style:family="paragraph" style:parent-style-name="Standard" style:list-style-name="L12">
      <style:paragraph-properties fo:text-align="justify" style:justify-single-word="false"/>
      <style:text-properties fo:language="en" fo:country="US" officeooo:rsid="002ee64e" officeooo:paragraph-rsid="002ee64e" style:script-type="latin"/>
    </style:style>
    <style:style style:name="P83" style:family="paragraph" style:parent-style-name="Standard">
      <style:paragraph-properties fo:text-align="justify" style:justify-single-word="false"/>
      <style:text-properties fo:language="en" fo:country="US" officeooo:rsid="003d0beb" officeooo:paragraph-rsid="006176b6" style:script-type="latin"/>
    </style:style>
    <style:style style:name="P84" style:family="paragraph" style:parent-style-name="Standard">
      <style:paragraph-properties fo:text-align="justify" style:justify-single-word="false"/>
      <style:text-properties fo:language="en" fo:country="US" officeooo:rsid="003d0beb" officeooo:paragraph-rsid="004f1e2f" style:script-type="latin"/>
    </style:style>
    <style:style style:name="P85" style:family="paragraph" style:parent-style-name="Standard">
      <style:paragraph-properties fo:text-align="justify" style:justify-single-word="false"/>
      <style:text-properties fo:language="en" fo:country="US" officeooo:rsid="003d0beb" officeooo:paragraph-rsid="0094fae0" style:script-type="latin"/>
    </style:style>
    <style:style style:name="P86" style:family="paragraph" style:parent-style-name="Standard">
      <style:paragraph-properties fo:text-align="justify" style:justify-single-word="false"/>
      <style:text-properties fo:language="en" fo:country="US" officeooo:rsid="005ca85c" officeooo:paragraph-rsid="005ca85c" style:script-type="latin"/>
    </style:style>
    <style:style style:name="P87" style:family="paragraph" style:parent-style-name="Standard">
      <style:paragraph-properties fo:text-align="justify" style:justify-single-word="false"/>
      <style:text-properties fo:language="en" fo:country="US" officeooo:rsid="0070fa54" officeooo:paragraph-rsid="0070fa54" style:script-type="latin"/>
    </style:style>
    <style:style style:name="P88" style:family="paragraph" style:parent-style-name="Standard">
      <style:paragraph-properties fo:text-align="justify" style:justify-single-word="false"/>
      <style:text-properties fo:language="en" fo:country="US" officeooo:rsid="00967196" officeooo:paragraph-rsid="00967196" style:script-type="latin"/>
    </style:style>
    <style:style style:name="P89" style:family="paragraph" style:parent-style-name="Standard">
      <style:paragraph-properties fo:text-align="justify" style:justify-single-word="false"/>
      <style:text-properties officeooo:paragraph-rsid="003d6dcb"/>
    </style:style>
    <style:style style:name="P90" style:family="paragraph" style:parent-style-name="Standard">
      <style:paragraph-properties fo:text-align="justify" style:justify-single-word="false"/>
      <style:text-properties fo:language="en" fo:country="US" officeooo:rsid="003d6dcb" officeooo:paragraph-rsid="003d6dcb" style:script-type="latin"/>
    </style:style>
    <style:style style:name="P91" style:family="paragraph" style:parent-style-name="Standard">
      <style:paragraph-properties fo:text-align="justify" style:justify-single-word="false"/>
      <style:text-properties fo:language="en" fo:country="US" officeooo:rsid="00468490" officeooo:paragraph-rsid="005ac59c" style:script-type="latin"/>
    </style:style>
    <style:style style:name="P92" style:family="paragraph" style:parent-style-name="Standard">
      <style:paragraph-properties fo:text-align="justify" style:justify-single-word="false"/>
      <style:text-properties fo:language="en" fo:country="US" officeooo:rsid="00468490" officeooo:paragraph-rsid="005e99e0" style:script-type="latin"/>
    </style:style>
    <style:style style:name="P93" style:family="paragraph" style:parent-style-name="Standard">
      <style:paragraph-properties fo:text-align="justify" style:justify-single-word="false"/>
      <style:text-properties officeooo:paragraph-rsid="00685a50"/>
    </style:style>
    <style:style style:name="P94" style:family="paragraph" style:parent-style-name="Standard">
      <style:paragraph-properties fo:text-align="justify" style:justify-single-word="false"/>
      <style:text-properties fo:language="en" fo:country="US" officeooo:rsid="002ee64e" officeooo:paragraph-rsid="00685a50" style:script-type="latin"/>
    </style:style>
    <style:style style:name="P95" style:family="paragraph" style:parent-style-name="Standard" style:list-style-name="L13">
      <style:paragraph-properties fo:text-align="justify" style:justify-single-word="false"/>
      <style:text-properties fo:language="en" fo:country="US" officeooo:rsid="002ee64e" officeooo:paragraph-rsid="00685a50" style:script-type="latin"/>
    </style:style>
    <style:style style:name="P96" style:family="paragraph" style:parent-style-name="Standard">
      <style:paragraph-properties fo:text-align="justify" style:justify-single-word="false"/>
      <style:text-properties fo:language="en" fo:country="US" officeooo:rsid="00814bff" officeooo:paragraph-rsid="00814bff" style:script-type="latin"/>
    </style:style>
    <style:style style:name="P97" style:family="paragraph" style:parent-style-name="Standard">
      <style:paragraph-properties fo:text-align="justify" style:justify-single-word="false"/>
      <style:text-properties fo:language="en" fo:country="US" officeooo:rsid="00814bff" officeooo:paragraph-rsid="00b5ecc7" style:script-type="latin"/>
    </style:style>
    <style:style style:name="P98" style:family="paragraph" style:parent-style-name="Standard" style:list-style-name="L14">
      <style:paragraph-properties fo:text-align="justify" style:justify-single-word="false"/>
      <style:text-properties fo:language="en" fo:country="US" officeooo:rsid="002ee64e" officeooo:paragraph-rsid="002ee64e" style:script-type="latin"/>
    </style:style>
    <style:style style:name="P99" style:family="paragraph" style:parent-style-name="Standard" style:list-style-name="L14">
      <style:paragraph-properties fo:text-align="justify" style:justify-single-word="false"/>
      <style:text-properties fo:language="en" fo:country="US" officeooo:rsid="00bc59a1" officeooo:paragraph-rsid="00bc59a1" style:script-type="latin"/>
    </style:style>
    <style:style style:name="P100" style:family="paragraph" style:parent-style-name="Standard">
      <style:paragraph-properties fo:text-align="justify" style:justify-single-word="false"/>
      <style:text-properties fo:language="en" fo:country="US" officeooo:rsid="002ee64e" officeooo:paragraph-rsid="003d6dcb" style:script-type="latin"/>
    </style:style>
    <style:style style:name="P101" style:family="paragraph" style:parent-style-name="Standard">
      <style:paragraph-properties fo:text-align="justify" style:justify-single-word="false"/>
      <style:text-properties fo:language="en" fo:country="US" officeooo:rsid="002fc8f7" officeooo:paragraph-rsid="003d6dcb" style:script-type="latin"/>
    </style:style>
    <style:style style:name="P102" style:family="paragraph" style:parent-style-name="Standard" style:list-style-name="L15">
      <style:paragraph-properties fo:text-align="justify" style:justify-single-word="false"/>
      <style:text-properties fo:language="en" fo:country="US" officeooo:rsid="002fc8f7" officeooo:paragraph-rsid="003d6dcb" style:script-type="latin"/>
    </style:style>
    <style:style style:name="P103" style:family="paragraph" style:parent-style-name="Standard" style:list-style-name="L15">
      <style:paragraph-properties fo:text-align="justify" style:justify-single-word="false"/>
      <style:text-properties officeooo:paragraph-rsid="003d6dcb"/>
    </style:style>
    <style:style style:name="P104" style:family="paragraph" style:parent-style-name="Standard">
      <style:paragraph-properties fo:text-align="justify" style:justify-single-word="false"/>
      <style:text-properties officeooo:paragraph-rsid="002058ee"/>
    </style:style>
    <style:style style:name="P105" style:family="paragraph" style:parent-style-name="Standard">
      <style:paragraph-properties fo:text-align="justify" style:justify-single-word="false"/>
      <style:text-properties fo:language="en" fo:country="US" officeooo:rsid="0031b60d" officeooo:paragraph-rsid="003e9f31" style:script-type="latin"/>
    </style:style>
    <style:style style:name="P106" style:family="paragraph" style:parent-style-name="Standard">
      <style:paragraph-properties fo:text-align="justify" style:justify-single-word="false"/>
      <style:text-properties fo:language="en" fo:country="US" officeooo:rsid="00415a59" officeooo:paragraph-rsid="004abe6e" style:script-type="latin"/>
    </style:style>
    <style:style style:name="P107" style:family="paragraph" style:parent-style-name="Standard">
      <style:paragraph-properties fo:text-align="justify" style:justify-single-word="false"/>
      <style:text-properties fo:language="en" fo:country="US" officeooo:rsid="005ca85c" officeooo:paragraph-rsid="00c1a65e" style:script-type="latin"/>
    </style:style>
    <style:style style:name="P108" style:family="paragraph" style:parent-style-name="Standard">
      <style:paragraph-properties fo:text-align="justify" style:justify-single-word="false"/>
      <style:text-properties fo:language="en" fo:country="US" officeooo:rsid="0023d771" officeooo:paragraph-rsid="0023d771" style:script-type="latin"/>
    </style:style>
    <style:style style:name="P109" style:family="paragraph" style:parent-style-name="Standard" style:list-style-name="L16">
      <style:paragraph-properties fo:text-align="justify" style:justify-single-word="false"/>
      <style:text-properties fo:language="en" fo:country="US" officeooo:rsid="0023d771" officeooo:paragraph-rsid="007bba2e" style:script-type="latin"/>
    </style:style>
    <style:style style:name="P110" style:family="paragraph" style:parent-style-name="Standard" style:list-style-name="L16">
      <style:paragraph-properties fo:text-align="justify" style:justify-single-word="false"/>
      <style:text-properties fo:language="en" fo:country="US" officeooo:rsid="0023d771" officeooo:paragraph-rsid="0023d771" style:script-type="latin"/>
    </style:style>
    <style:style style:name="P111" style:family="paragraph" style:parent-style-name="Standard">
      <style:paragraph-properties fo:text-align="justify" style:justify-single-word="false"/>
      <style:text-properties officeooo:paragraph-rsid="00bbffb1"/>
    </style:style>
    <style:style style:name="P112" style:family="paragraph" style:parent-style-name="Standard">
      <style:paragraph-properties fo:text-align="justify" style:justify-single-word="false"/>
      <style:text-properties fo:language="en" fo:country="US" officeooo:rsid="0023d771" officeooo:paragraph-rsid="00bbffb1" style:script-type="latin"/>
    </style:style>
    <style:style style:name="P113" style:family="paragraph" style:parent-style-name="Standard">
      <style:paragraph-properties fo:text-align="justify" style:justify-single-word="false"/>
      <style:text-properties fo:language="en" fo:country="US" officeooo:rsid="00e8eabf" officeooo:paragraph-rsid="00e8eabf" style:script-type="latin"/>
    </style:style>
    <style:style style:name="P114" style:family="paragraph" style:parent-style-name="Standard">
      <style:paragraph-properties fo:text-align="justify" style:justify-single-word="false"/>
      <style:text-properties fo:language="en" fo:country="US" officeooo:rsid="00edccee" officeooo:paragraph-rsid="00edccee" style:script-type="latin"/>
    </style:style>
    <style:style style:name="P115" style:family="paragraph" style:parent-style-name="Standard">
      <style:paragraph-properties fo:text-align="justify" style:justify-single-word="false"/>
      <style:text-properties fo:language="en" fo:country="US" officeooo:rsid="001a0d67" officeooo:paragraph-rsid="007bba2e" style:script-type="latin"/>
    </style:style>
    <style:style style:name="P116" style:family="paragraph" style:parent-style-name="Standard">
      <style:paragraph-properties fo:text-align="justify" style:justify-single-word="false"/>
      <style:text-properties fo:language="en" fo:country="US" officeooo:rsid="0025b19f" officeooo:paragraph-rsid="00439019" style:script-type="latin"/>
    </style:style>
    <style:style style:name="P117" style:family="paragraph" style:parent-style-name="Standard">
      <style:paragraph-properties fo:text-align="justify" style:justify-single-word="false"/>
      <style:text-properties fo:language="en" fo:country="US" officeooo:rsid="00439019" officeooo:paragraph-rsid="00439019" style:script-type="latin"/>
    </style:style>
    <style:style style:name="P118" style:family="paragraph" style:parent-style-name="Standard">
      <style:paragraph-properties fo:text-align="justify" style:justify-single-word="false"/>
      <style:text-properties fo:language="en" fo:country="US" officeooo:rsid="006597c1" officeooo:paragraph-rsid="006597c1" style:script-type="latin"/>
    </style:style>
    <style:style style:name="P119" style:family="paragraph" style:parent-style-name="Standard">
      <style:paragraph-properties fo:text-align="justify" style:justify-single-word="false"/>
      <style:text-properties fo:language="en" fo:country="US" officeooo:rsid="0080ffbd" officeooo:paragraph-rsid="0080ffbd" style:script-type="latin"/>
    </style:style>
    <style:style style:name="P120" style:family="paragraph" style:parent-style-name="Standard">
      <style:paragraph-properties fo:text-align="justify" style:justify-single-word="false"/>
      <style:text-properties officeooo:paragraph-rsid="002fc8f7"/>
    </style:style>
    <style:style style:name="P121" style:family="paragraph" style:parent-style-name="Standard">
      <style:paragraph-properties fo:text-align="justify" style:justify-single-word="false"/>
      <style:text-properties fo:language="en" fo:country="US" officeooo:rsid="002fc8f7" officeooo:paragraph-rsid="002fc8f7" style:script-type="latin"/>
    </style:style>
    <style:style style:name="P122" style:family="paragraph" style:parent-style-name="Standard">
      <style:paragraph-properties fo:text-align="justify" style:justify-single-word="false"/>
      <style:text-properties fo:language="en" fo:country="US" officeooo:rsid="004f1e2f" officeooo:paragraph-rsid="004f1e2f" style:script-type="latin"/>
    </style:style>
    <style:style style:name="P123" style:family="paragraph" style:parent-style-name="Standard">
      <style:paragraph-properties fo:text-align="justify" style:justify-single-word="false"/>
      <style:text-properties fo:language="en" fo:country="US" officeooo:rsid="00425f1f" officeooo:paragraph-rsid="00814bff" style:script-type="latin"/>
    </style:style>
    <style:style style:name="P124" style:family="paragraph" style:parent-style-name="Standard">
      <style:paragraph-properties fo:text-align="justify" style:justify-single-word="false"/>
      <style:text-properties fo:language="en" fo:country="US" officeooo:rsid="0090bd4e" officeooo:paragraph-rsid="0090bd4e" style:script-type="latin"/>
    </style:style>
    <style:style style:name="P125" style:family="paragraph" style:parent-style-name="Standard">
      <style:paragraph-properties fo:text-align="justify" style:justify-single-word="false"/>
      <style:text-properties fo:language="en" fo:country="US" officeooo:rsid="0029ee3a" officeooo:paragraph-rsid="00814bff" style:script-type="latin"/>
    </style:style>
    <style:style style:name="P126" style:family="paragraph" style:parent-style-name="Standard" style:list-style-name="L17">
      <style:paragraph-properties fo:text-align="justify" style:justify-single-word="false"/>
      <style:text-properties officeooo:paragraph-rsid="00814bff"/>
    </style:style>
    <style:style style:name="P127" style:family="paragraph" style:parent-style-name="Standard" style:list-style-name="L17">
      <style:paragraph-properties fo:text-align="justify" style:justify-single-word="false"/>
      <style:text-properties fo:language="en" fo:country="US" officeooo:rsid="00614bdd" officeooo:paragraph-rsid="0082fa5a" style:script-type="latin"/>
    </style:style>
    <style:style style:name="P128" style:family="paragraph" style:parent-style-name="Standard" style:list-style-name="L17">
      <style:paragraph-properties fo:text-align="justify" style:justify-single-word="false"/>
      <style:text-properties fo:language="en" fo:country="US" officeooo:rsid="00814bff" officeooo:paragraph-rsid="00814bff" style:script-type="latin"/>
    </style:style>
    <style:style style:name="P129" style:family="paragraph" style:parent-style-name="Standard" style:list-style-name="L17">
      <style:paragraph-properties fo:text-align="justify" style:justify-single-word="false"/>
      <style:text-properties fo:language="en" fo:country="US" officeooo:rsid="009c36ef" officeooo:paragraph-rsid="009c36ef" style:script-type="latin"/>
    </style:style>
    <style:style style:name="P130" style:family="paragraph" style:parent-style-name="Heading_20_1">
      <style:text-properties fo:language="en" fo:country="US" officeooo:paragraph-rsid="00b5ecc7" style:script-type="latin"/>
    </style:style>
    <style:style style:name="P131" style:family="paragraph" style:parent-style-name="Standard">
      <style:paragraph-properties fo:text-align="justify" style:justify-single-word="false"/>
      <style:text-properties fo:language="en" fo:country="US" officeooo:rsid="007c76b2" officeooo:paragraph-rsid="00b5ecc7" style:script-type="latin"/>
    </style:style>
    <style:style style:name="P132" style:family="paragraph" style:parent-style-name="Standard">
      <style:paragraph-properties fo:text-align="justify" style:justify-single-word="false"/>
      <style:text-properties fo:language="en" fo:country="US" officeooo:paragraph-rsid="00c1a65e" style:script-type="latin"/>
    </style:style>
    <style:style style:name="P133" style:family="paragraph" style:parent-style-name="Standard">
      <style:paragraph-properties fo:text-align="justify" style:justify-single-word="false"/>
      <style:text-properties fo:language="en" fo:country="US" officeooo:rsid="0016fce6" officeooo:paragraph-rsid="003d6dcb" style:script-type="latin"/>
    </style:style>
    <style:style style:name="P134" style:family="paragraph" style:parent-style-name="Standard" style:list-style-name="L18">
      <style:paragraph-properties fo:text-align="justify" style:justify-single-word="false"/>
      <style:text-properties fo:language="en" fo:country="US" officeooo:rsid="0016fce6" officeooo:paragraph-rsid="003d6dcb" style:script-type="latin"/>
    </style:style>
    <style:style style:name="P135" style:family="paragraph" style:parent-style-name="Standard" style:list-style-name="L18">
      <style:paragraph-properties fo:text-align="justify" style:justify-single-word="false"/>
      <style:text-properties fo:language="en" fo:country="US" officeooo:rsid="00468490" officeooo:paragraph-rsid="00468490" style:script-type="latin"/>
    </style:style>
    <style:style style:name="P136" style:family="paragraph" style:parent-style-name="Standard">
      <style:paragraph-properties fo:text-align="justify" style:justify-single-word="false"/>
      <style:text-properties fo:language="en" fo:country="US" officeooo:rsid="0011ab2b" officeooo:paragraph-rsid="003d6dcb" style:script-type="latin"/>
    </style:style>
    <style:style style:name="P137" style:family="paragraph" style:parent-style-name="Standard" style:list-style-name="L19">
      <style:paragraph-properties fo:text-align="justify" style:justify-single-word="false"/>
      <style:text-properties fo:language="en" fo:country="US" officeooo:rsid="003d6dcb" officeooo:paragraph-rsid="003d6dcb" style:script-type="latin"/>
    </style:style>
    <style:style style:name="P138" style:family="paragraph" style:parent-style-name="Standard">
      <style:paragraph-properties fo:text-align="justify" style:justify-single-word="false"/>
      <style:text-properties fo:language="en" fo:country="US" officeooo:rsid="0011ab2b" officeooo:paragraph-rsid="002fc8f7" style:script-type="latin"/>
    </style:style>
    <style:style style:name="P139" style:family="paragraph" style:parent-style-name="Standard">
      <style:paragraph-properties fo:text-align="justify" style:justify-single-word="false"/>
      <style:text-properties fo:language="en" fo:country="US" officeooo:rsid="003d7ba9" officeooo:paragraph-rsid="003d7ba9" style:script-type="latin"/>
    </style:style>
    <style:style style:name="P140" style:family="paragraph" style:parent-style-name="Standard">
      <style:paragraph-properties fo:text-align="justify" style:justify-single-word="false"/>
      <style:text-properties fo:language="en" fo:country="US" officeooo:rsid="0011ab2b" officeooo:paragraph-rsid="003d7ba9" style:script-type="latin"/>
    </style:style>
    <style:style style:name="P141" style:family="paragraph" style:parent-style-name="Standard">
      <style:paragraph-properties fo:text-align="justify" style:justify-single-word="false"/>
      <style:text-properties fo:language="en" fo:country="US" officeooo:rsid="0012fc2e" officeooo:paragraph-rsid="0012fc2e" style:script-type="latin"/>
    </style:style>
    <style:style style:name="P142" style:family="paragraph" style:parent-style-name="Standard" style:list-style-name="L20">
      <style:paragraph-properties fo:text-align="justify" style:justify-single-word="false"/>
      <style:text-properties fo:language="en" fo:country="US" officeooo:rsid="0012fc2e" officeooo:paragraph-rsid="0012fc2e" style:script-type="latin"/>
    </style:style>
    <style:style style:name="P143" style:family="paragraph" style:parent-style-name="Standard" style:list-style-name="L20">
      <style:paragraph-properties fo:text-align="justify" style:justify-single-word="false"/>
      <style:text-properties fo:language="en" fo:country="US" officeooo:rsid="00158594" officeooo:paragraph-rsid="00158594" style:script-type="latin"/>
    </style:style>
    <style:style style:name="P144" style:family="paragraph" style:parent-style-name="Standard" style:list-style-name="L20">
      <style:paragraph-properties fo:text-align="justify" style:justify-single-word="false"/>
      <style:text-properties fo:language="en" fo:country="US" officeooo:rsid="0012fc2e" officeooo:paragraph-rsid="00468490" style:script-type="latin"/>
    </style:style>
    <style:style style:name="P145" style:family="paragraph" style:parent-style-name="Standard" style:list-style-name="L20">
      <style:paragraph-properties fo:text-align="justify" style:justify-single-word="false"/>
      <style:text-properties fo:language="en" fo:country="US" officeooo:rsid="0012fc2e" officeooo:paragraph-rsid="005e99e0" style:script-type="latin"/>
    </style:style>
    <style:style style:name="P146" style:family="paragraph" style:parent-style-name="Standard" style:list-style-name="L20">
      <style:paragraph-properties fo:text-align="justify" style:justify-single-word="false"/>
      <style:text-properties fo:language="en" fo:country="US" officeooo:rsid="00bc59a1" officeooo:paragraph-rsid="00bc59a1" style:script-type="latin"/>
    </style:style>
    <style:style style:name="P147" style:family="paragraph" style:parent-style-name="Standard" style:list-style-name="L20">
      <style:paragraph-properties fo:text-align="justify" style:justify-single-word="false"/>
      <style:text-properties fo:language="en" fo:country="US" officeooo:rsid="007364b1" officeooo:paragraph-rsid="007364b1" style:script-type="latin"/>
    </style:style>
    <style:style style:name="P148" style:family="paragraph" style:parent-style-name="Standard" style:list-style-name="L20">
      <style:paragraph-properties fo:text-align="justify" style:justify-single-word="false"/>
      <style:text-properties fo:language="en" fo:country="US" officeooo:rsid="0012fc2e" officeooo:paragraph-rsid="005ca85c" style:script-type="latin"/>
    </style:style>
    <style:style style:name="P149" style:family="paragraph" style:parent-style-name="Standard" style:list-style-name="L20">
      <style:paragraph-properties fo:text-align="justify" style:justify-single-word="false"/>
      <style:text-properties fo:language="en" fo:country="US" officeooo:rsid="001619fd" officeooo:paragraph-rsid="001619fd" style:script-type="latin"/>
    </style:style>
    <style:style style:name="P150" style:family="paragraph" style:parent-style-name="Standard" style:list-style-name="L20">
      <style:paragraph-properties fo:text-align="justify" style:justify-single-word="false"/>
      <style:text-properties fo:language="en" fo:country="US" officeooo:rsid="0070eefb" officeooo:paragraph-rsid="0070eefb" style:script-type="latin"/>
    </style:style>
    <style:style style:name="P151" style:family="paragraph" style:parent-style-name="Standard" style:list-style-name="L20">
      <style:paragraph-properties fo:text-align="justify" style:justify-single-word="false"/>
      <style:text-properties fo:language="en" fo:country="US" officeooo:rsid="003d7ba9" officeooo:paragraph-rsid="003d7ba9" style:script-type="latin"/>
    </style:style>
    <style:style style:name="P152" style:family="paragraph" style:parent-style-name="Standard" style:list-style-name="L20">
      <style:paragraph-properties fo:text-align="justify" style:justify-single-word="false"/>
      <style:text-properties fo:language="en" fo:country="US" officeooo:rsid="003f6d88" officeooo:paragraph-rsid="003f6d88" style:script-type="latin"/>
    </style:style>
    <style:style style:name="P153" style:family="paragraph" style:parent-style-name="Standard">
      <style:paragraph-properties fo:text-align="justify" style:justify-single-word="false"/>
      <style:text-properties fo:language="en" fo:country="US" officeooo:rsid="004f9a21" officeooo:paragraph-rsid="004f9a21" style:script-type="latin"/>
    </style:style>
    <style:style style:name="P154" style:family="paragraph" style:parent-style-name="Table_20_Contents">
      <style:paragraph-properties fo:text-align="justify" style:justify-single-word="false"/>
      <style:text-properties fo:font-weight="bold" officeooo:rsid="00838ced" officeooo:paragraph-rsid="00838ced" style:font-weight-asian="bold" style:font-weight-complex="bold"/>
    </style:style>
    <style:style style:name="P155" style:family="paragraph" style:parent-style-name="Standard">
      <style:paragraph-properties fo:text-align="justify" style:justify-single-word="false"/>
      <style:text-properties fo:language="en" fo:country="US" officeooo:rsid="004f9a21" officeooo:paragraph-rsid="00838ced" style:script-type="latin"/>
    </style:style>
    <style:style style:name="P156" style:family="paragraph" style:parent-style-name="Table_20_Contents">
      <style:paragraph-properties fo:text-align="justify" style:justify-single-word="false"/>
      <style:text-properties officeooo:rsid="00838ced" officeooo:paragraph-rsid="00838ced"/>
    </style:style>
    <style:style style:name="P157" style:family="paragraph" style:parent-style-name="Standard">
      <style:paragraph-properties fo:text-align="justify" style:justify-single-word="false"/>
      <style:text-properties fo:language="en" fo:country="US" officeooo:rsid="001d0de3" officeooo:paragraph-rsid="004f9a21" style:script-type="latin"/>
    </style:style>
    <style:style style:name="P158" style:family="paragraph" style:parent-style-name="Table_20_Contents">
      <style:paragraph-properties fo:text-align="justify" style:justify-single-word="false"/>
      <style:text-properties fo:font-weight="normal" officeooo:rsid="00aaa220" officeooo:paragraph-rsid="00aaa220" style:font-weight-asian="normal" style:font-weight-complex="normal"/>
    </style:style>
    <style:style style:name="P159" style:family="paragraph" style:parent-style-name="Standard">
      <style:paragraph-properties fo:text-align="justify" style:justify-single-word="false"/>
      <style:text-properties fo:language="en" fo:country="US" officeooo:rsid="005162b9" officeooo:paragraph-rsid="00838ced" style:script-type="latin"/>
    </style:style>
    <style:style style:name="P160" style:family="paragraph" style:parent-style-name="Standard">
      <style:paragraph-properties fo:text-align="justify" style:justify-single-word="false"/>
      <style:text-properties fo:language="en" fo:country="US" officeooo:rsid="00844604" officeooo:paragraph-rsid="00844604" style:script-type="latin"/>
    </style:style>
    <style:style style:name="P161" style:family="paragraph" style:parent-style-name="Table_20_Contents">
      <style:paragraph-properties fo:text-align="justify" style:justify-single-word="false"/>
      <style:text-properties officeooo:rsid="00844604" officeooo:paragraph-rsid="00844604"/>
    </style:style>
    <style:style style:name="P162" style:family="paragraph" style:parent-style-name="Standard">
      <style:paragraph-properties fo:text-align="justify" style:justify-single-word="false"/>
      <style:text-properties fo:language="en" fo:country="US" officeooo:rsid="008aa9d3" officeooo:paragraph-rsid="008aa9d3" style:script-type="latin"/>
    </style:style>
    <style:style style:name="P163" style:family="paragraph" style:parent-style-name="Table_20_Contents">
      <style:paragraph-properties fo:text-align="justify" style:justify-single-word="false"/>
      <style:text-properties officeooo:rsid="008aa9d3" officeooo:paragraph-rsid="008aa9d3"/>
    </style:style>
    <style:style style:name="P164" style:family="paragraph" style:parent-style-name="Standard">
      <style:paragraph-properties fo:text-align="justify" style:justify-single-word="false"/>
      <style:text-properties fo:language="en" fo:country="US" officeooo:rsid="00685a50" officeooo:paragraph-rsid="00844604" style:script-type="latin"/>
    </style:style>
    <style:style style:name="P165" style:family="paragraph" style:parent-style-name="Standard">
      <style:paragraph-properties fo:text-align="justify" style:justify-single-word="false"/>
      <style:text-properties fo:language="en" fo:country="US" officeooo:rsid="005162b9" officeooo:paragraph-rsid="00844604" style:script-type="latin"/>
    </style:style>
    <style:style style:name="P166" style:family="paragraph" style:parent-style-name="Standard">
      <style:paragraph-properties fo:text-align="justify" style:justify-single-word="false"/>
      <style:text-properties fo:language="en" fo:country="US" officeooo:rsid="00520df3" officeooo:paragraph-rsid="00844604" style:script-type="latin"/>
    </style:style>
    <style:style style:name="P167" style:family="paragraph" style:parent-style-name="Standard">
      <style:paragraph-properties fo:text-align="justify" style:justify-single-word="false"/>
      <style:text-properties fo:language="en" fo:country="US" officeooo:rsid="005a3b69" officeooo:paragraph-rsid="00844604" style:script-type="latin"/>
    </style:style>
    <style:style style:name="P168" style:family="paragraph" style:parent-style-name="Standard">
      <style:paragraph-properties fo:text-align="justify" style:justify-single-word="false"/>
      <style:text-properties fo:language="en" fo:country="US" officeooo:rsid="0063c88c" officeooo:paragraph-rsid="00844604" style:script-type="latin"/>
    </style:style>
    <style:style style:name="P169" style:family="paragraph" style:parent-style-name="Standard">
      <style:paragraph-properties fo:text-align="justify" style:justify-single-word="false"/>
      <style:text-properties fo:language="en" fo:country="US" officeooo:rsid="00b80b33" officeooo:paragraph-rsid="00b80b33" style:script-type="latin"/>
    </style:style>
    <style:style style:name="P170" style:family="paragraph" style:parent-style-name="Table_20_Contents">
      <style:paragraph-properties fo:text-align="justify" style:justify-single-word="false"/>
      <style:text-properties officeooo:rsid="00b80b33" officeooo:paragraph-rsid="00b80b33"/>
    </style:style>
    <style:style style:name="P171" style:family="paragraph" style:parent-style-name="Standard">
      <style:paragraph-properties fo:text-align="justify" style:justify-single-word="false"/>
      <style:text-properties fo:language="en" fo:country="US" officeooo:rsid="005162b9" officeooo:paragraph-rsid="00871921" style:script-type="latin"/>
    </style:style>
    <style:style style:name="P172" style:family="paragraph" style:parent-style-name="Standard">
      <style:paragraph-properties fo:text-align="justify" style:justify-single-word="false"/>
      <style:text-properties fo:language="en" fo:country="US" officeooo:rsid="005162b9" officeooo:paragraph-rsid="00632f01" style:script-type="latin"/>
    </style:style>
    <style:style style:name="P173" style:family="paragraph" style:parent-style-name="Standard">
      <style:paragraph-properties fo:text-align="justify" style:justify-single-word="false"/>
      <style:text-properties fo:language="en" fo:country="US" officeooo:rsid="003d7ba9" officeooo:paragraph-rsid="004f9a21" style:script-type="latin"/>
    </style:style>
    <style:style style:name="P174" style:family="paragraph" style:parent-style-name="Standard">
      <style:paragraph-properties fo:text-align="justify" style:justify-single-word="false"/>
      <style:text-properties fo:language="en" fo:country="US" officeooo:rsid="003d7ba9" officeooo:paragraph-rsid="005162b9" style:script-type="latin"/>
    </style:style>
    <style:style style:name="P175" style:family="paragraph" style:parent-style-name="Standard">
      <style:paragraph-properties fo:text-align="justify" style:justify-single-word="false"/>
      <style:text-properties fo:language="en" fo:country="US" officeooo:rsid="0063c88c" officeooo:paragraph-rsid="007def47" style:script-type="latin"/>
    </style:style>
    <style:style style:name="P176" style:family="paragraph" style:parent-style-name="Standard" style:list-style-name="L21">
      <style:paragraph-properties fo:text-align="justify" style:justify-single-word="false"/>
      <style:text-properties officeooo:paragraph-rsid="007def47"/>
    </style:style>
    <style:style style:name="P177" style:family="paragraph" style:parent-style-name="Standard" style:list-style-name="L21">
      <style:paragraph-properties fo:text-align="justify" style:justify-single-word="false"/>
      <style:text-properties fo:language="en" fo:country="US" officeooo:rsid="007def47" officeooo:paragraph-rsid="007def47" style:script-type="latin"/>
    </style:style>
    <style:style style:name="P178" style:family="paragraph" style:parent-style-name="Standard">
      <style:paragraph-properties fo:text-align="justify" style:justify-single-word="false"/>
      <style:text-properties fo:language="en" fo:country="US" officeooo:rsid="0063c88c" officeooo:paragraph-rsid="0063c88c" style:script-type="latin"/>
    </style:style>
    <style:style style:name="P179" style:family="paragraph" style:parent-style-name="Standard">
      <style:paragraph-properties fo:text-align="justify" style:justify-single-word="false"/>
      <style:text-properties fo:language="en" fo:country="US" officeooo:rsid="0071277f" officeooo:paragraph-rsid="008609e3" style:script-type="latin"/>
    </style:style>
    <style:style style:name="P180" style:family="paragraph" style:parent-style-name="Standard">
      <style:paragraph-properties fo:text-align="justify" style:justify-single-word="false"/>
      <style:text-properties fo:language="en" fo:country="US" officeooo:rsid="00753560" officeooo:paragraph-rsid="00873b23" style:script-type="latin"/>
    </style:style>
    <style:style style:name="P181" style:family="paragraph" style:parent-style-name="Standard">
      <style:paragraph-properties fo:text-align="justify" style:justify-single-word="false"/>
      <style:text-properties fo:language="en" fo:country="US" officeooo:rsid="0071277f" officeooo:paragraph-rsid="00873b23" style:script-type="latin"/>
    </style:style>
    <style:style style:name="P182" style:family="paragraph" style:parent-style-name="Heading_20_1">
      <style:text-properties officeooo:rsid="00a5a1d4" officeooo:paragraph-rsid="00a5a1d4"/>
    </style:style>
    <style:style style:name="P183" style:family="paragraph" style:parent-style-name="Text_20_body">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4" style:family="paragraph" style:parent-style-name="Text_20_body" style:list-style-name="L22">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5" style:family="paragraph" style:parent-style-name="Standard">
      <style:paragraph-properties fo:text-align="justify" style:justify-single-word="false"/>
      <style:text-properties fo:language="en" fo:country="US" officeooo:rsid="0090f342" officeooo:paragraph-rsid="0090f342" style:script-type="latin"/>
    </style:style>
    <style:style style:name="P186" style:family="paragraph" style:parent-style-name="Standard">
      <style:paragraph-properties fo:text-align="justify" style:justify-single-word="false"/>
      <style:text-properties fo:language="en" fo:country="US" officeooo:rsid="006b524c" officeooo:paragraph-rsid="0090f342" style:script-type="latin"/>
    </style:style>
    <style:style style:name="P187" style:family="paragraph" style:parent-style-name="Standard">
      <style:paragraph-properties fo:text-align="justify" style:justify-single-word="false"/>
      <style:text-properties fo:language="en" fo:country="US" officeooo:rsid="006b524c" officeooo:paragraph-rsid="00b1c46b" style:script-type="latin"/>
    </style:style>
    <style:style style:name="P188" style:family="paragraph" style:parent-style-name="Standard">
      <style:paragraph-properties fo:text-align="justify" style:justify-single-word="false"/>
      <style:text-properties fo:language="en" fo:country="US" officeooo:rsid="00dd4c69" officeooo:paragraph-rsid="00dd4c69" style:script-type="latin"/>
    </style:style>
    <style:style style:name="P189" style:family="paragraph" style:parent-style-name="Standard" style:list-style-name="L23">
      <style:paragraph-properties fo:text-align="justify" style:justify-single-word="false"/>
      <style:text-properties fo:language="en" fo:country="US" officeooo:rsid="00dd4c69" officeooo:paragraph-rsid="00dd4c69" style:script-type="latin"/>
    </style:style>
    <style:style style:name="P190" style:family="paragraph" style:parent-style-name="Standard" style:list-style-name="L23">
      <style:paragraph-properties fo:text-align="justify" style:justify-single-word="false"/>
      <style:text-properties fo:language="en" fo:country="US" officeooo:rsid="00df487f" officeooo:paragraph-rsid="00df487f" style:script-type="latin"/>
    </style:style>
    <style:style style:name="P191" style:family="paragraph" style:parent-style-name="Standard">
      <style:paragraph-properties fo:text-align="justify" style:justify-single-word="false"/>
      <style:text-properties fo:language="en" fo:country="US" officeooo:rsid="003e9f31" officeooo:paragraph-rsid="006597c1" style:script-type="latin"/>
    </style:style>
    <style:style style:name="P192" style:family="paragraph" style:parent-style-name="Standard">
      <style:paragraph-properties fo:text-align="justify" style:justify-single-word="false"/>
      <style:text-properties fo:language="en" fo:country="US" officeooo:rsid="004f1e2f" officeooo:paragraph-rsid="0090f342" style:script-type="latin"/>
    </style:style>
    <style:style style:name="P193" style:family="paragraph" style:parent-style-name="Standard" style:list-style-name="L24">
      <style:paragraph-properties fo:text-align="justify" style:justify-single-word="false"/>
      <style:text-properties fo:language="en" fo:country="US" officeooo:rsid="0090f342" officeooo:paragraph-rsid="0090f342" style:script-type="latin"/>
    </style:style>
    <style:style style:name="P194" style:family="paragraph" style:parent-style-name="Standard" style:list-style-name="L24">
      <style:paragraph-properties fo:text-align="justify" style:justify-single-word="false"/>
      <style:text-properties fo:language="en" fo:country="US" officeooo:rsid="004f1e2f" officeooo:paragraph-rsid="0090f342" style:script-type="latin"/>
    </style:style>
    <style:style style:name="P195" style:family="paragraph" style:parent-style-name="Standard" style:list-style-name="L24">
      <style:paragraph-properties fo:text-align="justify" style:justify-single-word="false"/>
      <style:text-properties fo:language="en" fo:country="US" officeooo:rsid="00bbffb1" officeooo:paragraph-rsid="00bbffb1" style:script-type="latin"/>
    </style:style>
    <style:style style:name="P196" style:family="paragraph" style:parent-style-name="Standard">
      <style:paragraph-properties fo:text-align="justify" style:justify-single-word="false"/>
      <style:text-properties fo:language="en" fo:country="US" officeooo:rsid="009821c2" officeooo:paragraph-rsid="009821c2" style:script-type="latin"/>
    </style:style>
    <style:style style:name="P197" style:family="paragraph" style:parent-style-name="Standard">
      <style:paragraph-properties fo:text-align="justify" style:justify-single-word="false"/>
      <style:text-properties officeooo:paragraph-rsid="00aaa220"/>
    </style:style>
    <style:style style:name="P198" style:family="paragraph" style:parent-style-name="Standard">
      <style:paragraph-properties fo:text-align="justify" style:justify-single-word="false"/>
      <style:text-properties fo:language="en" fo:country="US" officeooo:rsid="00aaa220" officeooo:paragraph-rsid="00aaa220" style:script-type="latin"/>
    </style:style>
    <style:style style:name="P199" style:family="paragraph" style:parent-style-name="Standard">
      <style:paragraph-properties fo:text-align="justify" style:justify-single-word="false"/>
      <style:text-properties fo:language="en" fo:country="US" officeooo:rsid="007def47" officeooo:paragraph-rsid="007e3d2a" style:script-type="latin"/>
    </style:style>
    <style:style style:name="P200" style:family="paragraph" style:parent-style-name="Standard">
      <style:paragraph-properties fo:text-align="justify" style:justify-single-word="false"/>
      <style:text-properties fo:language="en" fo:country="US" officeooo:rsid="0070eefb" officeooo:paragraph-rsid="007e3d2a" style:script-type="latin"/>
    </style:style>
    <style:style style:name="P201" style:family="paragraph" style:parent-style-name="Standard">
      <style:paragraph-properties fo:text-align="justify" style:justify-single-word="false"/>
      <style:text-properties fo:language="en" fo:country="US" officeooo:paragraph-rsid="0070eefb" style:script-type="latin"/>
    </style:style>
    <style:style style:name="P202" style:family="paragraph" style:parent-style-name="Standard">
      <style:paragraph-properties fo:text-align="justify" style:justify-single-word="false"/>
      <style:text-properties officeooo:paragraph-rsid="00b80b33"/>
    </style:style>
    <style:style style:name="P203" style:family="paragraph" style:parent-style-name="Standard">
      <style:paragraph-properties fo:text-align="justify" style:justify-single-word="false"/>
      <style:text-properties fo:language="en" fo:country="US" fo:font-weight="normal" officeooo:rsid="003f6d88" officeooo:paragraph-rsid="004409c2" style:font-weight-asian="normal" style:font-weight-complex="normal" style:script-type="latin"/>
    </style:style>
    <style:style style:name="P204" style:family="paragraph" style:parent-style-name="Standard">
      <style:paragraph-properties fo:text-align="justify" style:justify-single-word="false"/>
      <style:text-properties fo:language="en" fo:country="US" fo:font-weight="normal" officeooo:rsid="003f6d88" officeooo:paragraph-rsid="0048808e" style:font-weight-asian="normal" style:font-weight-complex="normal" style:script-type="latin"/>
    </style:style>
    <style:style style:name="P205" style:family="paragraph" style:parent-style-name="Standard" style:list-style-name="L25">
      <style:paragraph-properties fo:text-align="justify" style:justify-single-word="false"/>
      <style:text-properties fo:language="en" fo:country="US" officeooo:paragraph-rsid="005b8757" style:script-type="latin"/>
    </style:style>
    <style:style style:name="P206" style:family="paragraph" style:parent-style-name="Standard" style:list-style-name="L25">
      <style:paragraph-properties fo:text-align="justify" style:justify-single-word="false"/>
      <style:text-properties fo:language="en" fo:country="US" fo:font-weight="normal" officeooo:rsid="00386885" officeooo:paragraph-rsid="005b8757" style:font-weight-asian="normal" style:font-weight-complex="normal" style:script-type="latin"/>
    </style:style>
    <style:style style:name="P207" style:family="paragraph" style:parent-style-name="Standard" style:list-style-name="L25">
      <style:paragraph-properties fo:text-align="justify" style:justify-single-word="false"/>
      <style:text-properties fo:language="en" fo:country="US" officeooo:paragraph-rsid="0048808e" style:script-type="latin"/>
    </style:style>
    <style:style style:name="P208" style:family="paragraph" style:parent-style-name="Standard" style:list-style-name="L25">
      <style:paragraph-properties fo:text-align="justify" style:justify-single-word="false"/>
      <style:text-properties fo:language="en" fo:country="US" fo:font-weight="normal" officeooo:rsid="00573da6" officeooo:paragraph-rsid="00573da6" style:font-weight-asian="normal" style:font-weight-complex="normal" style:script-type="latin"/>
    </style:style>
    <style:style style:name="P209" style:family="paragraph" style:parent-style-name="Standard" style:list-style-name="L25">
      <style:paragraph-properties fo:text-align="justify" style:justify-single-word="false"/>
      <style:text-properties fo:language="en" fo:country="US" fo:font-weight="normal" officeooo:rsid="004a1c90" officeooo:paragraph-rsid="005b8757" style:font-weight-asian="normal" style:font-weight-complex="normal" style:script-type="latin"/>
    </style:style>
    <style:style style:name="P210" style:family="paragraph" style:parent-style-name="Standard" style:list-style-name="L25">
      <style:paragraph-properties fo:text-align="justify" style:justify-single-word="false"/>
      <style:text-properties fo:language="en" fo:country="US" officeooo:paragraph-rsid="007e3d2a" style:script-type="latin"/>
    </style:style>
    <style:style style:name="P211" style:family="paragraph" style:parent-style-name="Standard" style:list-style-name="L25">
      <style:paragraph-properties fo:text-align="justify" style:justify-single-word="false"/>
      <style:text-properties fo:language="en" fo:country="US" fo:font-weight="normal" officeooo:rsid="003d6dcb" officeooo:paragraph-rsid="005b8757" style:font-weight-asian="normal" style:font-weight-complex="normal" style:script-type="latin"/>
    </style:style>
    <style:style style:name="P212" style:family="paragraph" style:parent-style-name="Standard" style:list-style-name="L25">
      <style:paragraph-properties fo:text-align="justify" style:justify-single-word="false"/>
      <style:text-properties fo:language="en" fo:country="US" fo:font-weight="normal" officeooo:rsid="00386885" officeooo:paragraph-rsid="00573da6" style:font-weight-asian="normal" style:font-weight-complex="normal" style:script-type="latin"/>
    </style:style>
    <style:style style:name="P213" style:family="paragraph" style:parent-style-name="Standard" style:list-style-name="L25">
      <style:paragraph-properties fo:text-align="justify" style:justify-single-word="false"/>
      <style:text-properties fo:language="en" fo:country="US" officeooo:paragraph-rsid="00671ef5" style:script-type="latin"/>
    </style:style>
    <style:style style:name="P214" style:family="paragraph" style:parent-style-name="Standard">
      <style:paragraph-properties fo:text-align="justify" style:justify-single-word="false"/>
      <style:text-properties fo:language="en" fo:country="US" fo:font-weight="normal" officeooo:rsid="00ba64f8" officeooo:paragraph-rsid="00ba64f8" style:font-weight-asian="normal" style:font-weight-complex="normal" style:script-type="latin"/>
    </style:style>
    <style:style style:name="T1" style:family="text">
      <style:text-properties officeooo:rsid="006932ea"/>
    </style:style>
    <style:style style:name="T2" style:family="text">
      <style:text-properties officeooo:rsid="007bba2e"/>
    </style:style>
    <style:style style:name="T3" style:family="text">
      <style:text-properties officeooo:rsid="00f2bcb1"/>
    </style:style>
    <style:style style:name="T4" style:family="text">
      <style:text-properties officeooo:rsid="003f6d88"/>
    </style:style>
    <style:style style:name="T5" style:family="text">
      <style:text-properties officeooo:rsid="009d9e50"/>
    </style:style>
    <style:style style:name="T6" style:family="text">
      <style:text-properties officeooo:rsid="0094fae0"/>
    </style:style>
    <style:style style:name="T7" style:family="text">
      <style:text-properties officeooo:rsid="003726d2"/>
    </style:style>
    <style:style style:name="T8" style:family="text">
      <style:text-properties officeooo:rsid="006597c1"/>
    </style:style>
    <style:style style:name="T9" style:family="text">
      <style:text-properties officeooo:rsid="00461068"/>
    </style:style>
    <style:style style:name="T10" style:family="text">
      <style:text-properties officeooo:rsid="0038fd7f"/>
    </style:style>
    <style:style style:name="T11" style:family="text">
      <style:text-properties officeooo:rsid="006d85f5"/>
    </style:style>
    <style:style style:name="T12" style:family="text">
      <style:text-properties officeooo:rsid="00453c6d"/>
    </style:style>
    <style:style style:name="T13" style:family="text">
      <style:text-properties officeooo:rsid="00573da6"/>
    </style:style>
    <style:style style:name="T14" style:family="text">
      <style:text-properties officeooo:rsid="003d6dcb"/>
    </style:style>
    <style:style style:name="T15" style:family="text">
      <style:text-properties officeooo:rsid="002b5f2a"/>
    </style:style>
    <style:style style:name="T16" style:family="text">
      <style:text-properties officeooo:rsid="005e99e0"/>
    </style:style>
    <style:style style:name="T17" style:family="text">
      <style:text-properties officeooo:rsid="002995bf"/>
    </style:style>
    <style:style style:name="T18" style:family="text">
      <style:text-properties officeooo:rsid="0029ee3a"/>
    </style:style>
    <style:style style:name="T19" style:family="text">
      <style:text-properties officeooo:rsid="004abe6e"/>
    </style:style>
    <style:style style:name="T20" style:family="text">
      <style:text-properties officeooo:rsid="00531dd6"/>
    </style:style>
    <style:style style:name="T21" style:family="text">
      <style:text-properties officeooo:rsid="00439e39"/>
    </style:style>
    <style:style style:name="T22" style:family="text">
      <style:text-properties officeooo:rsid="00901743"/>
    </style:style>
    <style:style style:name="T23" style:family="text">
      <style:text-properties officeooo:rsid="0058521d"/>
    </style:style>
    <style:style style:name="T24" style:family="text">
      <style:text-properties officeooo:rsid="005ac59c"/>
    </style:style>
    <style:style style:name="T25" style:family="text">
      <style:text-properties officeooo:rsid="0028d68b"/>
    </style:style>
    <style:style style:name="T26" style:family="text">
      <style:text-properties officeooo:rsid="00227c93"/>
    </style:style>
    <style:style style:name="T27" style:family="text">
      <style:text-properties officeooo:rsid="003210e6"/>
    </style:style>
    <style:style style:name="T28" style:family="text">
      <style:text-properties officeooo:rsid="00386885"/>
    </style:style>
    <style:style style:name="T29" style:family="text">
      <style:text-properties officeooo:rsid="00274e80"/>
    </style:style>
    <style:style style:name="T30" style:family="text">
      <style:text-properties officeooo:rsid="003d7ba9"/>
    </style:style>
    <style:style style:name="T31" style:family="text">
      <style:text-properties officeooo:rsid="00a2f023"/>
    </style:style>
    <style:style style:name="T32" style:family="text">
      <style:text-properties officeooo:rsid="00967196"/>
    </style:style>
    <style:style style:name="T33" style:family="text">
      <style:text-properties officeooo:rsid="00753560"/>
    </style:style>
    <style:style style:name="T34" style:family="text">
      <style:text-properties officeooo:rsid="0082fa5a"/>
    </style:style>
    <style:style style:name="T35" style:family="text">
      <style:text-properties officeooo:rsid="003ae81d"/>
    </style:style>
    <style:style style:name="T36" style:family="text">
      <style:text-properties officeooo:rsid="0063e10a"/>
    </style:style>
    <style:style style:name="T37" style:family="text">
      <style:text-properties fo:font-weight="normal" officeooo:rsid="00531dd6" style:font-weight-asian="normal" style:font-weight-complex="normal"/>
    </style:style>
    <style:style style:name="T38" style:family="text">
      <style:text-properties fo:font-weight="normal" officeooo:rsid="0038fd7f" style:font-weight-asian="normal" style:font-weight-complex="normal"/>
    </style:style>
    <style:style style:name="T39" style:family="text">
      <style:text-properties fo:font-weight="normal" officeooo:rsid="001a0d67" style:font-weight-asian="normal" style:font-weight-complex="normal"/>
    </style:style>
    <style:style style:name="T40" style:family="text">
      <style:text-properties fo:font-weight="normal" officeooo:rsid="00901743" style:font-weight-asian="normal" style:font-weight-complex="normal"/>
    </style:style>
    <style:style style:name="T41" style:family="text">
      <style:text-properties fo:font-weight="normal" officeooo:rsid="00a2f023" style:font-weight-asian="normal" style:font-weight-complex="normal"/>
    </style:style>
    <style:style style:name="T42" style:family="text">
      <style:text-properties fo:font-weight="normal" officeooo:rsid="00439e39" style:font-weight-asian="normal" style:font-weight-complex="normal"/>
    </style:style>
    <style:style style:name="T43" style:family="text">
      <style:text-properties fo:font-weight="normal" officeooo:rsid="00461068" style:font-weight-asian="normal" style:font-weight-complex="normal"/>
    </style:style>
    <style:style style:name="T44" style:family="text">
      <style:text-properties fo:font-weight="normal" officeooo:rsid="0082fa5a" style:font-weight-asian="normal" style:font-weight-complex="normal"/>
    </style:style>
    <style:style style:name="T45" style:family="text">
      <style:text-properties fo:font-weight="normal" officeooo:rsid="006597c1" style:font-weight-asian="normal" style:font-weight-complex="normal"/>
    </style:style>
    <style:style style:name="T46" style:family="text">
      <style:text-properties fo:font-weight="normal" officeooo:rsid="00b38936" style:font-weight-asian="normal" style:font-weight-complex="normal"/>
    </style:style>
    <style:style style:name="T47" style:family="text">
      <style:text-properties officeooo:rsid="001a0d67"/>
    </style:style>
    <style:style style:name="T48" style:family="text">
      <style:text-properties officeooo:rsid="00557b92"/>
    </style:style>
    <style:style style:name="T49" style:family="text">
      <style:text-properties officeooo:rsid="005c937b"/>
    </style:style>
    <style:style style:name="T50" style:family="text">
      <style:text-properties officeooo:rsid="00425f1f"/>
    </style:style>
    <style:style style:name="T51" style:family="text">
      <style:text-properties officeooo:rsid="00b38936"/>
    </style:style>
    <style:style style:name="T52" style:family="text">
      <style:text-properties officeooo:rsid="00b492f0"/>
    </style:style>
    <style:style style:name="T53" style:family="text">
      <style:text-properties officeooo:rsid="006176b6"/>
    </style:style>
    <style:style style:name="T54" style:family="text">
      <style:text-properties officeooo:rsid="007c9b49"/>
    </style:style>
    <style:style style:name="T55" style:family="text">
      <style:text-properties officeooo:rsid="0011ab2b"/>
    </style:style>
    <style:style style:name="T56" style:family="text">
      <style:text-properties officeooo:rsid="004de6bd"/>
    </style:style>
    <style:style style:name="T57" style:family="text">
      <style:text-properties officeooo:rsid="0074457c"/>
    </style:style>
    <style:style style:name="T58" style:family="text">
      <style:text-properties officeooo:rsid="01008097"/>
    </style:style>
    <style:style style:name="T59" style:family="text">
      <style:text-properties fo:font-style="italic" officeooo:rsid="00386885" style:font-style-asian="italic" style:font-style-complex="italic"/>
    </style:style>
    <style:style style:name="T60" style:family="text">
      <style:text-properties fo:font-style="italic" officeooo:rsid="003f6d88"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officeooo:rsid="007bba2e" style:font-style-asian="italic" style:font-style-complex="italic"/>
    </style:style>
    <style:style style:name="T63" style:family="text">
      <style:text-properties fo:font-style="italic" officeooo:rsid="00e254a6" style:font-style-asian="italic" style:font-style-complex="italic"/>
    </style:style>
    <style:style style:name="T64" style:family="text">
      <style:text-properties fo:font-style="italic" officeooo:rsid="00b492f0" style:font-style-asian="italic" style:font-style-complex="italic"/>
    </style:style>
    <style:style style:name="T65" style:family="text">
      <style:text-properties officeooo:rsid="001b55f7"/>
    </style:style>
    <style:style style:name="T66" style:family="text">
      <style:text-properties officeooo:rsid="00c3ccd7"/>
    </style:style>
    <style:style style:name="T67" style:family="text">
      <style:text-properties officeooo:rsid="01001da3"/>
    </style:style>
    <style:style style:name="T68" style:family="text">
      <style:text-properties officeooo:rsid="0080ffbd"/>
    </style:style>
    <style:style style:name="T69" style:family="text">
      <style:text-properties officeooo:rsid="00906de5"/>
    </style:style>
    <style:style style:name="T70" style:family="text">
      <style:text-properties officeooo:rsid="008aa9d3"/>
    </style:style>
    <style:style style:name="T71" style:family="text">
      <style:text-properties officeooo:rsid="00999d81"/>
    </style:style>
    <style:style style:name="T72" style:family="text">
      <style:text-properties officeooo:rsid="00b5ecc7"/>
    </style:style>
    <style:style style:name="T73" style:family="text">
      <style:text-properties officeooo:rsid="00844604"/>
    </style:style>
    <style:style style:name="T74" style:family="text">
      <style:text-properties officeooo:rsid="007c76b2"/>
    </style:style>
    <style:style style:name="T75" style:family="text">
      <style:text-properties officeooo:rsid="0092c43e"/>
    </style:style>
    <style:style style:name="T76" style:family="text">
      <style:text-properties officeooo:rsid="00b8aeba"/>
    </style:style>
    <style:style style:name="T77" style:family="text">
      <style:text-properties officeooo:rsid="008609e3"/>
    </style:style>
    <style:style style:name="T78" style:family="text">
      <style:text-properties officeooo:rsid="008d6bc0"/>
    </style:style>
    <style:style style:name="T79" style:family="text">
      <style:text-properties officeooo:rsid="00871921"/>
    </style:style>
    <style:style style:name="T80" style:family="text">
      <style:text-properties officeooo:rsid="001d0de3"/>
    </style:style>
    <style:style style:name="T81" style:family="text">
      <style:text-properties officeooo:rsid="00d99e57"/>
    </style:style>
    <style:style style:name="T82" style:family="text">
      <style:text-properties officeooo:rsid="00787e5c"/>
    </style:style>
    <style:style style:name="T83" style:family="text">
      <style:text-properties officeooo:rsid="01018f3e"/>
    </style:style>
    <style:style style:name="T84" style:family="text">
      <style:text-properties officeooo:rsid="007a70c7"/>
    </style:style>
    <style:style style:name="T85" style:family="text">
      <style:text-properties officeooo:rsid="0016fce6"/>
    </style:style>
    <style:style style:name="T86" style:family="text">
      <style:text-properties officeooo:rsid="00970971"/>
    </style:style>
    <style:style style:name="T87" style:family="text">
      <style:text-properties officeooo:rsid="0031b60d"/>
    </style:style>
    <style:style style:name="T88" style:family="text">
      <style:text-properties officeooo:rsid="0045ca51"/>
    </style:style>
    <style:style style:name="T89" style:family="text">
      <style:text-properties officeooo:rsid="0090bd4e"/>
    </style:style>
    <style:style style:name="T90" style:family="text">
      <style:text-properties officeooo:rsid="004a1c90"/>
    </style:style>
    <style:style style:name="T91" style:family="text">
      <style:text-properties officeooo:rsid="00f4f9dd"/>
    </style:style>
    <style:style style:name="T92" style:family="text">
      <style:text-properties officeooo:rsid="00f5182d"/>
    </style:style>
    <style:style style:name="T93" style:family="text">
      <style:text-properties officeooo:rsid="00fbb0a6"/>
    </style:style>
    <style:style style:name="T94" style:family="text">
      <style:text-properties officeooo:rsid="00fc9c9a"/>
    </style:style>
    <style:style style:name="T95" style:family="text">
      <style:text-properties officeooo:rsid="006b524c"/>
    </style:style>
    <style:style style:name="T96" style:family="text">
      <style:text-properties officeooo:rsid="004c5cea"/>
    </style:style>
    <style:style style:name="T97" style:family="text">
      <style:text-properties officeooo:rsid="00b7c2df"/>
    </style:style>
    <style:style style:name="T98" style:family="text">
      <style:text-properties fo:language="en" fo:country="US" officeooo:rsid="007c76b2" style:script-type="latin"/>
    </style:style>
    <style:style style:name="T99" style:family="text">
      <style:text-properties fo:language="en" fo:country="US" officeooo:rsid="00906de5" style:script-type="latin"/>
    </style:style>
    <style:style style:name="T100" style:family="text">
      <style:text-properties fo:language="en" fo:country="US" officeooo:rsid="00967196" style:script-type="latin"/>
    </style:style>
    <style:style style:name="T101" style:family="text">
      <style:text-properties fo:language="en" fo:country="US" officeooo:rsid="00b5ecc7" style:script-type="latin"/>
    </style:style>
    <style:style style:name="T102" style:family="text">
      <style:text-properties fo:language="en" fo:country="US" officeooo:rsid="0082fa5a" style:script-type="latin"/>
    </style:style>
    <style:style style:name="T103" style:family="text">
      <style:text-properties fo:language="en" fo:country="US" officeooo:rsid="0090bd4e" style:script-type="latin"/>
    </style:style>
    <style:style style:name="T104" style:family="text">
      <style:text-properties fo:language="en" fo:country="US" officeooo:rsid="00ad95dc" style:script-type="latin"/>
    </style:style>
    <style:style style:name="T105" style:family="text">
      <style:text-properties fo:language="en" fo:country="US" officeooo:rsid="0090f342" style:script-type="latin"/>
    </style:style>
    <style:style style:name="T106" style:family="text">
      <style:text-properties officeooo:rsid="0104b67d"/>
    </style:style>
    <style:style style:name="T107" style:family="text">
      <style:text-properties officeooo:rsid="0090f342"/>
    </style:style>
    <style:style style:name="T108" style:family="text">
      <style:text-properties officeooo:rsid="002ee64e"/>
    </style:style>
    <style:style style:name="T109" style:family="text">
      <style:text-properties officeooo:rsid="009aaff3"/>
    </style:style>
    <style:style style:name="T110" style:family="text">
      <style:text-properties officeooo:rsid="00bbffb1"/>
    </style:style>
    <style:style style:name="T111" style:family="text">
      <style:text-properties officeooo:rsid="003b7b36"/>
    </style:style>
    <style:style style:name="T112" style:family="text">
      <style:text-properties officeooo:rsid="009c36ef"/>
    </style:style>
    <style:style style:name="T113" style:family="text">
      <style:text-properties officeooo:rsid="007ab731"/>
    </style:style>
    <style:style style:name="T114" style:family="text">
      <style:text-properties officeooo:rsid="003d0beb"/>
    </style:style>
    <style:style style:name="T115" style:family="text">
      <style:text-properties officeooo:rsid="00bc05ba"/>
    </style:style>
    <style:style style:name="T116" style:family="text">
      <style:text-properties officeooo:rsid="00d5fb65"/>
    </style:style>
    <style:style style:name="T117" style:family="text">
      <style:text-properties officeooo:rsid="009433c3"/>
    </style:style>
    <style:style style:name="T118" style:family="text">
      <style:text-properties officeooo:rsid="0045753f"/>
    </style:style>
    <style:style style:name="T119" style:family="text">
      <style:text-properties officeooo:rsid="00520df3"/>
    </style:style>
    <style:style style:name="T120" style:family="text">
      <style:text-properties officeooo:rsid="00838ced"/>
    </style:style>
    <style:style style:name="T121" style:family="text">
      <style:text-properties officeooo:rsid="00a08da8"/>
    </style:style>
    <style:style style:name="T122" style:family="text">
      <style:text-properties officeooo:rsid="00b14fea"/>
    </style:style>
    <style:style style:name="T123" style:family="text">
      <style:text-properties officeooo:rsid="00c4a491"/>
    </style:style>
    <style:style style:name="T124" style:family="text">
      <style:text-properties officeooo:rsid="005ca85c"/>
    </style:style>
    <style:style style:name="T125" style:family="text">
      <style:text-properties officeooo:rsid="00c5b365"/>
    </style:style>
    <style:style style:name="T126" style:family="text">
      <style:text-properties officeooo:rsid="00d2e051"/>
    </style:style>
    <style:style style:name="T127" style:family="text">
      <style:text-properties officeooo:rsid="00aaa220"/>
    </style:style>
    <style:style style:name="T128" style:family="text">
      <style:text-properties officeooo:rsid="0076f3a7"/>
    </style:style>
    <style:style style:name="T129" style:family="text">
      <style:text-properties fo:language="en" fo:country="US" officeooo:rsid="002ee64e" style:script-type="latin"/>
    </style:style>
    <style:style style:name="T130" style:family="text">
      <style:text-properties fo:language="en" fo:country="US" officeooo:rsid="004dccb2" style:script-type="latin"/>
    </style:style>
    <style:style style:name="T131" style:family="text">
      <style:text-properties fo:language="en" fo:country="US" officeooo:rsid="0023d771" style:script-type="latin"/>
    </style:style>
    <style:style style:name="T132" style:family="text">
      <style:text-properties fo:language="en" fo:country="US" officeooo:rsid="00e54aef" style:script-type="latin"/>
    </style:style>
    <style:style style:name="T133" style:family="text">
      <style:text-properties officeooo:rsid="00e54aef"/>
    </style:style>
    <style:style style:name="T134" style:family="text">
      <style:text-properties officeooo:rsid="00ec9e1d"/>
    </style:style>
    <style:style style:name="T135" style:family="text">
      <style:text-properties officeooo:rsid="01032580"/>
    </style:style>
    <style:style style:name="T136" style:family="text">
      <style:text-properties officeooo:rsid="00985e41"/>
    </style:style>
    <style:style style:name="T137" style:family="text">
      <style:text-properties officeooo:rsid="00d83bc3"/>
    </style:style>
    <style:style style:name="T138" style:family="text">
      <style:text-properties officeooo:rsid="00daa736"/>
    </style:style>
    <style:style style:name="T139" style:family="text">
      <style:text-properties officeooo:rsid="00468490"/>
    </style:style>
    <style:style style:name="T140" style:family="text">
      <style:text-properties officeooo:rsid="0023d771"/>
    </style:style>
    <style:style style:name="T141" style:family="text">
      <style:text-properties officeooo:rsid="009821c2"/>
    </style:style>
    <style:style style:name="T142" style:family="text">
      <style:text-properties officeooo:rsid="00737976"/>
    </style:style>
    <style:style style:name="T143" style:family="text">
      <style:text-properties officeooo:rsid="004dccb2"/>
    </style:style>
    <style:style style:name="T144" style:family="text">
      <style:text-properties officeooo:rsid="004f1e2f"/>
    </style:style>
    <style:style style:name="T145" style:family="text">
      <style:text-properties officeooo:rsid="0070fa54"/>
    </style:style>
    <style:style style:name="T146" style:family="text">
      <style:text-properties officeooo:rsid="00ab563c"/>
    </style:style>
    <style:style style:name="T147" style:family="text">
      <style:text-properties officeooo:rsid="00dc3215"/>
    </style:style>
    <style:style style:name="T148" style:family="text">
      <style:text-properties officeooo:rsid="008504cf"/>
    </style:style>
    <style:style style:name="T149" style:family="text">
      <style:text-properties officeooo:rsid="00439019"/>
    </style:style>
    <style:style style:name="T150" style:family="text">
      <style:text-properties officeooo:rsid="003e9f31"/>
    </style:style>
    <style:style style:name="T151" style:family="text">
      <style:text-properties officeooo:rsid="0069cfa9"/>
    </style:style>
    <style:style style:name="T152" style:family="text">
      <style:text-properties officeooo:rsid="001eebff"/>
    </style:style>
    <style:style style:name="T153" style:family="text">
      <style:text-properties fo:language="en" fo:country="US" officeooo:rsid="003d6dcb" style:script-type="latin"/>
    </style:style>
    <style:style style:name="T154" style:family="text">
      <style:text-properties fo:language="en" fo:country="US" officeooo:rsid="005ac59c" style:script-type="latin"/>
    </style:style>
    <style:style style:name="T155" style:family="text">
      <style:text-properties fo:language="en" fo:country="US" officeooo:rsid="0076f3a7" style:script-type="latin"/>
    </style:style>
    <style:style style:name="T156" style:family="text">
      <style:text-properties officeooo:rsid="00697b9e"/>
    </style:style>
    <style:style style:name="T157" style:family="text">
      <style:text-properties officeooo:rsid="005a3b69"/>
    </style:style>
    <style:style style:name="T158" style:family="text">
      <style:text-properties fo:language="en" fo:country="US" officeooo:rsid="0030f5e6" style:script-type="latin"/>
    </style:style>
    <style:style style:name="T159" style:family="text">
      <style:text-properties fo:language="en" fo:country="US" officeooo:rsid="00a5a1d4" style:script-type="latin"/>
    </style:style>
    <style:style style:name="T160" style:family="text">
      <style:text-properties fo:language="en" fo:country="US" officeooo:rsid="003d0beb" style:script-type="latin"/>
    </style:style>
    <style:style style:name="T161" style:family="text">
      <style:text-properties officeooo:rsid="00c7c741"/>
    </style:style>
    <style:style style:name="T162" style:family="text">
      <style:text-properties officeooo:rsid="00bc59a1"/>
    </style:style>
    <style:style style:name="T163" style:family="text">
      <style:text-properties officeooo:rsid="00c99777"/>
    </style:style>
    <style:style style:name="T164" style:family="text">
      <style:text-properties officeooo:rsid="00814bff"/>
    </style:style>
    <style:style style:name="T165" style:family="text">
      <style:text-properties officeooo:rsid="00a5a1d4"/>
    </style:style>
    <style:style style:name="T166" style:family="text">
      <style:text-properties officeooo:rsid="00ae2e02"/>
    </style:style>
    <style:style style:name="T167" style:family="text">
      <style:text-properties officeooo:rsid="002fc8f7"/>
    </style:style>
    <style:style style:name="T168" style:family="text">
      <style:text-properties officeooo:rsid="00cb8257"/>
    </style:style>
    <style:style style:name="T169" style:family="text">
      <style:text-properties officeooo:rsid="00c9a024"/>
    </style:style>
    <style:style style:name="T170" style:family="text">
      <style:text-properties fo:language="en" fo:country="US" officeooo:rsid="0070fa54" style:script-type="latin"/>
    </style:style>
    <style:style style:name="T171" style:family="text">
      <style:text-properties fo:language="en" fo:country="US" officeooo:rsid="00439019" style:script-type="latin"/>
    </style:style>
    <style:style style:name="T172" style:family="text">
      <style:text-properties fo:language="en" fo:country="US" officeooo:rsid="00531dd6" style:script-type="latin"/>
    </style:style>
    <style:style style:name="T173" style:family="text">
      <style:text-properties fo:language="en" fo:country="US" officeooo:rsid="00135562" style:script-type="latin"/>
    </style:style>
    <style:style style:name="T174" style:family="text">
      <style:text-properties fo:language="en" fo:country="US" officeooo:rsid="002fc8f7" style:script-type="latin"/>
    </style:style>
    <style:style style:name="T175" style:family="text">
      <style:text-properties fo:language="en" fo:country="US" officeooo:rsid="009e6c5e" style:script-type="latin"/>
    </style:style>
    <style:style style:name="T176" style:family="text">
      <style:text-properties fo:language="en" fo:country="US" officeooo:rsid="003d7ba9" style:script-type="latin"/>
    </style:style>
    <style:style style:name="T177" style:family="text">
      <style:text-properties fo:language="en" fo:country="US" officeooo:rsid="00545063" style:script-type="latin"/>
    </style:style>
    <style:style style:name="T178" style:family="text">
      <style:text-properties officeooo:rsid="00415a59"/>
    </style:style>
    <style:style style:name="T179" style:family="text">
      <style:text-properties officeooo:rsid="00e899d6"/>
    </style:style>
    <style:style style:name="T180" style:family="text">
      <style:text-properties officeooo:rsid="00545063"/>
    </style:style>
    <style:style style:name="T181" style:family="text">
      <style:text-properties officeooo:rsid="00671ef5"/>
    </style:style>
    <style:style style:name="T182" style:family="text">
      <style:text-properties fo:language="en" fo:country="US" officeooo:rsid="007bba2e" style:script-type="latin"/>
    </style:style>
    <style:style style:name="T183" style:family="text">
      <style:text-properties fo:language="en" fo:country="US" officeooo:rsid="00e899d6" style:script-type="latin"/>
    </style:style>
    <style:style style:name="T184" style:family="text">
      <style:text-properties fo:language="en" fo:country="US" officeooo:rsid="00b1c46b" style:script-type="latin"/>
    </style:style>
    <style:style style:name="T185" style:family="text">
      <style:text-properties fo:language="en" fo:country="US" officeooo:rsid="00ccab89" style:script-type="latin"/>
    </style:style>
    <style:style style:name="T186" style:family="text">
      <style:text-properties fo:language="en" fo:country="US" officeooo:rsid="0031b60d" style:script-type="latin"/>
    </style:style>
    <style:style style:name="T187" style:family="text">
      <style:text-properties officeooo:rsid="00eb7ab2"/>
    </style:style>
    <style:style style:name="T188" style:family="text">
      <style:text-properties officeooo:rsid="00cdf2a9"/>
    </style:style>
    <style:style style:name="T189" style:family="text">
      <style:text-properties officeooo:rsid="00d97020"/>
    </style:style>
    <style:style style:name="T190" style:family="text">
      <style:text-properties officeooo:rsid="00ceb0ae"/>
    </style:style>
    <style:style style:name="T191" style:family="text">
      <style:text-properties officeooo:rsid="00d23ca5"/>
    </style:style>
    <style:style style:name="T192" style:family="text">
      <style:text-properties fo:language="en" fo:country="US" officeooo:rsid="00814bff" style:script-type="latin"/>
    </style:style>
    <style:style style:name="T193" style:family="text">
      <style:text-properties fo:language="en" fo:country="US" officeooo:rsid="001d0de3" style:script-type="latin"/>
    </style:style>
    <style:style style:name="T194" style:family="text">
      <style:text-properties officeooo:rsid="00cf5484"/>
    </style:style>
    <style:style style:name="T195" style:family="text">
      <style:text-properties officeooo:rsid="00d0f68d"/>
    </style:style>
    <style:style style:name="T196" style:family="text">
      <style:text-properties officeooo:rsid="00d8e1ed"/>
    </style:style>
    <style:style style:name="T197" style:family="text">
      <style:text-properties fo:language="en" fo:country="US" officeooo:rsid="00520df3" style:script-type="latin"/>
    </style:style>
    <style:style style:name="T198" style:family="text">
      <style:text-properties fo:language="en" fo:country="US" officeooo:rsid="006176b6" style:script-type="latin"/>
    </style:style>
    <style:style style:name="T199" style:family="text">
      <style:text-properties fo:language="en" fo:country="US" officeooo:rsid="003e9f31" style:script-type="latin"/>
    </style:style>
    <style:style style:name="T200" style:family="text">
      <style:text-properties fo:language="en" fo:country="US" officeooo:rsid="009c36ef" style:script-type="latin"/>
    </style:style>
    <style:style style:name="T201" style:family="text">
      <style:text-properties fo:language="en" fo:country="US" officeooo:rsid="00819caf" style:script-type="latin"/>
    </style:style>
    <style:style style:name="T202" style:family="text">
      <style:text-properties fo:language="en" fo:country="US" officeooo:rsid="00e8eabf" style:script-type="latin"/>
    </style:style>
    <style:style style:name="T203" style:family="text">
      <style:text-properties officeooo:rsid="008ce548"/>
    </style:style>
    <style:style style:name="T204" style:family="text">
      <style:text-properties fo:language="en" fo:country="US" officeooo:rsid="008ce548" style:script-type="latin"/>
    </style:style>
    <style:style style:name="T205" style:family="text">
      <style:text-properties fo:language="en" fo:country="US" officeooo:rsid="00b492f0" style:script-type="latin"/>
    </style:style>
    <style:style style:name="T206" style:family="text">
      <style:text-properties fo:language="en" fo:country="US" officeooo:rsid="004abe6e" style:script-type="latin"/>
    </style:style>
    <style:style style:name="T207" style:family="text">
      <style:text-properties officeooo:rsid="00ee7c9b"/>
    </style:style>
    <style:style style:name="T208" style:family="text">
      <style:text-properties fo:language="en" fo:country="US" officeooo:rsid="00685a50" style:script-type="latin"/>
    </style:style>
    <style:style style:name="T209" style:family="text">
      <style:text-properties officeooo:rsid="00b80b33"/>
    </style:style>
    <style:style style:name="T210" style:family="text">
      <style:text-properties officeooo:rsid="00603f5d"/>
    </style:style>
    <style:style style:name="T211" style:family="text">
      <style:text-properties officeooo:rsid="001619fd"/>
    </style:style>
    <style:style style:name="T212" style:family="text">
      <style:text-properties officeooo:rsid="00158594"/>
    </style:style>
    <style:style style:name="T213" style:family="text">
      <style:text-properties officeooo:rsid="0063c88c"/>
    </style:style>
    <style:style style:name="T214" style:family="text">
      <style:text-properties officeooo:rsid="00189eed"/>
    </style:style>
    <style:style style:name="T215" style:family="text">
      <style:text-properties officeooo:rsid="00bc114f"/>
    </style:style>
    <style:style style:name="T216" style:family="text">
      <style:text-properties officeooo:rsid="00bd4d3c"/>
    </style:style>
    <style:style style:name="T217" style:family="text">
      <style:text-properties officeooo:rsid="005162b9"/>
    </style:style>
    <style:style style:name="T218" style:family="text">
      <style:text-properties officeooo:rsid="007def47"/>
    </style:style>
    <style:style style:name="T219" style:family="text">
      <style:text-properties officeooo:rsid="007e3d2a"/>
    </style:style>
    <style:style style:name="T220" style:family="text">
      <style:text-properties officeooo:rsid="00873b23"/>
    </style:style>
    <style:style style:name="T221" style:family="text">
      <style:text-properties officeooo:rsid="0088c943"/>
    </style:style>
    <style:style style:name="T222" style:family="text">
      <style:text-properties officeooo:rsid="00d8c52e"/>
    </style:style>
    <style:style style:name="T223" style:family="text">
      <style:text-properties officeooo:rsid="00632f01"/>
    </style:style>
    <style:style style:name="T224" style:family="text">
      <style:text-properties officeooo:rsid="00b009ef"/>
    </style:style>
    <style:style style:name="T225" style:family="text">
      <style:text-properties officeooo:rsid="00ea826e"/>
    </style:style>
    <style:style style:name="T226" style:family="text">
      <style:text-properties officeooo:rsid="00e70734"/>
    </style:style>
    <style:style style:name="T227" style:family="text">
      <style:text-properties officeooo:rsid="00d1d782"/>
    </style:style>
    <style:style style:name="T228" style:family="text">
      <style:text-properties officeooo:rsid="00f042de"/>
    </style:style>
    <style:style style:name="T229" style:family="text">
      <style:text-properties officeooo:rsid="00f1a86d"/>
    </style:style>
    <style:style style:name="T230" style:family="text">
      <style:text-properties fo:language="en" fo:country="US" officeooo:rsid="007def47" style:script-type="latin"/>
    </style:style>
    <style:style style:name="T231" style:family="text">
      <style:text-properties fo:language="en" fo:country="US" officeooo:rsid="0063c88c" style:script-type="latin"/>
    </style:style>
    <style:style style:name="T232" style:family="text">
      <style:text-properties fo:language="en" fo:country="US" officeooo:rsid="00aaa220" style:script-type="latin"/>
    </style:style>
    <style:style style:name="T233" style:family="text">
      <style:text-properties officeooo:rsid="0071ef3e"/>
    </style:style>
    <style:style style:name="T234" style:family="text">
      <style:text-properties officeooo:rsid="00b1c46b"/>
    </style:style>
    <style:style style:name="T235" style:family="text">
      <style:text-properties officeooo:rsid="00e8eabf"/>
    </style:style>
    <style:style style:name="T236" style:family="text">
      <style:text-properties officeooo:rsid="006c18bd"/>
    </style:style>
    <style:style style:name="T237" style:family="text">
      <style:text-properties fo:language="en" fo:country="US" officeooo:rsid="001b55f7" style:script-type="latin"/>
    </style:style>
    <style:style style:name="T238" style:family="text">
      <style:text-properties fo:language="en" fo:country="US" officeooo:rsid="009aaff3" style:script-type="latin"/>
    </style:style>
    <style:style style:name="T239" style:family="text">
      <style:text-properties officeooo:rsid="0070eefb"/>
    </style:style>
    <style:style style:name="T240" style:family="text">
      <style:text-properties fo:language="en" fo:country="US" fo:font-weight="normal" officeooo:rsid="00439e39" style:font-weight-asian="normal" style:font-weight-complex="normal" style:script-type="latin"/>
    </style:style>
    <style:style style:name="T241" style:family="text">
      <style:text-properties fo:language="en" fo:country="US" fo:font-weight="normal" officeooo:rsid="00386885" style:font-weight-asian="normal" style:font-weight-complex="normal" style:script-type="latin"/>
    </style:style>
    <style:style style:name="T242" style:family="text">
      <style:text-properties fo:language="en" fo:country="US" fo:font-weight="normal" officeooo:rsid="0011ab2b" style:font-weight-asian="normal" style:font-weight-complex="normal" style:script-type="latin"/>
    </style:style>
    <style:style style:name="T243" style:family="text">
      <style:text-properties fo:language="en" fo:country="US" fo:font-weight="normal" officeooo:rsid="0016fce6" style:font-weight-asian="normal" style:font-weight-complex="normal" style:script-type="latin"/>
    </style:style>
    <style:style style:name="T244" style:family="text">
      <style:text-properties fo:language="en" fo:country="US" fo:font-weight="normal" officeooo:rsid="008ce548" style:font-weight-asian="normal" style:font-weight-complex="normal" style:script-type="latin"/>
    </style:style>
    <style:style style:name="T245" style:family="text">
      <style:text-properties fo:language="en" fo:country="US" fo:font-weight="normal" officeooo:rsid="00a3def7" style:font-weight-asian="normal" style:font-weight-complex="normal" style:script-type="latin"/>
    </style:style>
    <style:style style:name="T246" style:family="text">
      <style:text-properties fo:language="en" fo:country="US" fo:font-weight="normal" officeooo:rsid="00bbffb1" style:font-weight-asian="normal" style:font-weight-complex="normal" style:script-type="latin"/>
    </style:style>
    <style:style style:name="T247" style:family="text">
      <style:text-properties fo:language="en" fo:country="US" fo:font-weight="normal" officeooo:rsid="00b80b33" style:font-weight-asian="normal" style:font-weight-complex="normal" style:script-type="latin"/>
    </style:style>
    <style:style style:name="T248" style:family="text">
      <style:text-properties fo:language="en" fo:country="US" fo:font-weight="normal" officeooo:rsid="00aaa220" style:font-weight-asian="normal" style:font-weight-complex="normal" style:script-type="latin"/>
    </style:style>
    <style:style style:name="T249" style:family="text">
      <style:text-properties fo:language="en" fo:country="US" fo:font-weight="normal" officeooo:rsid="00189eed" style:font-weight-asian="normal" style:font-weight-complex="normal" style:script-type="latin"/>
    </style:style>
    <style:style style:name="T250" style:family="text">
      <style:text-properties fo:language="en" fo:country="US" fo:font-weight="normal" officeooo:rsid="00a08da8" style:font-weight-asian="normal" style:font-weight-complex="normal" style:script-type="latin"/>
    </style:style>
    <style:style style:name="T251" style:family="text">
      <style:text-properties fo:language="en" fo:country="US" fo:font-weight="normal" officeooo:rsid="008c548d" style:font-weight-asian="normal" style:font-weight-complex="normal" style:script-type="latin"/>
    </style:style>
    <style:style style:name="T252" style:family="text">
      <style:text-properties fo:language="en" fo:country="US" fo:font-weight="normal" officeooo:rsid="005b8757" style:font-weight-asian="normal" style:font-weight-complex="normal" style:script-type="latin"/>
    </style:style>
    <style:style style:name="T253" style:family="text">
      <style:text-properties fo:language="en" fo:country="US" fo:font-weight="normal" officeooo:rsid="00bbc923" style:font-weight-asian="normal" style:font-weight-complex="normal" style:script-type="latin"/>
    </style:style>
    <style:style style:name="T254" style:family="text">
      <style:text-properties fo:language="en" fo:country="US" fo:font-weight="normal" officeooo:rsid="004a1c90" style:font-weight-asian="normal" style:font-weight-complex="normal" style:script-type="latin"/>
    </style:style>
    <style:style style:name="T255" style:family="text">
      <style:text-properties fo:language="en" fo:country="US" fo:font-weight="normal" officeooo:rsid="00671ef5" style:font-weight-asian="normal" style:font-weight-complex="normal" style:script-type="latin"/>
    </style:style>
    <style:style style:name="T256" style:family="text">
      <style:text-properties fo:language="en" fo:country="US" fo:font-weight="normal" officeooo:rsid="00967196" style:font-weight-asian="normal" style:font-weight-complex="normal" style:script-type="latin"/>
    </style:style>
    <style:style style:name="T257" style:family="text">
      <style:text-properties officeooo:rsid="004409c2"/>
    </style:style>
    <style:style style:name="T258" style:family="text">
      <style:text-properties officeooo:rsid="005b8757"/>
    </style:style>
    <style:style style:name="T259" style:family="text">
      <style:text-properties officeooo:rsid="008c548d"/>
    </style:style>
    <style:style style:name="T260" style:family="text">
      <style:text-properties fo:font-weight="normal" officeooo:rsid="00386885" style:font-weight-asian="normal" style:font-weight-complex="normal"/>
    </style:style>
    <style:style style:name="T261" style:family="text">
      <style:text-properties fo:font-weight="normal" officeooo:rsid="0045753f" style:font-weight-asian="normal" style:font-weight-complex="normal"/>
    </style:style>
    <style:style style:name="T262" style:family="text">
      <style:text-properties fo:font-weight="normal" officeooo:rsid="003d6dcb" style:font-weight-asian="normal" style:font-weight-complex="normal"/>
    </style:style>
    <style:style style:name="T263" style:family="text">
      <style:text-properties fo:font-weight="normal" officeooo:rsid="0048808e" style:font-weight-asian="normal" style:font-weight-complex="normal"/>
    </style:style>
    <style:style style:name="T264" style:family="text">
      <style:text-properties fo:font-weight="normal" officeooo:rsid="00671ef5" style:font-weight-asian="normal" style:font-weight-complex="normal"/>
    </style:style>
    <style:style style:name="T265" style:family="text">
      <style:text-properties officeooo:rsid="008f5c86"/>
    </style:style>
    <style:style style:name="T266" style:family="text">
      <style:text-properties officeooo:rsid="0048808e"/>
    </style:style>
    <style:style style:name="T267" style:family="text">
      <style:text-properties fo:font-weight="normal" officeooo:rsid="005b8757" style:font-weight-asian="normal" style:font-weight-complex="normal"/>
    </style:style>
    <style:style style:name="T268" style:family="text">
      <style:text-properties fo:font-weight="normal" officeooo:rsid="00573da6" style:font-weight-asian="normal" style:font-weight-complex="normal"/>
    </style:style>
    <style:style style:name="T269" style:family="text">
      <style:text-properties fo:font-weight="normal" officeooo:rsid="007e3d2a" style:font-weight-asian="normal" style:font-weight-complex="normal"/>
    </style:style>
    <style:style style:name="T270" style:family="text">
      <style:text-properties officeooo:rsid="00f5ad5b"/>
    </style:style>
    <style:style style:name="T271" style:family="text">
      <style:text-properties officeooo:rsid="00e2cb09"/>
    </style:style>
    <style:style style:name="T272" style:family="text">
      <style:text-properties officeooo:rsid="00e43d06"/>
    </style:style>
    <style:style style:name="T273" style:family="text">
      <style:text-properties officeooo:rsid="00f69c6a"/>
    </style:style>
    <style:style style:name="T274" style:family="text">
      <style:text-properties officeooo:rsid="00f90eb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516in" fo:text-indent="-0.25in" fo:margin-left="0.551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5in" fo:margin-left="0.801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16in" fo:text-indent="-0.25in" fo:margin-left="1.051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16in" fo:text-indent="-0.25in" fo:margin-left="1.301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16in" fo:text-indent="-0.25in" fo:margin-left="1.551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16in" fo:text-indent="-0.25in" fo:margin-left="1.8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16in" fo:text-indent="-0.25in" fo:margin-left="2.051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16in" fo:text-indent="-0.25in" fo:margin-left="2.301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16in" fo:text-indent="-0.25in" fo:margin-left="2.551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16in" fo:text-indent="-0.25in" fo:margin-left="2.801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Modern laptop design guidelines <text:span text:style-name="T1">Release 1 </text:span><text:span text:style-name="T2">draft </text:span><text:span text:style-name="T3">2 </text:span><text:span text:style-name="T4">(2026)</text:span></text:p>
      <text:p text:style-name="P1">This specification <text:span text:style-name="T5">i</text:span>s available on the mwiacek.com and github.com/marcinwiacek/<text:span text:style-name="T6">modern_laptop </text:span>as text, PDF and ODT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98381_3792088918" office:name="Abstract" text:style-name="Index_20_Link" text:visited-style-name="Index_20_Link">Abstract<text:tab/>1</text:a></text:p>
          <text:p text:style-name="P2"><text:a xlink:type="simple" xlink:href="#__RefHeading___Toc198383_3792088918" office:name="License" text:style-name="Index_20_Link" text:visited-style-name="Index_20_Link">License<text:tab/>2</text:a></text:p>
          <text:p text:style-name="P2"><text:a xlink:type="simple" xlink:href="#__RefHeading___Toc198385_3792088918" office:name="Version history" text:style-name="Index_20_Link" text:visited-style-name="Index_20_Link">Version history<text:tab/>2</text:a></text:p>
          <text:p text:style-name="P2"><text:a xlink:type="simple" xlink:href="#__RefHeading___Toc198387_3792088918" office:name="Size and form" text:style-name="Index_20_Link" text:visited-style-name="Index_20_Link">Size and form<text:tab/>2</text:a></text:p>
          <text:p text:style-name="P2"><text:a xlink:type="simple" xlink:href="#__RefHeading___Toc198389_3792088918" office:name="Weight" text:style-name="Index_20_Link" text:visited-style-name="Index_20_Link">Weight<text:tab/>3</text:a></text:p>
          <text:p text:style-name="P2"><text:a xlink:type="simple" xlink:href="#__RefHeading___Toc198391_3792088918" office:name="Battery" text:style-name="Index_20_Link" text:visited-style-name="Index_20_Link">Battery<text:tab/>3</text:a></text:p>
          <text:p text:style-name="P2"><text:a xlink:type="simple" xlink:href="#__RefHeading___Toc198393_3792088918" office:name="Screen" text:style-name="Index_20_Link" text:visited-style-name="Index_20_Link">Screen<text:tab/>4</text:a></text:p>
          <text:p text:style-name="P2"><text:a xlink:type="simple" xlink:href="#__RefHeading___Toc198395_3792088918" office:name="Case colors" text:style-name="Index_20_Link" text:visited-style-name="Index_20_Link">Case colors<text:tab/>6</text:a></text:p>
          <text:p text:style-name="P2"><text:a xlink:type="simple" xlink:href="#__RefHeading___Toc198397_3792088918" office:name="Case layout" text:style-name="Index_20_Link" text:visited-style-name="Index_20_Link">Case layout<text:tab/>6</text:a></text:p>
          <text:p text:style-name="P2"><text:a xlink:type="simple" xlink:href="#__RefHeading___Toc198399_3792088918" office:name="Keyboard" text:style-name="Index_20_Link" text:visited-style-name="Index_20_Link">Keyboard<text:tab/>6</text:a></text:p>
          <text:p text:style-name="P2"><text:a xlink:type="simple" xlink:href="#__RefHeading___Toc198401_3792088918" office:name="Touchpad" text:style-name="Index_20_Link" text:visited-style-name="Index_20_Link">Touchpad<text:tab/>7</text:a></text:p>
          <text:p text:style-name="P2"><text:a xlink:type="simple" xlink:href="#__RefHeading___Toc67526_2099666850" office:name="External devices" text:style-name="Index_20_Link" text:visited-style-name="Index_20_Link">External devices<text:tab/>8</text:a></text:p>
          <text:p text:style-name="P2"><text:a xlink:type="simple" xlink:href="#__RefHeading___Toc198405_3792088918" office:name="Multimedia" text:style-name="Index_20_Link" text:visited-style-name="Index_20_Link">Multimedia<text:tab/>9</text:a></text:p>
          <text:p text:style-name="P2"><text:a xlink:type="simple" xlink:href="#__RefHeading___Toc198407_3792088918" office:name="Light indicators" text:style-name="Index_20_Link" text:visited-style-name="Index_20_Link">Light indicators<text:tab/>9</text:a></text:p>
          <text:p text:style-name="P2"><text:a xlink:type="simple" xlink:href="#__RefHeading___Toc199555_3792088918" office:name="CPU and platform" text:style-name="Index_20_Link" text:visited-style-name="Index_20_Link">CPU and platform<text:tab/>9</text:a></text:p>
          <text:p text:style-name="P2"><text:a xlink:type="simple" xlink:href="#__RefHeading___Toc198411_3792088918" office:name="Cooling" text:style-name="Index_20_Link" text:visited-style-name="Index_20_Link">Cooling<text:tab/>9</text:a></text:p>
          <text:p text:style-name="P2"><text:a xlink:type="simple" xlink:href="#__RefHeading___Toc207722_3792088918" office:name="RAM" text:style-name="Index_20_Link" text:visited-style-name="Index_20_Link">RAM<text:tab/>10</text:a></text:p>
          <text:p text:style-name="P2"><text:a xlink:type="simple" xlink:href="#__RefHeading___Toc198415_3792088918" office:name="User data" text:style-name="Index_20_Link" text:visited-style-name="Index_20_Link">User data<text:tab/>10</text:a></text:p>
          <text:p text:style-name="P2"><text:a xlink:type="simple" xlink:href="#__RefHeading___Toc198417_3792088918" office:name="Mainboard/motherboard" text:style-name="Index_20_Link" text:visited-style-name="Index_20_Link">Mainboard/motherboard<text:tab/>11</text:a></text:p>
          <text:p text:style-name="P2"><text:a xlink:type="simple" xlink:href="#__RefHeading___Toc198419_3792088918" office:name="BIOS and firmware" text:style-name="Index_20_Link" text:visited-style-name="Index_20_Link">BIOS and firmware<text:tab/>11</text:a></text:p>
          <text:p text:style-name="P2"><text:a xlink:type="simple" xlink:href="#__RefHeading___Toc198421_3792088918" office:name="TPM and Secure Boot" text:style-name="Index_20_Link" text:visited-style-name="Index_20_Link">TPM and Secure Boot<text:tab/>12</text:a></text:p>
          <text:p text:style-name="P2"><text:a xlink:type="simple" xlink:href="#__RefHeading___Toc198423_3792088918" office:name="Intel ME or vPro Enterprise Management" text:style-name="Index_20_Link" text:visited-style-name="Index_20_Link">Intel ME or vPro Enterprise Management<text:tab/>12</text:a></text:p>
          <text:p text:style-name="P2"><text:a xlink:type="simple" xlink:href="#__RefHeading___Toc207724_3792088918" office:name="Power saving" text:style-name="Index_20_Link" text:visited-style-name="Index_20_Link">Power saving<text:tab/>12</text:a></text:p>
          <text:p text:style-name="P2"><text:a xlink:type="simple" xlink:href="#__RefHeading___Toc199423_3792088918" office:name="Operating system" text:style-name="Index_20_Link" text:visited-style-name="Index_20_Link">Operating system<text:tab/>15</text:a></text:p>
          <text:p text:style-name="P2"><text:a xlink:type="simple" xlink:href="#__RefHeading___Toc198909_3792088918" office:name="Modularity" text:style-name="Index_20_Link" text:visited-style-name="Index_20_Link">Modularity<text:tab/>15</text:a></text:p>
          <text:p text:style-name="P2"><text:a xlink:type="simple" xlink:href="#__RefHeading___Toc198429_3792088918" office:name="Sales" text:style-name="Index_20_Link" text:visited-style-name="Index_20_Link">Sales<text:tab/>15</text:a></text:p>
          <text:p text:style-name="P2"><text:a xlink:type="simple" xlink:href="#__RefHeading___Toc198431_3792088918" office:name="Marketing" text:style-name="Index_20_Link" text:visited-style-name="Index_20_Link">Marketing<text:tab/>16</text:a></text:p>
          <text:p text:style-name="P2"><text:a xlink:type="simple" xlink:href="#__RefHeading___Toc198433_3792088918" office:name="Problem mentioned in the abstract" text:style-name="Index_20_Link" text:visited-style-name="Index_20_Link">Problem mentioned in the abstract<text:tab/>16</text:a></text:p>
        </text:index-body>
      </text:table-of-content>
      <text:h text:style-name="P3" text:outline-level="1" text:is-list-header="true"><text:bookmark-start text:name="__RefHeading___Toc198381_3792088918"/>Abstract<text:bookmark-end text:name="__RefHeading___Toc198381_3792088918"/></text:h>
      <text:p text:style-name="P4">Different companies <text:span text:style-name="T7">created</text:span> for years <text:span text:style-name="T4">great </text:span>laptop<text:span text:style-name="T8">s</text:span>, <text:span text:style-name="T9">unfortunately</text:span> in the end <text:span text:style-name="T10">many</text:span> of them <text:span text:style-name="T4">suffer</text:span><text:span text:style-name="T11">ed</text:span><text:span text:style-name="T4"> from</text:span> <text:span text:style-name="T12">the same</text:span><text:span text:style-name="T13"> </text:span>mistakes. This specification <text:span text:style-name="T14">&amp; </text:span>white book <text:span text:style-name="T14">can help in</text:span><text:span text:style-name="T10"> avoid</text:span><text:span text:style-name="T14">ing</text:span><text:span text:style-name="T10"> </text:span><text:span text:style-name="T12">similar</text:span><text:span text:style-name="T15"> situation</text:span><text:span text:style-name="T11">s</text:span><text:span text:style-name="T15"> </text:span><text:span text:style-name="T12">in the future</text:span><text:span text:style-name="T15">. </text:span><text:span text:style-name="T14">It contains clear</text:span> rules <text:span text:style-name="T16">and recommendations</text:span>, which should be followed <text:span text:style-name="T17">in modern laptops</text:span> <text:span text:style-name="T18">to make them environment </text:span><text:span text:style-name="T19">and </text:span><text:span text:style-name="T18">user-friendly. </text:span><text:span text:style-name="T20">Such i</text:span><text:span text:style-name="T10">mplementa</text:span><text:span text:style-name="T20">tion</text:span><text:span text:style-name="T10"> is today very important especially, that </text:span><text:span text:style-name="T4">wrong </text:span><text:span text:style-name="T21">design in specific cases</text:span><text:span text:style-name="T4"> </text:span><text:span text:style-name="T18">can be dangerous </text:span><text:span text:style-name="T8">and </text:span><text:span text:style-name="T22">has impact on</text:span><text:span text:style-name="T8"> </text:span><text:span text:style-name="T18">users </text:span><text:span text:style-name="T23">health </text:span><text:span text:style-name="T24">(</text:span><text:span text:style-name="T8">we don’t concentrate on using some chemicals during production process </text:span><text:span text:style-name="T11">and </text:span><text:span text:style-name="T16">it </text:span><text:span text:style-name="T22">rather</text:span><text:span text:style-name="T16"> includes </text:span><text:span text:style-name="T24">for example continuous irritation, eyes or ears problems).</text:span></text:p>
      <text:p text:style-name="P4"/>
      <text:p text:style-name="P5"><text:span text:style-name="T1">M</text:span><text:span text:style-name="T10">arket </text:span><text:span text:style-name="T7">background:</text:span> <text:span text:style-name="T25">we have</text:span> growing prices of all components (e<text:span text:style-name="T26">s</text:span>pecially <text:span text:style-name="T27">because of the </text:span>speculation with SSD and RAM, but also implementing more effective processes, which should end in creating cheaper chips, but <text:span text:style-name="T28">are more expensive </text:span><text:span text:style-name="T1">in maintenance</text:span>). <text:span text:style-name="T1">Majority of</text:span><text:span text:style-name="T29"> configurations are not available outside US, devices cannot be tested </text:span><text:span text:style-name="T30">before buying </text:span><text:span text:style-name="T31">or</text:span><text:span text:style-name="T30"> user doesn’t know anything about used LCD model</text:span><text:span text:style-name="T21">s</text:span><text:span text:style-name="T30"> and other </text:span><text:span text:style-name="T1">key</text:span><text:span text:style-name="T30"> parameters </text:span><text:span text:style-name="T32">and cannot check it even on the package box </text:span><text:span text:style-name="T10">(it’s visible for Dell, HP, but also </text:span><text:span text:style-name="T30">for Acer, </text:span><text:span text:style-name="T10">LG and</text:span><text:span text:style-name="T33"> </text:span><text:span text:style-name="T10">others)</text:span><text:span text:style-name="T29">.</text:span> <text:span text:style-name="T33">Companies are removing human support at </text:span><text:soft-page-break/><text:span text:style-name="T33">all </text:span><text:span text:style-name="T34">(users cannot contact anybody and </text:span><text:span text:style-name="T32">always</text:span><text:span text:style-name="T34"> hear just standard answers)</text:span><text:span text:style-name="T33">. </text:span><text:span text:style-name="T25">W</text:span>e observe <text:span text:style-name="T29">less technical reviews</text:span> <text:span text:style-name="T28">in the internet (it’s because of sponsored texts, </text:span><text:span text:style-name="T21">AI sloop and problems with </text:span><text:span text:style-name="T12">skilled</text:span><text:span text:style-name="T21"> engineers</text:span><text:span text:style-name="T28">) </text:span>and <text:span text:style-name="T34">there is</text:span> bigger and bigger problem<text:span text:style-name="T1">s</text:span> with buying something <text:span text:style-name="T1">useful</text:span>, what <text:span text:style-name="T1">will handle</text:span> <text:span text:style-name="T34">concrete</text:span> requirements or work at least <text:span text:style-name="T21">so</text:span> good <text:span text:style-name="T34">like</text:span> older devices <text:span text:style-name="T35">(in the end wrong choices are leading to the fear </text:span><text:span text:style-name="T36">or comments </text:span><text:span text:style-name="T35">against modern technology).</text:span></text:p>
      <text:p text:style-name="P6"/>
      <text:p text:style-name="P7"><text:span text:style-name="T37">Provided d</text:span><text:span text:style-name="T38">ocument is</text:span><text:span text:style-name="T39"> currently based on various experiences and </text:span><text:span text:style-name="T38">long-term </text:span><text:span text:style-name="T39">research </text:span><text:span text:style-name="T40">(</text:span><text:span text:style-name="T41">doesn’t have</text:span><text:span text:style-name="T40"> AI elements)</text:span><text:span text:style-name="T39">. </text:span><text:span text:style-name="T42">It was created after unsuccess</text:span><text:span text:style-name="T43">ful</text:span><text:span text:style-name="T42"> </text:span><text:span text:style-name="T44">laptop update</text:span><text:span text:style-name="T45"> </text:span><text:span text:style-name="T42">in the 2026 (</text:span><text:span text:style-name="T46">problems </text:span><text:span text:style-name="T45">were</text:span><text:span text:style-name="T42"> </text:span><text:span text:style-name="T45">described </text:span><text:span text:style-name="T42">in the document end). </text:span><text:span text:style-name="T14">This s</text:span><text:span text:style-name="T28">ituation </text:span><text:span text:style-name="T20">looks a</text:span><text:span text:style-name="T28"> little bit like with </text:span><text:span text:style-name="T47">Thinkpad devices </text:span><text:span text:style-name="T14">(</text:span><text:span text:style-name="T28">many people </text:span><text:span text:style-name="T48">prefer</text:span><text:span text:style-name="T28"> older models </text:span><text:span text:style-name="T48">from IBM</text:span><text:span text:style-name="T14">) and shows very good closed circle in market – people don’t buy new laptops, because they have </text:span><text:span text:style-name="T21">ugly</text:span><text:span text:style-name="T14"> elements, and companies are not giving customization </text:span><text:span text:style-name="T48">and better </text:span><text:span text:style-name="T14">options, because don’t see big sales and popularity.</text:span></text:p>
      <text:p text:style-name="P6"/>
      <text:p text:style-name="P8">Please remember, that system is always so good like weakest element, <text:span text:style-name="T49">for example</text:span> <text:span text:style-name="T48">pairing the best CPU with blinking screen, </text:span><text:span text:style-name="T49">cheap looking case or very bright </text:span><text:span text:style-name="T32">blinding status</text:span><text:span text:style-name="T49"> light</text:span><text:span text:style-name="T32">s on the cover</text:span><text:span text:style-name="T49"> </text:span><text:span text:style-name="T48">is totally ruining user experience.</text:span></text:p>
      <text:p text:style-name="P9"/>
      <text:p text:style-name="P10">We believe, that <text:span text:style-name="T50">unhealthy </text:span><text:span text:style-name="T48">design</text:span> <text:span text:style-name="T16">rules</text:span>+<text:span text:style-name="T50">market</text:span> saturation make, that only really useful devices can be sold <text:span text:style-name="T21">in</text:span> many copies. We’<text:span text:style-name="T20">re sure</text:span>, that implementing<text:span text:style-name="T50"> </text:span>described <text:span text:style-name="T20">here </text:span>rules could <text:span text:style-name="T48">help</text:span> <text:span text:style-name="T16">in</text:span> <text:span text:style-name="T48">returning laptop </text:span><text:span text:style-name="T11">devices into </text:span><text:span text:style-name="T22">full </text:span><text:span text:style-name="T48">glory and </text:span>achieving <text:span text:style-name="T48">such</text:span> success like <text:span text:style-name="T48">with</text:span> original IBM PC (<text:span text:style-name="T51">if single company doesn’t have enough resources, we advice to make some kind of working group</text:span><text:span text:style-name="T50"> </text:span>creat<text:span text:style-name="T52">ing</text:span><text:span text:style-name="T50"> </text:span><text:span text:style-name="T48">some standards </text:span><text:span text:style-name="T51">and</text:span><text:span text:style-name="T48"> </text:span><text:span text:style-name="T32">projects</text:span><text:span text:style-name="T48"> </text:span><text:span text:style-name="T50">together </text:span><text:span text:style-name="T53">especially that assembling capacities are </text:span><text:span text:style-name="T11">already </text:span><text:span text:style-name="T32">available</text:span><text:span text:style-name="T53"> according to the video “</text:span><text:span text:style-name="T54">The Making of a Premium Laptop: An In-Depth factory Documentary” –</text:span><text:span text:style-name="T51"> </text:span><text:span text:style-name="T52">example members for this group could be for </text:span><text:span text:style-name="T51">example </text:span><text:span text:style-name="T55">Tuxedo, Framework, System76 </text:span><text:span text:style-name="T51">and</text:span> Gee<text:span text:style-name="T56">k</text:span>om).</text:p>
      <text:p text:style-name="P10"/>
      <text:p text:style-name="P11"><text:span text:style-name="T56">Note: </text:span><text:span text:style-name="T54">to make things more simple </text:span><text:span text:style-name="T56">w</text:span>e <text:span text:style-name="T36">name </text:span><text:span text:style-name="T54">main laptop</text:span> firmware BIOS (although classic BIOS <text:span text:style-name="T56">in X86</text:span> was replaced by UEFI long time ago).</text:p>
      <text:h text:style-name="P3" text:outline-level="1"><text:bookmark-start text:name="__RefHeading___Toc198383_3792088918"/>License<text:bookmark-end text:name="__RefHeading___Toc198383_3792088918"/></text:h>
      <text:p text:style-name="P12"><text:span text:style-name="T57">This d</text:span><text:span text:style-name="T13">ocument</text:span> can be <text:span text:style-name="T10">freely </text:span>distributed, <text:span text:style-name="T50">commercially used </text:span><text:span text:style-name="T25">and updated </text:span><text:span text:style-name="T50">under any license you select (it can be </text:span><text:span text:style-name="T19">for example </text:span><text:span text:style-name="T50">MIT or CC, whatever you prefer)</text:span><text:span text:style-name="T25">. </text:span></text:p>
      <text:p text:style-name="P12"/>
      <text:p text:style-name="P13">Author(s) don’t take any responsibility for provided here content and some used names are provided for information purposes only <text:span text:style-name="T2">(they belong to their </text:span><text:span text:style-name="T54">respective </text:span><text:span text:style-name="T2">owners).</text:span></text:p>
      <text:h text:style-name="P3" text:outline-level="1"><text:bookmark-start text:name="__RefHeading___Toc198385_3792088918"/>Version history<text:bookmark-end text:name="__RefHeading___Toc198385_3792088918"/></text:h>
      <text:p text:style-name="P14">Release 1 draft 2 – <text:span text:style-name="T58">7</text:span> March 2026</text:p>
      <text:p text:style-name="P4"><text:span text:style-name="T59">R</text:span><text:span text:style-name="T60">elease </text:span><text:span text:style-name="T59">1</text:span><text:span text:style-name="T61"> </text:span><text:span text:style-name="T62">draft </text:span><text:span text:style-name="T61">– </text:span><text:span text:style-name="T63">2</text:span><text:span text:style-name="T64"> </text:span><text:span text:style-name="T61">March 2026</text:span></text:p>
      <text:p text:style-name="P15"><text:span text:style-name="T21">Notes can be sent </text:span><text:span text:style-name="T6">on the git-hub or directly </text:span><text:span text:style-name="T21">to the </text:span><text:span text:style-name="T65">Marcin Wiącek: marcin </text:span><text:span text:style-name="T4">(***dot***) </text:span><text:span text:style-name="T6">wiacek</text:span><text:span text:style-name="T65"> (***at***) mwiacek</text:span><text:span text:style-name="T4">(***dot***)</text:span><text:span text:style-name="T65">com</text:span></text:p>
      <text:h text:style-name="P3" text:outline-level="1"><text:bookmark-start text:name="__RefHeading___Toc198387_3792088918"/>Size <text:span text:style-name="T35">and form</text:span><text:bookmark-end text:name="__RefHeading___Toc198387_3792088918"/></text:h>
      <text:p text:style-name="P16">We will cover here <text:span text:style-name="T35">mainly </text:span>the most popular smallest size 14”. We <text:span text:style-name="T53">see</text:span>, that it’s currently possible to create very light devices and difference between 13” and 14” is so small, that 13,<text:span text:style-name="T53">6”, 13” </text:span>and everything below should be excluded.</text:p>
      <text:p text:style-name="P16"/>
      <text:p text:style-name="P17">Next laptop size is 15,<text:span text:style-name="T66">6</text:span>” <text:span text:style-name="T21">and various notes </text:span><text:span text:style-name="T53">from this document </text:span><text:span text:style-name="T21">can be of course scaled.</text:span></text:p>
      <text:p text:style-name="P17"/>
      <text:p text:style-name="P18"><text:soft-page-break/>There will <text:span text:style-name="T67">be </text:span>discussed mainly classic form (bottom part <text:span text:style-name="T52">with </text:span>battery, motherboard, touchpad and keyboard <text:span text:style-name="T52">staying on the surface</text:span>, <text:span text:style-name="T52">top </text:span>part <text:span text:style-name="T52">with the </text:span>screen opening with different angles).</text:p>
      <text:p text:style-name="P19"/>
      <text:p text:style-name="P19">We don’t cover here <text:span text:style-name="T68">other</text:span> forms, for example:</text:p>
      <text:p text:style-name="P19"/>
      <text:list text:style-name="L1">
        <text:list-item>
          <text:p text:style-name="P20"><text:span text:style-name="T31">connecting</text:span> <text:span text:style-name="T69">Android </text:span>phone into laptop case <text:span text:style-name="T70">(it can work in desktop mode) </text:span><text:span text:style-name="T71">like </text:span><text:span text:style-name="T31">with</text:span><text:span text:style-name="T71"> NexDock </text:span><text:span text:style-name="T52">(offtopic: such case should have big battery, matt screen and place to put device inside or in the touchpad place)</text:span></text:p>
        </text:list-item>
        <text:list-item>
          <text:p text:style-name="P21">using tablets with keyboard <text:span text:style-name="T52">(offtopic: they’re nice, but </text:span><text:span text:style-name="T72">normally it’s not possible to have good matt screen and Huawei MatePad 11,5S seems to have poor contrast)</text:span></text:p>
        </text:list-item>
        <text:list-item>
          <text:p text:style-name="P22">connecting mini PC to the laptop case in screen back (Mind xPlay, <text:span text:style-name="T72">which in our opinion is too expensive</text:span>)</text:p>
        </text:list-item>
      </text:list>
      <text:h text:style-name="P3" text:outline-level="1"><text:bookmark-start text:name="__RefHeading___Toc198389_3792088918"/>Weight<text:bookmark-end text:name="__RefHeading___Toc198389_3792088918"/></text:h>
      <text:p text:style-name="P23">Let’s look on some available models:</text:p>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Model</text:p>
          </table:table-cell>
          <table:table-cell table:style-name="Table1.A1" office:value-type="string">
            <text:p text:style-name="P24">Batter<text:span text:style-name="T73">y [Wh]</text:span></text:p>
          </table:table-cell>
          <table:table-cell table:style-name="Table1.A1" office:value-type="string">
            <text:p text:style-name="P25">Screen <text:span text:style-name="T73">["]</text:span></text:p>
          </table:table-cell>
          <table:table-cell table:style-name="Table1.A1" office:value-type="string">
            <text:p text:style-name="P24">Weight <text:span text:style-name="T73">[g]</text:span></text:p>
          </table:table-cell>
        </table:table-row>
        <table:table-row>
          <table:table-cell table:style-name="Table1.A1" office:value-type="string">
            <text:p text:style-name="Table_20_Contents">Fujitsu Zero</text:p>
          </table:table-cell>
          <table:table-cell table:style-name="Table1.A1" office:value-type="string">
            <text:p text:style-name="Table_20_Contents">31</text:p>
          </table:table-cell>
          <table:table-cell table:style-name="Table1.A1" office:value-type="string">
            <text:p text:style-name="Table_20_Contents">14</text:p>
          </table:table-cell>
          <table:table-cell table:style-name="Table1.A1" office:value-type="string">
            <text:p text:style-name="Table_20_Contents">634</text:p>
          </table:table-cell>
        </table:table-row>
        <table:table-row>
          <table:table-cell table:style-name="Table1.A1" office:value-type="string">
            <text:p text:style-name="Table_20_Contents">Fujitsu FMV Note U</text:p>
          </table:table-cell>
          <table:table-cell table:style-name="Table1.A1" office:value-type="string">
            <text:p text:style-name="Table_20_Contents">64</text:p>
          </table:table-cell>
          <table:table-cell table:style-name="Table1.A1" office:value-type="string">
            <text:p text:style-name="Table_20_Contents">14</text:p>
          </table:table-cell>
          <table:table-cell table:style-name="Table1.A1" office:value-type="string">
            <text:p text:style-name="Table_20_Contents">848</text:p>
          </table:table-cell>
        </table:table-row>
        <table:table-row>
          <table:table-cell table:style-name="Table1.A1" office:value-type="string">
            <text:p text:style-name="Table_20_Contents">Toshina Portege X40L-M</text:p>
          </table:table-cell>
          <table:table-cell table:style-name="Table1.A1" office:value-type="string">
            <text:p text:style-name="Table_20_Contents">65</text:p>
          </table:table-cell>
          <table:table-cell table:style-name="Table1.A1" office:value-type="string">
            <text:p text:style-name="Table_20_Contents">14</text:p>
          </table:table-cell>
          <table:table-cell table:style-name="Table1.A1" office:value-type="string">
            <text:p text:style-name="Table_20_Contents">875 (some docs <text:span text:style-name="T73">say</text:span> 1050)</text:p>
          </table:table-cell>
        </table:table-row>
        <table:table-row>
          <table:table-cell table:style-name="Table1.A1" office:value-type="string">
            <text:p text:style-name="Table_20_Contents">Asus Zenbook A14</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Clevo (the whole series including L14xMU)</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GEEKOM GeeBook X14 Pro</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9</text:p>
          </table:table-cell>
        </table:table-row>
        <table:table-row>
          <table:table-cell table:style-name="Table1.A1" office:value-type="string">
            <text:p text:style-name="Table_20_Contents">HONOR MagicBook Art 14 2025</text:p>
          </table:table-cell>
          <table:table-cell table:style-name="Table1.A1" office:value-type="string">
            <text:p text:style-name="Table_20_Contents">60</text:p>
          </table:table-cell>
          <table:table-cell table:style-name="Table1.A1" office:value-type="string">
            <text:p text:style-name="Table_20_Contents">14,6</text:p>
          </table:table-cell>
          <table:table-cell table:style-name="Table1.A1" office:value-type="string">
            <text:p text:style-name="Table_20_Contents">1030</text:p>
          </table:table-cell>
        </table:table-row>
        <table:table-row>
          <table:table-cell table:style-name="Table1.A1" office:value-type="string">
            <text:p text:style-name="P26">Lenovo T14s gen 7</text:p>
          </table:table-cell>
          <table:table-cell table:style-name="Table1.A1" office:value-type="string">
            <text:p text:style-name="P26">58</text:p>
          </table:table-cell>
          <table:table-cell table:style-name="Table1.A1" office:value-type="string">
            <text:p text:style-name="P26">14</text:p>
          </table:table-cell>
          <table:table-cell table:style-name="Table1.A1" office:value-type="string">
            <text:p text:style-name="P26">1100</text:p>
          </table:table-cell>
        </table:table-row>
        <table:table-row>
          <table:table-cell table:style-name="Table1.A1" office:value-type="string">
            <text:p text:style-name="P27">Dell XPS13 with Lunar Lake</text:p>
          </table:table-cell>
          <table:table-cell table:style-name="Table1.A1" office:value-type="string">
            <text:p text:style-name="P27">55</text:p>
          </table:table-cell>
          <table:table-cell table:style-name="Table1.A1" office:value-type="string">
            <text:p text:style-name="P27">13,4</text:p>
          </table:table-cell>
          <table:table-cell table:style-name="Table1.A1" office:value-type="string">
            <text:p text:style-name="P27">1210</text:p>
          </table:table-cell>
        </table:table-row>
        <table:table-row>
          <table:table-cell table:style-name="Table1.A1" office:value-type="string">
            <text:p text:style-name="Table_20_Contents">Macbook Air 13 M4</text:p>
          </table:table-cell>
          <table:table-cell table:style-name="Table1.A1" office:value-type="string">
            <text:p text:style-name="Table_20_Contents">53,8</text:p>
          </table:table-cell>
          <table:table-cell table:style-name="Table1.A1" office:value-type="string">
            <text:p text:style-name="Table_20_Contents">13,6</text:p>
          </table:table-cell>
          <table:table-cell table:style-name="Table1.A1" office:value-type="string">
            <text:p text:style-name="Table_20_Contents">1225</text:p>
          </table:table-cell>
        </table:table-row>
        <table:table-row>
          <table:table-cell table:style-name="Table1.A1" office:value-type="string">
            <text:p text:style-name="P26">Macbook Neo</text:p>
          </table:table-cell>
          <table:table-cell table:style-name="Table1.A1" office:value-type="string">
            <text:p text:style-name="P26">36,5</text:p>
          </table:table-cell>
          <table:table-cell table:style-name="Table1.A1" office:value-type="string">
            <text:p text:style-name="P26">13</text:p>
          </table:table-cell>
          <table:table-cell table:style-name="Table1.A1" office:value-type="string">
            <text:p text:style-name="P26">1230</text:p>
          </table:table-cell>
        </table:table-row>
        <table:table-row>
          <table:table-cell table:style-name="Table1.A1" office:value-type="string">
            <text:p text:style-name="Table_20_Contents">Framework 13</text:p>
          </table:table-cell>
          <table:table-cell table:style-name="Table1.A1" office:value-type="string">
            <text:p text:style-name="Table_20_Contents">61</text:p>
          </table:table-cell>
          <table:table-cell table:style-name="Table1.A1" office:value-type="string">
            <text:p text:style-name="Table_20_Contents">13,5</text:p>
          </table:table-cell>
          <table:table-cell table:style-name="Table1.A1" office:value-type="string">
            <text:p text:style-name="Table_20_Contents">1300</text:p>
          </table:table-cell>
        </table:table-row>
        <table:table-row>
          <table:table-cell table:style-name="Table1.A1" office:value-type="string">
            <text:p text:style-name="Table_20_Contents">Dell XPS14 <text:span text:style-name="T74">with Panther Lake</text:span></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1380</text:p>
          </table:table-cell>
        </table:table-row>
        <table:table-row>
          <table:table-cell table:style-name="Table1.A1" office:value-type="string">
            <text:p text:style-name="P28">Honor MagicBook Pro 14 2026</text:p>
          </table:table-cell>
          <table:table-cell table:style-name="Table1.A1" office:value-type="string">
            <text:p text:style-name="P28">92</text:p>
          </table:table-cell>
          <table:table-cell table:style-name="Table1.A1" office:value-type="string">
            <text:p text:style-name="P28">14,6</text:p>
          </table:table-cell>
          <table:table-cell table:style-name="Table1.A1" office:value-type="string">
            <text:p text:style-name="P28">1415</text:p>
          </table:table-cell>
        </table:table-row>
      </table:table>
      <text:p text:style-name="P16"/>
      <text:p text:style-name="P29"><text:span text:style-name="T75">Although it’s not always the rule, we observe, that US models are normally heavier </text:span><text:span text:style-name="T76">(Honor gives not only big battery, but also heavy double cooling system and was mentioned for comparison)</text:span><text:span text:style-name="T75">. </text:span></text:p>
      <text:p text:style-name="P29"/>
      <text:p text:style-name="P29">We recommend 1.0kg or less for 14” devices – it can be achieved and it’s <text:span text:style-name="T75">today </text:span>more manufacturer decision than <text:span text:style-name="T68">technology/</text:span>cost problem.</text:p>
      <text:h text:style-name="P3" text:outline-level="1"><text:bookmark-start text:name="__RefHeading___Toc198391_3792088918"/>Battery<text:bookmark-end text:name="__RefHeading___Toc198391_3792088918"/></text:h>
      <text:p text:style-name="P16">We don’t know, where <text:span text:style-name="T74">exactly this</text:span> came from, but many companies <text:span text:style-name="T77">already </text:span>proved, that 14” laptops can be created with <text:span text:style-name="T74">70</text:span>Wh <text:span text:style-name="T74">or bigger </text:span>battery.</text:p>
      <text:p text:style-name="P16"/>
      <text:p text:style-name="P16"/>
      <text:p text:style-name="P16"/>
      <text:p text:style-name="P16"/>
      <text:p text:style-name="P16"/>
      <text:p text:style-name="P16"/>
      <text:p text:style-name="P16"/>
      <text:p text:style-name="P16"><text:soft-page-break/>We strongly believe, that user should have two choices:</text:p>
      <text:p text:style-name="P16"/>
      <text:list text:style-name="L2">
        <text:list-item>
          <text:p text:style-name="P30">battery as big as possible (starting from 7<text:span text:style-name="T78">2</text:span>Wh, can be maximally 99Wh because of <text:span text:style-name="T79">airlines</text:span> regulations)</text:p>
        </text:list-item>
        <text:list-item>
          <text:p text:style-name="P30">small battery <text:span text:style-name="T20">(</text:span><text:span text:style-name="T80">for example 20Wh</text:span><text:span text:style-name="T20">)</text:span>, which could be just used, when laptop is moved from desk to desk - in all companies and corporations devices are normally connected to the charger or docking station and it’s enough to have 20-30 minutes working time</text:p>
        </text:list-item>
      </text:list>
      <text:p text:style-name="P16"/>
      <text:p text:style-name="P16">Battery should have easy ability of disconnecting, when user has got standard screwdriver. There shouldn’t be special manual skills required for this and connector should be designed this way, that user can easy connect it or disconnect without big force <text:span text:style-name="T80">and mak</text:span><text:span text:style-name="T24">ing</text:span><text:span text:style-name="T80"> shortcuts on </text:span><text:span text:style-name="T24">the </text:span><text:span text:style-name="T80">motherboard.</text:span></text:p>
      <text:p text:style-name="P31"/>
      <text:p text:style-name="P31"><text:span text:style-name="T24">Power sources</text:span> should give information about number of <text:span text:style-name="T24">full </text:span>charging <text:span text:style-name="T81">cycles</text:span>, designed and current capacity, <text:span text:style-name="T74">charging power, </text:span>manufacturing date, <text:span text:style-name="T35">manufacturer </text:span><text:span text:style-name="T24">and</text:span><text:span text:style-name="T35"> </text:span>serial <text:span text:style-name="T35">number</text:span>. <text:span text:style-name="T35">Users should be informed about </text:span><text:span text:style-name="T24">estimated</text:span><text:span text:style-name="T35"> cycles, when battery is going into 80% of designed capacity (</text:span><text:span text:style-name="T74">companies</text:span><text:span text:style-name="T35"> should provide similar information like for the phones in the EU).</text:span></text:p>
      <text:p text:style-name="P31"/>
      <text:p text:style-name="P8">Good practice is implementing maximal charging levels or charging patterns in BIOS (Framework has got <text:span text:style-name="T20">it latest 3.x BIOS releases</text:span>, Dell <text:span text:style-name="T74">and good companies for years</text:span>)</text:p>
      <text:p text:style-name="P8"/>
      <text:p text:style-name="P32">We welcome using modern chemistry (carbon batteries) and batteries with more charging cycles - <text:span text:style-name="T74">please remember, that many customers can pay extra for bigger and better units.</text:span></text:p>
      <text:h text:style-name="Heading_20_1" text:outline-level="1"><text:bookmark-start text:name="__RefHeading___Toc198393_3792088918"/>Screen<text:bookmark-end text:name="__RefHeading___Toc198393_3792088918"/></text:h>
      <text:p text:style-name="P33">Many years ago people were using CRT displays (big, heavy, with all kind of radiation and blinking). Later we have seen plasma displays and they were gone after some time. </text:p>
      <text:p text:style-name="P33"/>
      <text:p text:style-name="P33">Market went into LCD displays with long time reaction &amp; backlight done with PWM (<text:span text:style-name="T55">it’s fast </text:span><text:span text:style-name="T82">enabling</text:span><text:span text:style-name="T55"> and disabl</text:span><text:span text:style-name="T82">ing </text:span><text:span text:style-name="T83">it</text:span><text:span text:style-name="T55">). Some people were highly reacting </text:span><text:span text:style-name="T82">with eyes problems and headache</text:span><text:span text:style-name="T55"> and many companies happily started using DC backlight (all backlight LED are just using different voltage, but working the whole time). The main problem here is, that </text:span><text:span text:style-name="T82">today </text:span><text:span text:style-name="T55">almost nobody clear</text:span><text:span text:style-name="T82">ly</text:span><text:span text:style-name="T55"> specify, whether </text:span><text:span text:style-name="T82">there is</text:span><text:span text:style-name="T55"> PWM or DC </text:span><text:span text:style-name="T82">used</text:span><text:span text:style-name="T55">.</text:span></text:p>
      <text:p text:style-name="P33"/>
      <text:p text:style-name="P33"><text:span text:style-name="T55">And we have seen the same </text:span><text:span text:style-name="T84">backlight </text:span><text:span text:style-name="T82">problem </text:span><text:span text:style-name="T55">with OLED displays – they’re simply blinking </text:span><text:span text:style-name="T82">(typical PWM frequency is 120 or 240Hz) </text:span><text:span text:style-name="T55">and </text:span><text:span text:style-name="T85">according to </text:span><text:span text:style-name="T35">our</text:span><text:span text:style-name="T85"> best knowledge </text:span><text:span text:style-name="T86">only</text:span><text:span text:style-name="T55"> one company (Honor) is making something </text:span><text:span text:style-name="T85">more </text:span><text:span text:style-name="T55">with this </text:span><text:span text:style-name="T82">providing PWM backlight working with 4320Hz or DC dimming.</text:span></text:p>
      <text:p text:style-name="P34"/>
      <text:p text:style-name="P16">Because of all these factors we suggest providing three classes of the screens <text:span text:style-name="T87">for every device</text:span>:</text:p>
      <text:p text:style-name="P16"/>
      <text:list text:style-name="L3">
        <text:list-item>
          <text:p text:style-name="P35">LCD with <text:span text:style-name="T88">minimum </text:span>Full HD 1920x1080 or 2K 1920x1200 <text:span text:style-name="T88">resolution </text:span>(both concentrated on low power usage)</text:p>
        </text:list-item>
        <text:list-item>
          <text:p text:style-name="P35">LCD with high resolution (for example 4K)</text:p>
        </text:list-item>
        <text:list-item>
          <text:p text:style-name="P35">AMOLED</text:p>
        </text:list-item>
      </text:list>
      <text:p text:style-name="P16"/>
      <text:p text:style-name="P36">Every class should contain matt/<text:span text:style-name="T89">non-glare/anti-glare </text:span>version <text:span text:style-name="T90">(or something similar like nano glass in Apple)</text:span>, for LCD there should be <text:span text:style-name="T16">always </text:span>provided models with:</text:p>
      <text:p text:style-name="P36"/>
      <text:list text:style-name="L4">
        <text:list-item>
          <text:p text:style-name="P37">better contrast (at least 1500:1, <text:span text:style-name="T90">everything below 1000:1 is totally unacceptable</text:span>),</text:p>
        </text:list-item>
        <text:list-item>
          <text:p text:style-name="P38">color coverage <text:span text:style-name="T8">at least so good like in models available few years ago, </text:span><text:span text:style-name="T84">which means 100% sRGB</text:span><text:span text:style-name="T8"> (market cannot go back and implement quality from previous decades)</text:span>,</text:p>
        </text:list-item>
        <text:list-item>
          <text:p text:style-name="P37"><text:soft-page-break/>DC dimming (PWM should be excluded at all),</text:p>
        </text:list-item>
        <text:list-item>
          <text:p text:style-name="P37">clear information about <text:span text:style-name="T90">number of</text:span> color<text:span text:style-name="T48">s</text:span> supported by hardware <text:span text:style-name="T48">(whether this is 6, 8 or 10-bit color palette), </text:span><text:span text:style-name="T91">which cannot be smaller than supported by OS </text:span><text:span text:style-name="T92">sold with device</text:span></text:p>
        </text:list-item>
        <text:list-item>
          <text:p text:style-name="P39">at least 300 or 400 nits for maximal brightness</text:p>
        </text:list-item>
        <text:list-item>
          <text:p text:style-name="P39">information about minimal brightness (it should be as low as possible)</text:p>
        </text:list-item>
      </text:list>
      <text:p text:style-name="P36"/>
      <text:p text:style-name="P40"><text:span text:style-name="T8">We don’t define here </text:span><text:span text:style-name="T93">backlight bleeding, </text:span><text:span text:style-name="T8">color temperature </text:span><text:span text:style-name="T54">(</text:span><text:span text:style-name="T78">although </text:span><text:span text:style-name="T54">ideal is 6500K)</text:span><text:span text:style-name="T8">, viewing ang</text:span><text:span text:style-name="T84">les (for IPS they’re typically very good)</text:span><text:span text:style-name="T8">, </text:span><text:span text:style-name="T84">black level </text:span><text:span text:style-name="T78">&amp;</text:span><text:span text:style-name="T84"> response time </text:span><text:span text:style-name="T78">(both should be as small as possible)</text:span><text:span text:style-name="T84">, </text:span><text:span text:style-name="T8">blue light </text:span><text:span text:style-name="T94">mitigation</text:span><text:span text:style-name="T8"> </text:span><text:span text:style-name="T95">type</text:span><text:span text:style-name="T8">, </text:span><text:span text:style-name="T84">display </text:span><text:span text:style-name="T8">refresh rates </text:span><text:span text:style-name="T84">(whether it’s just 60Hz or more) </text:span><text:span text:style-name="T8">and similar things, but we believe, that b</text:span><text:span text:style-name="T24">etter parameters </text:span><text:span text:style-name="T8">are always</text:span><text:span text:style-name="T96"> welcome </text:span><text:span text:style-name="T84">and this in manufacturers interest improving them</text:span><text:span text:style-name="T69">. </text:span>Glass &amp; touch layers <text:span text:style-name="T8">and</text:span> privacy filter<text:span text:style-name="T16">s</text:span> must be clearly marked, <text:span text:style-name="T24">because</text:span> in many <text:span text:style-name="T78">implementations</text:span> <text:span text:style-name="T88">they can</text:span> lead to the quality decrease because of <text:span text:style-name="T90">reflections</text:span> or picture angles.</text:p>
      <text:p text:style-name="P41"/>
      <text:p text:style-name="P41"><text:span text:style-name="T69">We observe today b</text:span><text:span text:style-name="T74">ig logical error </text:span><text:span text:style-name="T72">in strateg</text:span><text:span text:style-name="T97">y</text:span><text:span text:style-name="T72"> saying:</text:span></text:p>
      <text:p text:style-name="P41"/>
      <text:list text:style-name="L5">
        <text:list-item>
          <text:p text:style-name="P42">there can be sold laptops with worse screens</text:p>
        </text:list-item>
        <text:list-item>
          <text:p text:style-name="P43"><text:span text:style-name="T98">devices with good screen need </text:span><text:span text:style-name="T99">always</text:span><text:span text:style-name="T98"> powerful CPU, big RAM </text:span><text:span text:style-name="T99">and </text:span><text:span text:style-name="T100">big </text:span><text:span text:style-name="T99">battery</text:span></text:p>
          <text:p text:style-name="P44"/>
        </text:list-item>
      </text:list>
      <text:p text:style-name="P45"><text:span text:style-name="T101">Today many </text:span><text:span text:style-name="T98">users need </text:span><text:span text:style-name="T101">(second) </text:span><text:span text:style-name="T98">laptop </text:span><text:span text:style-name="T99">just </text:span><text:span text:style-name="T98">for editing texts, watching videos in </text:span><text:span text:style-name="T102">Y</text:span><text:span text:style-name="T98">outube or making remote connection to VDIs with </text:span><text:span text:style-name="T100">good</text:span><text:span text:style-name="T98"> internals. </text:span><text:span text:style-name="T99">Cheap devices are normally used in schools and work and many times cannot be replaced because of </text:span><text:span text:style-name="T103">budget </text:span><text:span text:style-name="T104">or</text:span><text:span text:style-name="T103"> </text:span><text:span text:style-name="T99">policy </text:span><text:span text:style-name="T103">(this </text:span><text:span text:style-name="T100">makes</text:span><text:span text:style-name="T103"> problems, </text:span><text:span text:style-name="T105">when espe</text:span><text:span text:style-name="T100">cially young</text:span><text:span text:style-name="T105"> people are forced to use them and cannot check with doctor, if they’re vulnerable to screen issues)</text:span><text:span text:style-name="T99">. </text:span></text:p>
      <text:p text:style-name="P46"/>
      <text:p text:style-name="P46"><text:span text:style-name="T72">C</text:span><text:span text:style-name="T69">urrently even reputable brands can be problematic for some people – Macbook Pro </text:span><text:span text:style-name="T106">models</text:span><text:span text:style-name="T69"> are using PWM and both Air and Pro are using different brightness on the edges </text:span><text:span text:style-name="T107">and </text:span><text:span text:style-name="T69">so called temporal dithering, </text:span><text:span text:style-name="T91">which is simulating more colors than supported by hardware with fast changing available one</text:span><text:span text:style-name="T69"> (people are trying to mitigate this problem with tools like StillColor, but it’s not always working).</text:span></text:p>
      <text:p text:style-name="P47"/>
      <text:p text:style-name="P48">Please have in mind, that panels from first <text:span text:style-name="T95">group</text:span> (FullHD or 2K) in various devices can provide <text:span text:style-name="T69">up to 10 more</text:span> <text:span text:style-name="T69">hours </text:span>of battery work, they just need to be adjusted by user for comfortable work (it’s connected with setting up operating system, <text:span text:style-name="T69">using </text:span>correct font size, <text:span text:style-name="T69">scaling</text:span> and anti-al<text:span text:style-name="T84">i</text:span>asing and sometimes <text:span text:style-name="T69">requires</text:span> resigning from Linux distributions based on <text:span text:style-name="T68">Gnome/</text:span>GTK 4.x, <text:span text:style-name="T84">because they provide just gray anti-aliasing and don’t </text:span>handle <text:span text:style-name="T69">especially </text:span>such panels in very nice way).</text:p>
      <text:p text:style-name="P47"/>
      <text:p text:style-name="P49">Although many companies are giving various useful information, we would like to appreciate especially Tuxedo and their clear statement “no PWM used”. <text:span text:style-name="T35">In ideal situation for every class there should be provided list of hardware models </text:span><text:span text:style-name="T88">(</text:span><text:span text:style-name="T24">we cannot have</text:span><text:span text:style-name="T88"> so called “lottery”) </text:span><text:span text:style-name="T78">and</text:span><text:span text:style-name="T88"> </text:span><text:span text:style-name="T84">connector info </text:span><text:span text:style-name="T108">and BIOS shouldn’t be locked to </text:span><text:span text:style-name="T24">any specific module </text:span><text:span text:style-name="T84">(mo</text:span><text:span text:style-name="T54">del</text:span><text:span text:style-name="T84"> or part </text:span><text:span text:style-name="T54">number</text:span><text:span text:style-name="T84">).</text:span></text:p>
      <text:p text:style-name="P50"/>
      <text:p text:style-name="P51">Device could have light sensor, <text:span text:style-name="T10">but in </text:span><text:span text:style-name="T24">any</text:span><text:span text:style-name="T10"> case user must have option for disabling it.</text:span></text:p>
      <text:p text:style-name="P51"/>
      <text:p text:style-name="P18">We concentrate in this document on classic form and of course there are already some devices with foldable screens (Compal Inifinite or Thinkpad X1 Fold) or two displays (Asus Zenbook Duo) – all notes about picture quality apply to them.</text:p>
      <text:h text:style-name="P3" text:outline-level="1" text:is-list-header="true"/>
      <text:h text:style-name="P52" text:outline-level="1"><text:bookmark-start text:name="__RefHeading___Toc198395_3792088918"/>Case colors<text:bookmark-end text:name="__RefHeading___Toc198395_3792088918"/></text:h>
      <text:p text:style-name="P53">In ideal situation every device should be available at least in two variants:</text:p>
      <text:p text:style-name="P53"/>
      <text:list text:style-name="L6">
        <text:list-item>
          <text:p text:style-name="P54">total <text:span text:style-name="T27">matt</text:span> black (like <text:span text:style-name="T84">in </text:span>IBM Thinkpads)</text:p>
        </text:list-item>
        <text:list-item>
          <text:p text:style-name="P54">black frame over screen+silver bottom case <text:span text:style-name="T16">(like in Macbook Air M1)</text:span></text:p>
        </text:list-item>
      </text:list>
      <text:p text:style-name="P53"/>
      <text:p text:style-name="P53">More variants are welcome and Framework customization is good example.</text:p>
      <text:h text:style-name="Heading_20_1" text:outline-level="1"><text:bookmark-start text:name="__RefHeading___Toc198397_3792088918"/>Case <text:span text:style-name="T80">layout</text:span><text:bookmark-end text:name="__RefHeading___Toc198397_3792088918"/></text:h>
      <text:p text:style-name="P55">Hinges in 2-in-1 laptop need to work in the 360 degrees <text:span text:style-name="T71">angle </text:span>and n<text:span text:style-name="T10">ormal laptop </text:span><text:span text:style-name="T47">could be opened </text:span>maximally <text:span text:style-name="T47">into 180 degrees </text:span><text:span text:style-name="T71">angle (not less)</text:span>. <text:span text:style-name="T47">There are two possibilities </text:span>for <text:span text:style-name="T71">opening the last one:</text:span></text:p>
      <text:p text:style-name="P55"/>
      <text:list text:style-name="L7">
        <text:list-item>
          <text:p text:style-name="P56">screen cover opens in ideal plain line with bottom part (preferred <text:span text:style-name="T109">and visible for example in Schenker VIA 14 from 2020 or 2021</text:span>)</text:p>
        </text:list-item>
        <text:list-item>
          <text:p text:style-name="P56">screen opens below bottom part (non preferred, <text:span text:style-name="T109">but currently standard</text:span>)</text:p>
        </text:list-item>
      </text:list>
      <text:p text:style-name="P57"/>
      <text:p text:style-name="P57">Bottom <text:span text:style-name="T71">part </text:span><text:span text:style-name="T110">(keyboard, touchpad, battery, motherboard, etc.) </text:span><text:span text:style-name="T71">consists always from two elements and</text:span> can be created using two <text:span text:style-name="T71">ways:</text:span></text:p>
      <text:p text:style-name="P57"/>
      <text:list text:style-name="L8">
        <text:list-item>
          <text:p text:style-name="P58">bottom element is created <text:span text:style-name="T31">in one piece </text:span>with <text:span text:style-name="T31">laptop </text:span>sides and is closed with top element with touchpad and keyboard (it’s preferred) – this is done for example in Framework 13 or Dell XPS14 from 2026</text:p>
        </text:list-item>
        <text:list-item>
          <text:p text:style-name="P58">top element with touchpad and keyboard is covering top and <text:span text:style-name="T31">laptop </text:span>sides and is closed with bottom element – this is done for example in Lenovo T14s gen 6 and majority of laptops</text:p>
        </text:list-item>
      </text:list>
      <text:p text:style-name="P59"/>
      <text:p text:style-name="P57">Number one is preferred, because:</text:p>
      <text:p text:style-name="P57"/>
      <text:list text:style-name="L9">
        <text:list-item>
          <text:p text:style-name="P60">it’s easier to create laptop, which could survive some liquid in the surface</text:p>
        </text:list-item>
        <text:list-item>
          <text:p text:style-name="P61">keyboard and touchpad could be replaced without big effort</text:p>
        </text:list-item>
        <text:list-item>
          <text:p text:style-name="P62"><text:span text:style-name="T71">motherboard has got all elements on the top and all heat go</text:span><text:span text:style-name="T31">es</text:span><text:span text:style-name="T71"> up and </text:span>could be taken by top cover <text:span text:style-name="T31">working as</text:span> big radiator</text:p>
        </text:list-item>
      </text:list>
      <text:p text:style-name="P59"/>
      <text:p text:style-name="P59"><text:span text:style-name="T109">W</text:span>e don’t recommend any ventilation holes on the <text:span text:style-name="T109">top (</text:span>left and right <text:span text:style-name="T31">side of the keyboard</text:span><text:span text:style-name="T109">)</text:span> and bottom – all ventilation should go over <text:span text:style-name="T109">sides (</text:span>back <text:span text:style-name="T109">part from the screen side, but created this way, that will not heat screen too much)</text:span>.</text:p>
      <text:p text:style-name="P59"/>
      <text:p text:style-name="P53"><text:span text:style-name="T111">MIL-STD </text:span><text:span text:style-name="T112">8</text:span><text:span text:style-name="T111">106 or IP norm </text:span><text:span text:style-name="T16">and protection against liquid and dust </text:span><text:span text:style-name="T111">are very welcome. Case cannot be twisted </text:span><text:span text:style-name="T84">and we don’t welcome any stickers on </text:span><text:span text:style-name="T74">it</text:span><text:span text:style-name="T84"> (in the end user is paying for them and they don’t provide any added value). </text:span><text:span text:style-name="T110">Additionally it should be possible to open screen just with one hand.</text:span></text:p>
      <text:h text:style-name="Heading_20_1" text:outline-level="1"><text:bookmark-start text:name="__RefHeading___Toc198399_3792088918"/>Keyboard<text:bookmark-end text:name="__RefHeading___Toc198399_3792088918"/></text:h>
      <text:p text:style-name="P63"><text:span text:style-name="T10">We don’t </text:span><text:span text:style-name="T84">strictly </text:span><text:span text:style-name="T10">define type of keyboard – </text:span><text:span text:style-name="T84">we can only recommend, that keys feedback must be clear, </text:span><text:span text:style-name="T113">keys can be pressed at least 1.5mm down, should be as silent as possible and there is required durability. </text:span><text:span text:style-name="T111">We </text:span><text:span text:style-name="T113">additionally </text:span><text:span text:style-name="T111">highly recommend some kind of protection a</text:span>gainst <text:span text:style-name="T111">liquids </text:span><text:span text:style-name="T114">and </text:span><text:span text:style-name="T53">making</text:span><text:span text:style-name="T16"> </text:span><text:span text:style-name="T114">gaps among keys (zero-lattice keyboards are normally ending with pressing few keys </text:span><text:span text:style-name="T115">or bad looking device after some time</text:span><text:span text:style-name="T114">). </text:span><text:span text:style-name="T113">We don’t want to see anywhere capacitive touch keys – Dell tried </text:span><text:span text:style-name="T116">them </text:span><text:span text:style-name="T113">for few years and it was not working.</text:span></text:p>
      <text:p text:style-name="P63"/>
      <text:p text:style-name="P64">Good example of keyboard implementation are today Apple <text:span text:style-name="T117">and</text:span> Lenovo Thinkpad products.</text:p>
      <text:p text:style-name="P65"><text:soft-page-break/><text:span text:style-name="T113">Every keyboard layout </text:span>should be presented by manufacturer on the page <text:span text:style-name="T113">in the graphic form (it will allow for avoiding confusion especially between ISO or ANSI layouts) </text:span><text:span text:style-name="T118">and users should be able to easy replace one keyboard with another – it will allow for migrating from one predefined config</text:span><text:span text:style-name="T68">uration</text:span><text:span text:style-name="T118"> into another, give device second life, when device is suffering from keyboard problems, etc.</text:span></text:p>
      <text:p text:style-name="P65"/>
      <text:p text:style-name="P64"><text:span text:style-name="T34">F</text:span>uture implementation<text:span text:style-name="T34">s</text:span> could provide e-ink pictures on the keys (they’re using power only during changing picture) and some way of changing layout.</text:p>
      <text:p text:style-name="P64"/>
      <text:p text:style-name="P66">Some typical <text:span text:style-name="T13">problems</text:span>:</text:p>
      <text:p text:style-name="P67"/>
      <text:list text:style-name="L10">
        <text:list-item>
          <text:p text:style-name="P68"><text:span text:style-name="T119">r</text:span><text:span text:style-name="T118">eplaced </text:span><text:span text:style-name="T113">C</text:span><text:span text:style-name="T118">trl and </text:span><text:span text:style-name="T113">F</text:span><text:span text:style-name="T118">n keys – </text:span><text:span text:style-name="T113">today standard is rather Ctrl on the left side, in opposite situation it’s good to provide option in BIOS for reversing </text:span><text:span text:style-name="T120">assignment</text:span></text:p>
        </text:list-item>
        <text:list-item>
          <text:p text:style-name="P68"><text:span text:style-name="T119">s</text:span>mall arrow keys – <text:span text:style-name="T113">it’s resolved in Lenovo Thinkpad by providing keyboard in extra space on the right below corner going out typical rectangle shape </text:span><text:span text:style-name="T121">(alternative: only up and down keys are small </text:span><text:span text:style-name="T122">and left/right keys are with normal size</text:span><text:span text:style-name="T121">)</text:span></text:p>
        </text:list-item>
        <text:list-item>
          <text:p text:style-name="P69">small right Shift – we haven’t seen it, but there are some information in Internet about it as well</text:p>
        </text:list-item>
        <text:list-item>
          <text:p text:style-name="P70"><text:span text:style-name="T119">p</text:span>ower button <text:span text:style-name="T114">put on the top right keyboard corner (users many times pressing it for example instead of </text:span><text:span text:style-name="T123">Del</text:span><text:span text:style-name="T114"> key) – we propose merging it with Esc key (pressing it with Fn key or alone </text:span><text:span text:style-name="T124">over </text:span><text:span text:style-name="T114">four seconds will simulate power button), </text:span><text:span text:style-name="T123">replacing with Del like in MSI laptops</text:span><text:span text:style-name="T114"> </text:span><text:span text:style-name="T113">or making any reaction after few seconds</text:span></text:p>
        </text:list-item>
        <text:list-item>
          <text:p text:style-name="P70"><text:span text:style-name="T119">s</text:span><text:span text:style-name="T114">eparate offline key – it cannot be </text:span><text:span text:style-name="T119">normally </text:span><text:span text:style-name="T114">disabled </text:span><text:span text:style-name="T119">in </text:span><text:span text:style-name="T113">popular </text:span><text:span text:style-name="T119">OS </text:span><text:span text:style-name="T124">and we propose to replace with combination with Fn key to avoid mistake pressing </text:span><text:span text:style-name="T125">(additionally </text:span><text:span text:style-name="T126">it </text:span><text:span text:style-name="T125">should be far away from combinations disabling sound, etc.)</text:span></text:p>
        </text:list-item>
        <text:list-item>
          <text:p text:style-name="P71">separate Skype key – <text:span text:style-name="T119">we propose removing it</text:span></text:p>
        </text:list-item>
      </text:list>
      <text:p text:style-name="P72"/>
      <text:p text:style-name="P73">Some companies are creating separate line for Home/End, PgUp/PgDn on the right side – it’s acceptable, but it’s taking precious space and <text:span text:style-name="T31">all these keys </text:span>could be replaced with Fn+arrow key combinations.</text:p>
      <text:p text:style-name="P74"/>
      <text:p text:style-name="P75">Keyboard light cannot enable automatically in any situation, it should be always controllable by user (Fn+key and BIOS option).</text:p>
      <text:p text:style-name="P75"/>
      <text:p text:style-name="P76">Proposed test <text:span text:style-name="T113">for manufactures</text:span>: putting liquid <text:span text:style-name="T127">on the keyboard</text:span>, waiting <text:span text:style-name="T128">until it disappear and</text:span> checking, <text:span text:style-name="T128">that device is still correctly working.</text:span></text:p>
      <text:h text:style-name="Heading_20_1" text:outline-level="1"><text:bookmark-start text:name="__RefHeading___Toc198401_3792088918"/>Touchpad<text:bookmark-end text:name="__RefHeading___Toc198401_3792088918"/></text:h>
      <text:p text:style-name="P77"><text:span text:style-name="T129">Today there are used two types: </text:span><text:span text:style-name="T130">c</text:span><text:span text:style-name="T131">lassic </text:span><text:span text:style-name="T132">(capacitive, resistive, etc.) </text:span><text:span text:style-name="T131">or haptic.</text:span></text:p>
      <text:p text:style-name="P17"/>
      <text:p text:style-name="P17">In minimal configuration user should see only:</text:p>
      <text:p text:style-name="P17"/>
      <text:list text:style-name="L11">
        <text:list-item>
          <text:p text:style-name="P78"><text:span text:style-name="T119">surface for moving fingers</text:span>, which could be <text:span text:style-name="T128">additionally </text:span>pressed <text:span text:style-name="T128">(device should be created this way, that such action will always generate button press)</text:span></text:p>
        </text:list-item>
        <text:list-item>
          <text:p text:style-name="P78"><text:span text:style-name="T119">surface </text:span><text:span text:style-name="T128">for moving fingers</text:span> + <text:span text:style-name="T119">separately </text:span>buttons</text:p>
        </text:list-item>
      </text:list>
      <text:p text:style-name="P17"/>
      <text:p text:style-name="P79">Edges <text:span text:style-name="T128">must</text:span> be clearly marked and separated from device edges (Dell and Asus tried something else and user feedback was negative). </text:p>
      <text:p text:style-name="P79"/>
      <text:p text:style-name="P79">Device could implement automatic disabling internal touchpad after connecting external USB mouse or could have Fn+key option for <text:span text:style-name="T128">setting it on/off</text:span>.</text:p>
      <text:p text:style-name="P79"><text:soft-page-break/><text:span text:style-name="T133">Capacitive touch</text:span><text:span text:style-name="T134">pads</text:span><text:span text:style-name="T133"> seem</text:span><text:span text:style-name="T135">s</text:span><text:span text:style-name="T133"> to be generally more energy effective than other (for example </text:span><text:span text:style-name="T108">haptic with motors) </text:span><text:span text:style-name="T133">and we advice to give user choice, which version need</text:span><text:span text:style-name="T108">. </text:span><text:span text:style-name="T69">Some extra implementations could provide e-ink on the the touchpad surface and displaying some data </text:span><text:span text:style-name="T136">(or even using this area for providing touch surface with ability of pen writing like in Compal Al Book) </text:span><text:span text:style-name="T133">or putting some solar panel on the surface to satisfy power requirements.</text:span></text:p>
      <text:p text:style-name="P80"/>
      <text:p text:style-name="P80"><text:span text:style-name="T108">All holes between </text:span><text:span text:style-name="T137">edges</text:span><text:span text:style-name="T108"> and internals should be somewhere protected. </text:span><text:span text:style-name="T95">Proposed test </text:span><text:span text:style-name="T128">for manufacturers</text:span><text:span text:style-name="T95">: putting liquid </text:span><text:span text:style-name="T128">on the touchpad surface</text:span><text:span text:style-name="T95">, waiting </text:span><text:span text:style-name="T128">until it disappear and</text:span><text:span text:style-name="T95"> checking, </text:span><text:span text:style-name="T128">that device is still correctly working.</text:span></text:p>
      <text:h text:style-name="Heading_20_1" text:outline-level="1"><text:bookmark-start text:name="__RefHeading___Toc67526_2099666850"/>External devices<text:bookmark-end text:name="__RefHeading___Toc67526_2099666850"/></text:h>
      <text:p text:style-name="P17">Device should implement one of two standards:</text:p>
      <text:p text:style-name="P81"/>
      <text:list text:style-name="L12">
        <text:list-item>
          <text:p text:style-name="P82">replaceable port modules like in Framework laptops – <text:span text:style-name="T114">specification is available for free in git-hub</text:span> (every module should be clear marked with power usage info), <text:span text:style-name="T138">similar concent was presented with ThinkBook Modular AI PC Concept</text:span></text:p>
        </text:list-item>
        <text:list-item>
          <text:p text:style-name="P82">fixed <text:span text:style-name="T23">amount</text:span> of ports: <text:span text:style-name="T114">minimal </text:span>proposed <text:span text:style-name="T114">set is </text:span>2<text:span text:style-name="T114">x</text:span>USB-C (one on <text:span text:style-name="T114">the </text:span>left, one on <text:span text:style-name="T114">the </text:span>right), <text:span text:style-name="T139">jack port, </text:span>at least one USB-A, <text:span text:style-name="T47">HDMI</text:span> and<text:span text:style-name="T47"> </text:span><text:span text:style-name="T114">(micro)SD </text:span>c<text:span text:style-name="T140">ard reader</text:span></text:p>
        </text:list-item>
      </text:list>
      <text:p text:style-name="P17"/>
      <text:p text:style-name="P83">Laptops can of course implement more ports (for example smart card readers, <text:span text:style-name="T141">LTE modem, </text:span><text:span text:style-name="T142">NFC</text:span> <text:span text:style-name="T143">or</text:span> <text:span text:style-name="T14">Oculink </text:span><text:span text:style-name="T144">for connecting external graphic cards</text:span><text:span text:style-name="T14">) </text:span><text:span text:style-name="T145">or </text:span><text:span text:style-name="T146">mix </text:span><text:span text:style-name="T145">these two approaches </text:span><text:span text:style-name="T147">(preferred) </text:span><text:span text:style-name="T145">- for example </text:span><text:span text:style-name="T2">device</text:span><text:span text:style-name="T145"> could have 2xUSB-C (one on the left, one on the right), jack port and one or two replaceable port modules (one on the left, one on the right).</text:span></text:p>
      <text:p text:style-name="P83"/>
      <text:p text:style-name="P83">USB hubs, card reade<text:span text:style-name="T24">r </text:span><text:span text:style-name="T144">other</text:span> <text:span text:style-name="T144">internal </text:span>subsystems should not take any energy, when external devices are not connected – even few mA is not acceptable and when standard cannot provide zero mA power draw, user should be able to disable everything from the BIOS (one exception: <text:span text:style-name="T108">USB-C ports </text:span><text:span text:style-name="T148">must</text:span><text:span text:style-name="T108"> be </text:span>always <text:span text:style-name="T149">prepared</text:span><text:span text:style-name="T108"> for charging</text:span><text:span text:style-name="T144">).</text:span></text:p>
      <text:p text:style-name="P83"/>
      <text:p text:style-name="P84"><text:span text:style-name="T13">D</text:span><text:span text:style-name="T150">evices should accept </text:span><text:span text:style-name="T53">at le</text:span><text:span text:style-name="T151">a</text:span><text:span text:style-name="T53">st few </text:span><text:span text:style-name="T13">popular chargers – for example </text:span><text:span text:style-name="T150">3</text:span><text:span text:style-name="T6">0</text:span><text:span text:style-name="T150">W, </text:span><text:span text:style-name="T6">35W</text:span><text:span text:style-name="T150"> </text:span><text:span text:style-name="T6">(dual port)</text:span><text:span text:style-name="T150"> </text:span><text:span text:style-name="T6">and</text:span><text:span text:style-name="T13"> bigger </text:span><text:span text:style-name="T150">Apple </text:span><text:span text:style-name="T13">power bricks</text:span><text:span text:style-name="T150">.</text:span></text:p>
      <text:p text:style-name="P72"/>
      <text:p text:style-name="P85"><text:span text:style-name="T87">In ideal situation </text:span><text:span text:style-name="T152">USB </text:span>ports could have <text:span text:style-name="T23">option for </text:span>disconnect<text:span text:style-name="T23">ing</text:span> data pins<text:span text:style-name="T152"> </text:span><text:span text:style-name="T53">(for security) </text:span><text:span text:style-name="T152">or protection against big voltage </text:span><text:span text:style-name="T108">and dust </text:span><text:span text:style-name="T23">(no </text:span><text:span text:style-name="T108">holes between cover and port</text:span><text:span text:style-name="T23">)</text:span><text:span text:style-name="T108">. </text:span><text:span text:style-name="T27">User should </text:span><text:span text:style-name="T53">always </text:span><text:span text:style-name="T27">have clear information about supported wattage and connection speed. </text:span><text:span text:style-name="T6">User should have been informed, that charging external devices option can take extra power (when design doesn’t follow our other recommendation and laptop needs extra power draw taken 24/7 to check, if anything is connected).</text:span></text:p>
      <text:p text:style-name="P72"/>
      <text:p text:style-name="P86">All ports should provide <text:span text:style-name="T53">physically </text:span>enough separation – for example after connecting cables into two USB ports next to each other user should have <text:span text:style-name="T79">enough</text:span> space to catch every of them with fingers <text:span text:style-name="T128">(instead of 3mm like in some laptops we suggest to make gap 1-1,5cm)</text:span></text:p>
      <text:p text:style-name="P86"/>
      <text:p text:style-name="P87">Framework modules should provide reasonable explanation for power usage, for example we don’t understand, why <text:span text:style-name="T57">USB-C to </text:span>USB-A <text:span text:style-name="T79">converters</text:span> seem to draw power <text:span text:style-name="T128">according to some notes on their forum </text:span>(<text:span text:style-name="T115">these</text:span><text:span text:style-name="T128"> </text:span>should be just mechanical <text:span text:style-name="T79">module</text:span><text:span text:style-name="T115">s </text:span>without own chip).</text:p>
      <text:p text:style-name="P87"/>
      <text:p text:style-name="P88">We don’t like using magnets at all from various reasons <text:span text:style-name="T146">and don’t recommend Apple solution for connecting charging cable.</text:span></text:p>
      <text:h text:style-name="Heading_20_1" text:outline-level="1"><text:bookmark-start text:name="__RefHeading___Toc198405_3792088918"/><text:soft-page-break/>Multimedia<text:bookmark-end text:name="__RefHeading___Toc198405_3792088918"/></text:h>
      <text:p text:style-name="P89"><text:span text:style-name="T153">Currently the most popular </text:span><text:span text:style-name="T154">standard are</text:span><text:span text:style-name="T153"> cameras above screens – we require, that every </text:span><text:span text:style-name="T155">of them</text:span><text:span text:style-name="T153"> has got mechanical cover (covering main camera should remove not only the whole device from PCI or USB bus, but also mechanically disconnect internal microphones).</text:span></text:p>
      <text:p text:style-name="P90"/>
      <text:p text:style-name="P91">Device cannot have BIOS startup sound (“gong” like in Apple), <text:span text:style-name="T24">but can provide some ping, when BIOS detect </text:span><text:span text:style-name="T156">critical </text:span><text:span text:style-name="T24">hardware failure, </text:span><text:span text:style-name="T128">problem with charging, attempt</text:span><text:span text:style-name="T120">s</text:span><text:span text:style-name="T128"> for </text:span><text:span text:style-name="T145">firmware tampering</text:span><text:span text:style-name="T24"> </text:span><text:span text:style-name="T145">or problematic external device</text:span><text:span text:style-name="T120">s</text:span><text:span text:style-name="T156">.</text:span> <text:span text:style-name="T128">Mute for</text:span><text:span text:style-name="T156"> s</text:span><text:span text:style-name="T47">ound card</text:span><text:span text:style-name="T143"> </text:span><text:span text:style-name="T128">could</text:span><text:span text:style-name="T143"> be possible with</text:span> FN+key combination <text:span text:style-name="T156">(</text:span><text:span text:style-name="T128">additionally </text:span><text:span text:style-name="T143">sound subsystem </text:span><text:span text:style-name="T128">should</text:span><text:span text:style-name="T143"> be disconnected from all buses, when sound volume is zero</text:span><text:span text:style-name="T156">).</text:span></text:p>
      <text:p text:style-name="P16"/>
      <text:p text:style-name="P92">We leave speakers <text:span text:style-name="T24">implementation </text:span>to every manufacturer – they just shouldn’t have holes on the <text:span text:style-name="T157">case </text:span>bottom <text:span text:style-name="T157">or top.</text:span></text:p>
      <text:p text:style-name="P92"/>
      <text:p text:style-name="P92">There is required jack connector <text:span text:style-name="T16">for connecting headphones.</text:span></text:p>
      <text:h text:style-name="P3" text:outline-level="1"><text:bookmark-start text:name="__RefHeading___Toc198407_3792088918"/>Light indicators<text:bookmark-end text:name="__RefHeading___Toc198407_3792088918"/></text:h>
      <text:p text:style-name="P93"><text:span text:style-name="T129">Device should provide </text:span><text:span text:style-name="T158">absolute </text:span><text:span text:style-name="T129">minimal set of light indicators </text:span><text:span text:style-name="T159">on the case</text:span><text:span text:style-name="T129">. </text:span><text:span text:style-name="T160">Some rules:</text:span></text:p>
      <text:p text:style-name="P94"/>
      <text:list text:style-name="L13">
        <text:list-item>
          <text:p text:style-name="P95">information about enabling device is not required <text:span text:style-name="T32">at all – we very like Macbook approach</text:span></text:p>
        </text:list-item>
        <text:list-item>
          <text:p text:style-name="P95"><text:span text:style-name="T90">we </text:span><text:span text:style-name="T161">could</text:span><text:span text:style-name="T90"> see </text:span>optional inform<text:span text:style-name="T114">ation</text:span> about <text:span text:style-name="T114">ongoing </text:span>charging process <text:span text:style-name="T114">(some blinking green LED), </text:span><text:span text:style-name="T162">changing power mode (green LED blinking for </text:span><text:span text:style-name="T163">a </text:span><text:span text:style-name="T162">moment) </text:span>and low battery level <text:span text:style-name="T114">(some blinking red LED)</text:span></text:p>
        </text:list-item>
        <text:list-item>
          <text:p text:style-name="P95"><text:span text:style-name="T90">we could see </text:span>optional inform<text:span text:style-name="T114">ation</text:span> about <text:span text:style-name="T164">C</text:span>aps lock <text:span text:style-name="T90">and other keyboard modes</text:span> (this is <text:span text:style-name="T90">highly NOT</text:span> pref<text:span text:style-name="T114">er</text:span>red, <text:span text:style-name="T90">but possibl</text:span><text:span text:style-name="T165">e</text:span><text:span text:style-name="T90">; in ideal situation </text:span><text:span text:style-name="T165">user </text:span><text:span text:style-name="T90">should have option in BIOS </text:span><text:span text:style-name="T110">for disabling </text:span><text:span text:style-name="T90">it</text:span>)</text:p>
        </text:list-item>
      </text:list>
      <text:p text:style-name="P96"/>
      <text:p text:style-name="P97">Lights could be replaced with e-ink screens, which need power during changing content only.</text:p>
      <text:h text:style-name="Heading_20_1" text:outline-level="1"><text:bookmark-start text:name="__RefHeading___Toc199555_3792088918"/>CPU and platform<text:bookmark-end text:name="__RefHeading___Toc199555_3792088918"/></text:h>
      <text:p text:style-name="P17">Currently on the market we have few standards:</text:p>
      <text:list text:style-name="L14">
        <text:list-header>
          <text:p text:style-name="P98"/>
        </text:list-header>
        <text:list-item>
          <text:p text:style-name="P98">X86 normally <text:span text:style-name="T14">implemented </text:span>with Intel or AMD <text:span text:style-name="T166">CPU </text:span><text:span text:style-name="T2">(it’s </text:span><text:span text:style-name="T77">strange</text:span><text:span text:style-name="T2">, that they </text:span><text:span text:style-name="T77">still don’t </text:span><text:span text:style-name="T2">support X86S standard)</text:span></text:p>
        </text:list-item>
        <text:list-item>
          <text:p text:style-name="P98">ARM <text:span text:style-name="T167">(in many cases </text:span><text:span text:style-name="T14">gives </text:span><text:span text:style-name="T167">more energy saving than X86 </text:span><text:span text:style-name="T136">and can give comparable or </text:span><text:span text:style-name="T168">better</text:span><text:span text:style-name="T136"> performance, what was </text:span><text:span text:style-name="T168">perfectly</text:span><text:span text:style-name="T136"> proved by Snapdragon and Apple </text:span><text:span text:style-name="T168">M chips</text:span><text:span text:style-name="T167">)</text:span></text:p>
        </text:list-item>
        <text:list-item>
          <text:p text:style-name="P98">RISC-V <text:span text:style-name="T167">(totally opened, but not powerful </text:span><text:span text:style-name="T128">today</text:span><text:span text:style-name="T167">)</text:span></text:p>
        </text:list-item>
        <text:list-item>
          <text:p text:style-name="P99">FPGA (small niche mainly for <text:span text:style-name="T169">emulators</text:span>)</text:p>
        </text:list-item>
      </text:list>
      <text:p text:style-name="P17"/>
      <text:p text:style-name="P100">This <text:span text:style-name="T166">document</text:span> doesn’t define anything, <text:span text:style-name="T167">however it’s strongly recommended, that:</text:span></text:p>
      <text:p text:style-name="P101"/>
      <text:list text:style-name="L15">
        <text:list-item>
          <text:p text:style-name="P102">user know power usage in few typical situations <text:span text:style-name="T16">(like </text:span>BIOS screen<text:span text:style-name="T16">)</text:span></text:p>
        </text:list-item>
        <text:list-item>
          <text:p text:style-name="P103"><text:span text:style-name="T153">device has got support at least for two popular OS (</text:span><text:span text:style-name="T170">suggested:</text:span><text:span text:style-name="T171"> </text:span><text:span text:style-name="T153">Windows and </text:span><text:span text:style-name="T155">at least </text:span><text:span text:style-name="T172">selected </text:span><text:span text:style-name="T153">Linux distributions)</text:span></text:p>
        </text:list-item>
      </text:list>
      <text:h text:style-name="P3" text:outline-level="1"><text:bookmark-start text:name="__RefHeading___Toc198411_3792088918"/>Cooling<text:bookmark-end text:name="__RefHeading___Toc198411_3792088918"/></text:h>
      <text:p text:style-name="P104"><text:span text:style-name="T173">Cooling </text:span><text:span text:style-name="T174">can be done </text:span><text:span text:style-name="T173">with fan</text:span><text:span text:style-name="T175">(s)</text:span><text:span text:style-name="T173">, </text:span><text:span text:style-name="T172">AirJet (membranes vibrating at ultrasonic frequency)</text:span><text:span text:style-name="T173"> or </text:span><text:span text:style-name="T155">using </text:span><text:span text:style-name="T173">passive </text:span><text:span text:style-name="T155">way</text:span><text:span text:style-name="T173"> (</text:span><text:span text:style-name="T176">with </text:span><text:span text:style-name="T177">heat pipes, radiator or </text:span><text:span text:style-name="T173">vapor chamber). </text:span><text:span text:style-name="T177">First</text:span><text:span text:style-name="T176"> two options require some power from the battery and we highly recommend to give user option of selecting fan/</text:span><text:span text:style-name="T177">jet/</text:span><text:span text:style-name="T155">TDP</text:span><text:span text:style-name="T176"> profile </text:span><text:span text:style-name="T155">in BIOS with clear info</text:span><text:span text:style-name="T176">, </text:span><text:span text:style-name="T155">when</text:span><text:span text:style-name="T176"> device will be totally </text:span><text:span text:style-name="T171">passive</text:span><text:span text:style-name="T176"> cooled </text:span><text:span text:style-name="T155">(silent)</text:span><text:span text:style-name="T176"> or not.</text:span></text:p>
      <text:p text:style-name="P105"><text:soft-page-break/>Experience say, that companies many times are setting up cooling in very conservative way or doing something totally opposite. <text:span text:style-name="T150">D</text:span>evice<text:span text:style-name="T150">s created in compliance with this document</text:span> cannot <text:span text:style-name="T150">enable </text:span><text:span text:style-name="T82">CPU thermal throttling</text:span><text:span text:style-name="T150">, </text:span><text:span text:style-name="T178">which is normally last line of defense against physical damage (CPU should start decreasing clocks at least few degrees below breaking point). </text:span><text:span text:style-name="T82">This can be checked with such tools like HWINFO and it doesn’t matter in this moment, if we speak about activating it for short time – if it’s done many times every day, we assume, that CPU can start degradation much faster than expected.</text:span></text:p>
      <text:p text:style-name="P105"/>
      <text:p text:style-name="P106">We don’t accept using liquid metal <text:span text:style-name="T79">at all</text:span> – <text:span text:style-name="T48">in the end it </text:span><text:span text:style-name="T82">makes </text:span><text:span text:style-name="T48">often electrical shortcuts or damag</text:span><text:span text:style-name="T124">e</text:span><text:span text:style-name="T48"> structure of </text:span><text:span text:style-name="T79">the </text:span><text:span text:style-name="T48">chip in the motherboard </text:span><text:span text:style-name="T82">(in Youtube you can find various repairs related to it from Asus devices). </text:span><text:span text:style-name="T121">The same problem is with liquid cooling.</text:span></text:p>
      <text:p text:style-name="P1"/>
      <text:p text:style-name="P1">Fans should be <text:span text:style-name="T143">implemented using standard models </text:span><text:span text:style-name="T82">and they should work in the most silent way</text:span><text:span text:style-name="T143">.</text:span> <text:span text:style-name="T179">We like separating fan from the cooling plate connected to CPU with thermal paste (it should be implemented in some Lenovo). </text:span><text:span text:style-name="T143">V</text:span>ery good idea is <text:span text:style-name="T179">also </text:span>implementing reverse fan mode like in TravelMate P6 (it could help in removing dust).</text:p>
      <text:p text:style-name="P1"/>
      <text:p text:style-name="P107">We recommend providing cooling not only into CPU and chipset, but also into disk, Wifi card, VRM regulators and RAM.</text:p>
      <text:h text:style-name="Heading_20_1" text:outline-level="1"><text:bookmark-start text:name="__RefHeading___Toc207722_3792088918"/>RAM<text:bookmark-end text:name="__RefHeading___Toc207722_3792088918"/></text:h>
      <text:p text:style-name="P108">There are three possibilities:</text:p>
      <text:p text:style-name="P108"/>
      <text:list text:style-name="L16">
        <text:list-item>
          <text:p text:style-name="P109">soldered <text:span text:style-name="T157">on the motherboard </text:span><text:span text:style-name="T180">with</text:span> L<text:span text:style-name="T180">P</text:span>D<text:span text:style-name="T180">DR </text:span><text:span text:style-name="T181">chips </text:span><text:span text:style-name="T2">(</text:span><text:span text:style-name="T157">can be they put into separate laminate connected into motherboard?)</text:span></text:p>
        </text:list-item>
        <text:list-item>
          <text:p text:style-name="P110">SO-DIMM <text:span text:style-name="T180">modules</text:span></text:p>
        </text:list-item>
        <text:list-item>
          <text:p text:style-name="P110">CAMM2 <text:span text:style-name="T180">modules</text:span></text:p>
        </text:list-item>
      </text:list>
      <text:p text:style-name="P108"/>
      <text:p text:style-name="P111"><text:span text:style-name="T177">First </text:span><text:span text:style-name="T182">and third </text:span><text:span text:style-name="T177">option</text:span><text:span text:style-name="T182">s</text:span><text:span text:style-name="T177"> can use less energy and </text:span><text:span text:style-name="T182">are</text:span><text:span text:style-name="T177"> recommended </text:span><text:span text:style-name="T183">(CAMM2 seems to be future)</text:span><text:span text:style-name="T177">. </text:span><text:span text:style-name="T184">There could be used hybrid approach like in </text:span><text:span text:style-name="T185">some </text:span><text:span text:style-name="T184">Clevo laptops – LPDDR + one slot (SO-DIMM). </text:span><text:span text:style-name="T131">If device has got few physical modules, it would be good to give option for disabling some of them (in case, when they’re damaged </text:span><text:span text:style-name="T186">or when user wants to save power</text:span><text:span text:style-name="T131">).</text:span></text:p>
      <text:p text:style-name="P112"/>
      <text:p text:style-name="P113">Minimum amount of suggested RAM highly depends on OS, but with today <text:span text:style-name="T187">very</text:span> light usage it should probably no less than 8GB <text:span text:style-name="T187">(more advanced users will probably prefer at least 16 or 32 GB especially when part of it will be used by integrated graphic card).</text:span></text:p>
      <text:p text:style-name="P113"/>
      <text:p text:style-name="P114">There must be always dual-channel configuration used (when of course supported by CPU).</text:p>
      <text:h text:style-name="Heading_20_1" text:outline-level="1"><text:bookmark-start text:name="__RefHeading___Toc198415_3792088918"/>User data<text:bookmark-end text:name="__RefHeading___Toc198415_3792088918"/></text:h>
      <text:p text:style-name="P115"><text:span text:style-name="T2">Laptop</text:span> must have ability of <text:span text:style-name="T149">physical </text:span><text:span text:style-name="T140">disconnecting module with user data </text:span><text:span text:style-name="T2">and it shouldn’t be hardware locked into concrete unit</text:span><text:span text:style-name="T140"> </text:span><text:span text:style-name="T19">(</text:span><text:span text:style-name="T2">user can of course use Bitlocker saving enc</text:span><text:span text:style-name="T54">r</text:span><text:span text:style-name="T2">yption keys in TPM and won’t be able to decode data in other units, but this is OS specific)</text:span><text:span text:style-name="T140">. </text:span><text:span text:style-name="T149">We recommend implementing the most popular M.2 2</text:span><text:span text:style-name="T2">2</text:span><text:span text:style-name="T149">80 </text:span><text:span text:style-name="T2">M-Key </text:span><text:span text:style-name="T149">format </text:span><text:span text:style-name="T54">for</text:span><text:span text:style-name="T149"> NVME </text:span><text:span text:style-name="T54">devices</text:span><text:span text:style-name="T149"> (when there is only SATA </text:span><text:span text:style-name="T2">B-Key </text:span><text:span text:style-name="T149">or one-side disk support</text:span><text:span text:style-name="T2">ed</text:span><text:span text:style-name="T149">, it must be clearly defined in the documentation).</text:span></text:p>
      <text:p text:style-name="P116"/>
      <text:p text:style-name="P117">Using non standard extensions cards with just flash memory chips <text:span text:style-name="T2">(</text:span>Apple <text:span text:style-name="T2">solution from </text:span><text:span text:style-name="T19">Mac Mini</text:span>) or eMMC/<text:span text:style-name="T157">UFS</text:span> is <text:span text:style-name="T188">not recommended, but </text:span>possible - it should be clearly defined <text:span text:style-name="T188">and</text:span> <text:span text:style-name="T2">i</text:span>n <text:span text:style-name="T157">every</text:span> situation device <text:span text:style-name="T189">must</text:span> <text:span text:style-name="T2">collect information </text:span><text:span text:style-name="T189">for</text:span> user about memory <text:span text:style-name="T157">degradation level</text:span>.</text:p>
      <text:p text:style-name="P117"/>
      <text:p text:style-name="P118"><text:soft-page-break/>In this specification we’re against using OEM disks – they come normally without any firmware updates (fixes) and without any TBW parameter <text:span text:style-name="T2">info </text:span>(estimated <text:span text:style-name="T190">amount</text:span> of data possible to write).</text:p>
      <text:p text:style-name="P118"/>
      <text:p text:style-name="P119">We also very recommend to provide clear information about power usage with sold units – for example according to Techpowerup reviews some WD disks need even 1.058W in idle, when in the same time some Samsung are taking 0.023W.</text:p>
      <text:h text:style-name="P3" text:outline-level="1"><text:bookmark-start text:name="__RefHeading___Toc198417_3792088918"/><text:span text:style-name="T191">Mainboard/m</text:span>otherboard<text:bookmark-end text:name="__RefHeading___Toc198417_3792088918"/></text:h>
      <text:p text:style-name="P120"><text:span text:style-name="T192">I</text:span><text:span text:style-name="T193">t should consist of three parts: </text:span><text:span text:style-name="T131">main motherboard and </text:span><text:span text:style-name="T105">flexible </text:span><text:span text:style-name="T131">modules on two sides </text:span><text:span text:style-name="T192">with external connectors </text:span><text:span text:style-name="T131">(one on the left, one on the right)</text:span></text:p>
      <text:p text:style-name="P121"/>
      <text:p text:style-name="P121">It’s strongly advised, that motherboard is using standard market standards like M.2 2280 (NVME <text:span text:style-name="T9">when possible, </text:span><text:span text:style-name="T194">eventually </text:span><text:span text:style-name="T70">SATA</text:span> in cheaper devices), one o<text:span text:style-name="T157">r</text:span> two M.2 2240 (for extension cards like second disk, <text:span text:style-name="T9">NPU, FPGA, </text:span><text:span text:style-name="T141">WWAN </text:span>or Wifi). <text:span text:style-name="T164">All </text:span><text:span text:style-name="T195">slots</text:span><text:span text:style-name="T164"> </text:span><text:span text:style-name="T196">should</text:span><text:span text:style-name="T164"> be fully disabled in BIOS </text:span><text:span text:style-name="T96">– it can allow for example for using just one disk </text:span><text:span text:style-name="T70">and switching </text:span><text:span text:style-name="T107">between</text:span><text:span text:style-name="T70"> private </text:span><text:span text:style-name="T107">and</text:span><text:span text:style-name="T70"> work config</text:span><text:span text:style-name="T107">uration</text:span><text:span text:style-name="T70">.</text:span></text:p>
      <text:p text:style-name="P122">Good practice is implementing <text:span text:style-name="T164">info about first start date and </text:span>counter of opening device case<text:span text:style-name="T157"> </text:span>– it seems to be implemented in Framework products.</text:p>
      <text:p text:style-name="P122"/>
      <text:p text:style-name="P123"><text:span text:style-name="T164">M</text:span>anufacturers could consider their mechanical compliance with Framework 13 motherboards <text:span text:style-name="T164">and providing some schematics </text:span><text:span text:style-name="T115">giving repair ability </text:span><text:span text:style-name="T164">(in the same time w</text:span><text:span text:style-name="T11">e don’t like </text:span><text:span text:style-name="T164">putting stickers with </text:span><text:span text:style-name="T11">QR codes </text:span><text:span text:style-name="T164">in internal components because of security and using some materials for their producing).</text:span></text:p>
      <text:p text:style-name="P123"/>
      <text:p text:style-name="P124">We don’t accept whining coils <text:span text:style-name="T107">at all.</text:span></text:p>
      <text:h text:style-name="Heading_20_1" text:outline-level="1"><text:bookmark-start text:name="__RefHeading___Toc198419_3792088918"/>BIOS and firmware<text:bookmark-end text:name="__RefHeading___Toc198419_3792088918"/></text:h>
      <text:p text:style-name="P125"><text:span text:style-name="T150">Currently in the market we have few standard implementations, for example </text:span><text:span text:style-name="T164">products </text:span><text:span text:style-name="T150">from </text:span>Insyde, AMI <text:span text:style-name="T150">or Coreboot. </text:span></text:p>
      <text:p text:style-name="P125"/>
      <text:p text:style-name="P96">We have few recommendations:</text:p>
      <text:p text:style-name="P96"/>
      <text:list text:style-name="L17">
        <text:list-item>
          <text:p text:style-name="P126"><text:span text:style-name="T197">Coreboot is </text:span><text:span text:style-name="T192">preferred because </text:span><text:span text:style-name="T102">it’s provided</text:span><text:span text:style-name="T192"> with source (in the same time</text:span><text:span text:style-name="T197"> we understand that sometimes it cannot be used </text:span><text:span text:style-name="T192">because of</text:span><text:span text:style-name="T197"> enterprise requirement</text:span><text:span text:style-name="T198">s</text:span><text:span text:style-name="T197"> or legal reasons</text:span><text:span text:style-name="T192">)</text:span></text:p>
        </text:list-item>
        <text:list-item>
          <text:p text:style-name="P126"><text:span text:style-name="T192">a</text:span><text:span text:style-name="T199">ll </text:span><text:span text:style-name="T197">main BIOS</text:span><text:span text:style-name="T199"> </text:span><text:span text:style-name="T197">implementations </text:span><text:span text:style-name="T102">from the box </text:span><text:span text:style-name="T199">normally provide many options, but manufacturers are limiting them to avoid problems with wrong configuration by users. We’re against this practice – </text:span><text:span text:style-name="T200">better technical options</text:span><text:span text:style-name="T201"> </text:span><text:span text:style-name="T200">are</text:span><text:span text:style-name="T201"> much more important than </text:span><text:span text:style-name="T200">for example </text:span><text:span text:style-name="T201">nice GUI. </text:span><text:span text:style-name="T202">Example of useful options: number of CPU cores, enabling Turbo Boost, TDP limits, disabling some interfaces and ports.</text:span></text:p>
        </text:list-item>
        <text:list-item>
          <text:p text:style-name="P126"><text:span text:style-name="T197">BIOS</text:span><text:span text:style-name="T199"> should provide clear info, whether device is after normal support cycle from the manufacturer</text:span></text:p>
        </text:list-item>
        <text:list-item>
          <text:p text:style-name="P127"><text:span text:style-name="T203">d</text:span>evice during editing BIOS options and booting should go into highest possible energy saving mode</text:p>
        </text:list-item>
        <text:list-item>
          <text:p text:style-name="P126"><text:span text:style-name="T204">f</text:span><text:span text:style-name="T199">lashing new </text:span><text:span text:style-name="T197">version</text:span><text:span text:style-name="T199"> should be only possible after switching some jumper on the motherboard or after pressing some special Fn combination on the start (without it all chips </text:span><text:span text:style-name="T205">in motherboard without exception </text:span><text:span text:style-name="T199">should be switched into read-only mode)</text:span></text:p>
        </text:list-item>
        <text:list-item>
          <text:p text:style-name="P128"><text:span text:style-name="T203">w</text:span>rong flashing new version <text:span text:style-name="T34">or changing settings </text:span>should not be problem – especially better and more expensive motherboards could start from backup <text:span text:style-name="T52">and should have </text:span><text:span text:style-name="T115">automatically called</text:span><text:span text:style-name="T52"> “reset to default” after few incorrect </text:span><text:span text:style-name="T115">POST</text:span><text:span text:style-name="T52"> procedures</text:span></text:p>
        </text:list-item>
        <text:list-item>
          <text:p text:style-name="P128"><text:span text:style-name="T203">d</text:span><text:span text:style-name="T150">evices should not have RTC battery anymore </text:span>(we like <text:span text:style-name="T150">Framework </text:span>suggestion that motherboard could use them <text:span text:style-name="T34">just </text:span>in some cases)</text:p>
        </text:list-item>
        <text:list-item>
          <text:p text:style-name="P128"><text:span text:style-name="T203">t</text:span>here should be provided basic hardware info <text:span text:style-name="T34">and upgrade from the</text:span> BIOS <text:span text:style-name="T34">level</text:span></text:p>
        </text:list-item>
        <text:list-item>
          <text:p text:style-name="P129"><text:soft-page-break/>we don’t like QR codes in BIOS (they can potentially transfer to suspicious pages)</text:p>
        </text:list-item>
      </text:list>
      <text:h text:style-name="P130" text:outline-level="1"><text:bookmark-start text:name="__RefHeading___Toc198421_3792088918"/>TPM and Secure Boot<text:bookmark-end text:name="__RefHeading___Toc198421_3792088918"/></text:h>
      <text:p text:style-name="P45"><text:span text:style-name="T201">There are many reports, that </text:span><text:span text:style-name="T206">Microsoft is using </text:span><text:span text:style-name="T201">TPM for</text:span><text:span text:style-name="T206"> tracking user activities </text:span><text:span text:style-name="T201">and Secure Boot could be potentially used for blocking alternative OS</text:span><text:span text:style-name="T206">. We believe, that enabling/disabling such features is optional, but they must be available because of Windows 11 or enterprise requirements.</text:span></text:p>
      <text:h text:style-name="P130" text:outline-level="1"><text:bookmark-start text:name="__RefHeading___Toc198423_3792088918"/>Intel ME <text:span text:style-name="T119">or vPro Enterprise Management</text:span><text:bookmark-end text:name="__RefHeading___Toc198423_3792088918"/></text:h>
      <text:p text:style-name="P131">They’re used for making remote connection to the device and doing something even without OS knowledge. First of them is implemented even in consumer products and was criticized for years because of unclear structure and possible security flaws – <text:span text:style-name="T207">it can bypass operating system security, disk encryption and send something without any user action (interesting thing: in later versions it seems to be implemented in Arm processor running MINIX operating system)</text:span></text:p>
      <text:p text:style-name="P131"/>
      <text:p text:style-name="P131">We strongly recommend, that every company should allow installing latest ME firmware versions separately from main BIOS updates <text:span text:style-name="T52">as long as they’re provided by Intel (the same is with AGESA from AMD).</text:span></text:p>
      <text:p text:style-name="P131"/>
      <text:p text:style-name="P132"><text:span text:style-name="T74">Additional problem is power usage. </text:span><text:span text:style-name="T165">V</text:span><text:span text:style-name="T19">arious source</text:span><text:span text:style-name="T119">s (</text:span><text:span text:style-name="T165">like </text:span><text:span text:style-name="T74">S</text:span><text:span text:style-name="T119">ystem76 </text:span><text:span text:style-name="T74">in git-hub</text:span><text:span text:style-name="T119">)</text:span><text:span text:style-name="T19"> provide information, that disabling </text:span><text:span text:style-name="T119">ME</text:span><text:span text:style-name="T19"> with HAP bit </text:span><text:span text:style-name="T74">in some systems </text:span><text:span text:style-name="T19">could lead to </text:span><text:span text:style-name="T107">extra </text:span><text:span text:style-name="T74">battery drain - because of it we ask for providing info, w</text:span><text:span text:style-name="T52">hich</text:span><text:span text:style-name="T74"> setup can decrease power usage and </text:span><text:span text:style-name="T52">which</text:span><text:span text:style-name="T74"> can increase security.</text:span></text:p>
      <text:h text:style-name="Heading_20_1" text:outline-level="1"><text:bookmark-start text:name="__RefHeading___Toc207724_3792088918"/>Power saving<text:bookmark-end text:name="__RefHeading___Toc207724_3792088918"/></text:h>
      <text:p text:style-name="P120"><text:span text:style-name="T174">This section will try to describe things </text:span><text:span text:style-name="T208">in </text:span><text:span text:style-name="T174">very generic </text:span><text:span text:style-name="T208">way</text:span><text:span text:style-name="T174">, </text:span><text:span text:style-name="T153">however we will use mode names from X86.</text:span></text:p>
      <text:p text:style-name="P121"/>
      <text:p text:style-name="P133">The list of <text:span text:style-name="T90">defined </text:span>system modes looks currently like this (the bigger number, the more savings):</text:p>
      <text:p text:style-name="P133"/>
      <text:list text:style-name="L18">
        <text:list-item>
          <text:p text:style-name="P134">S0 – everything <text:span text:style-name="T14">is </text:span>on</text:p>
        </text:list-item>
        <text:list-item>
          <text:p text:style-name="P134">S0iX – modern standby, <text:span text:style-name="T14">where device can from time to time execute some actions like checking mails</text:span> (s2idle)</text:p>
        </text:list-item>
        <text:list-item>
          <text:p text:style-name="P134">S1 – power on suspend (obsolete, <text:span text:style-name="T14">not used anymore</text:span>)</text:p>
        </text:list-item>
        <text:list-item>
          <text:p text:style-name="P134">S2 – CPU power off (obsolete, <text:span text:style-name="T14">not used anymore</text:span>)</text:p>
        </text:list-item>
        <text:list-item>
          <text:p text:style-name="P134">S3 – suspend to RAM (sleep/standby, <text:span text:style-name="T14">where user cannot do anything without resuming and lack of battery power can lead to loosing </text:span><text:span text:style-name="T139">non-saved </text:span><text:span text:style-name="T14">data</text:span>)</text:p>
        </text:list-item>
        <text:list-item>
          <text:p text:style-name="P134">S4 – suspend to disk (hibernation, <text:span text:style-name="T14">where </text:span><text:span text:style-name="T139">data from RAM are saved to disk and </text:span><text:span text:style-name="T14">user cannot do anything without resuming</text:span>)</text:p>
        </text:list-item>
        <text:list-item>
          <text:p text:style-name="P134">S5 – shutdown, <text:span text:style-name="T54">device can </text:span>tak<text:span text:style-name="T54">e</text:span> some power</text:p>
        </text:list-item>
        <text:list-item>
          <text:p text:style-name="P135">G<text:span text:style-name="T54">3</text:span> – full off <text:span text:style-name="T54">mechanical </text:span>state</text:p>
        </text:list-item>
      </text:list>
      <text:p text:style-name="P136"/>
      <text:p text:style-name="P90">Some components have own power levels, for example:</text:p>
      <text:p text:style-name="P90"/>
      <text:list text:style-name="L19">
        <text:list-item>
          <text:p text:style-name="P137">Intel CPU can normally enter 10 power saving levels (C1-C10)</text:p>
        </text:list-item>
        <text:list-item>
          <text:p text:style-name="P137">PCI devices have <text:span text:style-name="T144">D0, D1, D2, D3Hot, D3Cold modes (L0-L3 states </text:span><text:span text:style-name="T68">including ASPM</text:span><text:span text:style-name="T144">)</text:span></text:p>
        </text:list-item>
      </text:list>
      <text:p text:style-name="P138"/>
      <text:p text:style-name="P139"><text:span text:style-name="T90">All </text:span><text:span text:style-name="T144">laptops</text:span><text:span text:style-name="T90"> should clearly specif</text:span><text:span text:style-name="T96">y</text:span><text:span text:style-name="T90">, what is supported by hardware and BIOS </text:span><text:span text:style-name="T203">(b</text:span>uggy implementation of S0iX in many X86 devices/<text:span text:style-name="T96">OS</text:span> makes, that we highly suggest giving user ability of using S3 mode; <text:span text:style-name="T209">additionally motherboard support for ASPM and C10 CPU mode is “must have” today</text:span><text:span text:style-name="T203">).</text:span></text:p>
      <text:p text:style-name="P140"/>
      <text:p text:style-name="P141"/>
      <text:p text:style-name="P141"><text:soft-page-break/><text:span text:style-name="T124">Below there is provided some summary of power saving rules</text:span><text:span text:style-name="T30">:</text:span></text:p>
      <text:p text:style-name="P141"/>
      <text:list text:style-name="L20">
        <text:list-item>
          <text:p text:style-name="P142">when laptop is on, <text:span text:style-name="T30">user don’t see</text:span> any power light on the case/power button <text:span text:style-name="T124">and device is trying to save as much as possible power on all buses</text:span></text:p>
        </text:list-item>
        <text:list-item>
          <text:p text:style-name="P143">when laptop is on and lid <text:span text:style-name="T30">is closed</text:span>, it should <text:span text:style-name="T21">disable screen, </text:span><text:span text:style-name="T141">camera, </text:span><text:span text:style-name="T13">keyboard lights</text:span><text:span text:style-name="T21"> and go into mode selected by user (standby/hibernation </text:span><text:span text:style-name="T210">or no further action)</text:span></text:p>
        </text:list-item>
        <text:list-item>
          <text:p text:style-name="P144">when laptop is off/in hibernation and not charging, power should be given to RTC only (<text:span text:style-name="T139">cannot</text:span><text:span text:style-name="T211"> </text:span><text:span text:style-name="T212">go into</text:span> EC, RAM, CPU, <text:span text:style-name="T213">keyboard lights, </text:span><text:span text:style-name="T211">etc.</text:span>)</text:p>
        </text:list-item>
        <text:list-item>
          <text:p text:style-name="P142">when laptop is in standby <text:span text:style-name="T16">and not charging</text:span>, power should be given to RAM and RTC <text:span text:style-name="T214">only </text:span><text:span text:style-name="T212">(EC </text:span><text:span text:style-name="T213">and</text:span><text:span text:style-name="T214"> other </text:span><text:span text:style-name="T21">elements</text:span><text:span text:style-name="T214"> </text:span><text:span text:style-name="T150">must be totally disabled</text:span><text:span text:style-name="T212">)</text:span></text:p>
        </text:list-item>
        <text:list-item>
          <text:p text:style-name="P142">when laptop is in <text:span text:style-name="T212">off/hibernation/</text:span>standby, could be resumed by power button only, <text:span text:style-name="T86">if it’s saving power </text:span><text:span text:style-name="T215">(</text:span>no need to check for keyboard and touchbar press <text:span text:style-name="T150">by EC</text:span>)</text:p>
        </text:list-item>
        <text:list-item>
          <text:p text:style-name="P145">when laptop is charging, power <text:span text:style-name="T16">could be </text:span><text:span text:style-name="T50">optionally </text:span><text:span text:style-name="T16">given</text:span><text:span text:style-name="T50"> to the</text:span> green LED <text:span text:style-name="T16">on the case</text:span> <text:span text:style-name="T214">(</text:span><text:span text:style-name="T16">it can blink, </text:span><text:span text:style-name="T214">when battery is not full)</text:span></text:p>
        </text:list-item>
        <text:list-item>
          <text:p text:style-name="P145"><text:span text:style-name="T210">when laptop is not charging, power could be</text:span> <text:span text:style-name="T50">optionally </text:span><text:span text:style-name="T210">given </text:span>to red LED (it should blink from time to time, when battery level is below concrete <text:span text:style-name="T213">critical </text:span>level<text:span text:style-name="T139">)</text:span></text:p>
        </text:list-item>
        <text:list-item>
          <text:p text:style-name="P146">when laptop is changing power mode (going to standby <text:span text:style-name="T216">or hibernate</text:span>), can show blinking green LED, <text:span text:style-name="T216">when it’s done correctly</text:span> (but only for moment)</text:p>
        </text:list-item>
        <text:list-item>
          <text:p text:style-name="P147">alternative to <text:span text:style-name="T54">LED</text:span> could be small e-ink screen showing battery level or some warnings</text:p>
        </text:list-item>
        <text:list-item>
          <text:p text:style-name="P148">when <text:span text:style-name="T150">nothing is </text:span>connect<text:span text:style-name="T150">ed</text:span> to USB/HDMI/<text:span text:style-name="T150">card reader and other external ports</text:span>, <text:span text:style-name="T124">related internal components</text:span> <text:span text:style-name="T86">like controllers </text:span><text:span text:style-name="T214">should be </text:span>totally disabled <text:span text:style-name="T150">and removed from the bus</text:span></text:p>
        </text:list-item>
        <text:list-item>
          <text:p text:style-name="P149">user should be able to configure hibernation, when power level goes below some level</text:p>
        </text:list-item>
        <text:list-item>
          <text:p text:style-name="P150">user should be able to create timeout for going into standby <text:span text:style-name="T54">or disabling screen</text:span></text:p>
        </text:list-item>
        <text:list-item>
          <text:p text:style-name="P151">lid closing sensor should be pure mechanical and <text:span text:style-name="T124">can’t</text:span> take <text:span text:style-name="T150">any</text:span> power <text:span text:style-name="T150">from the battery</text:span></text:p>
        </text:list-item>
        <text:list-item>
          <text:p text:style-name="P152">devices with more RAM chips could implement cutting off power to concrete chips, when they’re not used (in ideal situation OS should make memory alignment based on physical structure and allocate memory in <text:span text:style-name="T213">the most </text:span>energy efficient way)</text:p>
        </text:list-item>
      </text:list>
      <text:p text:style-name="P75"/>
      <text:p text:style-name="P153">Notebookcheck is making review of different devices. We assume, that their results are quite comparable <text:span text:style-name="T77">(idle contains minimum </text:span><text:span text:style-name="T6">measured </text:span><text:span text:style-name="T77">value):</text:span></text:p>
      <text:p text:style-name="P15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4">Device</text:p>
          </table:table-cell>
          <table:table-cell table:style-name="Table2.A1" office:value-type="string">
            <text:p text:style-name="P154">Off [W]</text:p>
          </table:table-cell>
          <table:table-cell table:style-name="Table2.A1" office:value-type="string">
            <text:p text:style-name="P154">Standby [W]</text:p>
          </table:table-cell>
          <table:table-cell table:style-name="Table2.A1" office:value-type="string">
            <text:p text:style-name="P154">Idle [W]</text:p>
          </table:table-cell>
        </table:table-row>
        <table:table-row>
          <table:table-cell table:style-name="Table2.A1" office:value-type="string">
            <text:p text:style-name="P155">Macbook Air M1 8GB RAM</text:p>
          </table:table-cell>
          <table:table-cell table:style-name="Table2.A1" office:value-type="string">
            <text:p text:style-name="P156">0.03</text:p>
          </table:table-cell>
          <table:table-cell table:style-name="Table2.A1" office:value-type="string">
            <text:p text:style-name="P156">0.04</text:p>
          </table:table-cell>
          <table:table-cell table:style-name="Table2.A1" office:value-type="string">
            <text:p text:style-name="P156">1.9</text:p>
          </table:table-cell>
        </table:table-row>
        <table:table-row>
          <table:table-cell table:style-name="Table2.A1" office:value-type="string">
            <text:p text:style-name="P155">tablet Lenovo Yoga Tab 12GB 11.1” 3200x200 LTPS</text:p>
          </table:table-cell>
          <table:table-cell table:style-name="Table2.A1" office:value-type="string">
            <text:p text:style-name="P156">0.1</text:p>
          </table:table-cell>
          <table:table-cell table:style-name="Table2.A1" office:value-type="string">
            <text:p text:style-name="P156">0.2</text:p>
          </table:table-cell>
          <table:table-cell table:style-name="Table2.A1" office:value-type="string">
            <text:p text:style-name="P156">1.2</text:p>
          </table:table-cell>
        </table:table-row>
        <table:table-row>
          <table:table-cell table:style-name="Table2.A1" office:value-type="string">
            <text:p text:style-name="P155">tablet iPad 2025 6GB 11” 2360x1640 IPS</text:p>
          </table:table-cell>
          <table:table-cell table:style-name="Table2.A1" office:value-type="string">
            <text:p text:style-name="P156">0.12</text:p>
          </table:table-cell>
          <table:table-cell table:style-name="Table2.A1" office:value-type="string">
            <text:p text:style-name="P156">0.17</text:p>
          </table:table-cell>
          <table:table-cell table:style-name="Table2.A1" office:value-type="string">
            <text:p text:style-name="P156">1.43</text:p>
          </table:table-cell>
        </table:table-row>
        <table:table-row>
          <table:table-cell table:style-name="Table2.A1" office:value-type="string">
            <text:p text:style-name="P155">tablet Poco Pad X1 <text:span text:style-name="T217">8GB </text:span>11,2” 3200x2136 TFT</text:p>
          </table:table-cell>
          <table:table-cell table:style-name="Table2.A1" office:value-type="string">
            <text:p text:style-name="P156">0.07</text:p>
          </table:table-cell>
          <table:table-cell table:style-name="Table2.A1" office:value-type="string">
            <text:p text:style-name="P156">0.16</text:p>
          </table:table-cell>
          <table:table-cell table:style-name="Table2.A1" office:value-type="string">
            <text:p text:style-name="P156">0.7</text:p>
          </table:table-cell>
        </table:table-row>
      </table:table>
      <text:p text:style-name="P157"/>
      <text:p text:style-name="P153">Windows laptops look <text:span text:style-name="T13">always </text:span>much worse, for example:</text:p>
      <text:p text:style-name="P153"/>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4">Device</text:p>
            </table:table-cell>
            <table:table-cell table:style-name="Table3.A1" office:value-type="string">
              <text:p text:style-name="P154">Off [W]</text:p>
            </table:table-cell>
            <table:table-cell table:style-name="Table3.A1" office:value-type="string">
              <text:p text:style-name="P154">Standby [W]</text:p>
            </table:table-cell>
            <table:table-cell table:style-name="Table3.A1" office:value-type="string">
              <text:p text:style-name="P154">Idle [W]</text:p>
            </table:table-cell>
          </table:table-row>
        </table:table-header-rows>
        <table:table-row>
          <table:table-cell table:style-name="Table3.A1" office:value-type="string">
            <text:p text:style-name="P158">Schenker VIA 14 2021 Intel 16GB 14” 1920x1080 IPS</text:p>
          </table:table-cell>
          <table:table-cell table:style-name="Table3.A1" office:value-type="string">
            <text:p text:style-name="P158">0.23</text:p>
          </table:table-cell>
          <table:table-cell table:style-name="Table3.A1" office:value-type="string">
            <text:p text:style-name="P158">0.74</text:p>
          </table:table-cell>
          <table:table-cell table:style-name="Table3.A1" office:value-type="string">
            <text:p text:style-name="P158">2.9</text:p>
          </table:table-cell>
        </table:table-row>
        <table:table-row>
          <table:table-cell table:style-name="Table3.A1" office:value-type="string">
            <text:p text:style-name="P159"><text:span text:style-name="T70">Lenovo </text:span>T14s gen 6 Snapdragon 32GB 14” 1920x1200 IPS </text:p>
          </table:table-cell>
          <table:table-cell table:style-name="Table3.A1" office:value-type="string">
            <text:p text:style-name="P156">0.4</text:p>
          </table:table-cell>
          <table:table-cell table:style-name="Table3.A1" office:value-type="string">
            <text:p text:style-name="P156">0.8</text:p>
          </table:table-cell>
          <table:table-cell table:style-name="Table3.A1" office:value-type="string">
            <text:p text:style-name="P156">2.4</text:p>
          </table:table-cell>
        </table:table-row>
        <table:table-row>
          <table:table-cell table:style-name="Table3.A1" office:value-type="string">
            <text:p text:style-name="P159"><text:span text:style-name="T70">Lenovo </text:span>T14s gen 6 Lunar Lake 32GB 14” 1920x1200 IPS</text:p>
          </table:table-cell>
          <table:table-cell table:style-name="Table3.A1" office:value-type="string">
            <text:p text:style-name="P156">0.3</text:p>
          </table:table-cell>
          <table:table-cell table:style-name="Table3.A1" office:value-type="string">
            <text:p text:style-name="P156">0.7</text:p>
          </table:table-cell>
          <table:table-cell table:style-name="Table3.A1" office:value-type="string">
            <text:p text:style-name="P156">3</text:p>
          </table:table-cell>
        </table:table-row>
        <table:table-row>
          <table:table-cell table:style-name="Table3.A1" office:value-type="string">
            <text:p text:style-name="P160"><text:span text:style-name="T70">Lenovo </text:span>T14s gen 6 AMD 32GB 14” 1920x1200 IPS</text:p>
          </table:table-cell>
          <table:table-cell table:style-name="Table3.A1" office:value-type="string">
            <text:p text:style-name="P161">0.2</text:p>
          </table:table-cell>
          <table:table-cell table:style-name="Table3.A1" office:value-type="string">
            <text:p text:style-name="P161">0.5</text:p>
          </table:table-cell>
          <table:table-cell table:style-name="Table3.A1" office:value-type="string">
            <text:p text:style-name="P161">2.8</text:p>
          </table:table-cell>
        </table:table-row>
        <table:table-row>
          <table:table-cell table:style-name="Table3.A1" office:value-type="string">
            <text:p text:style-name="P162">Dell Pro 13 Premium Lunar Lake 32GB 1920x1200 IPS</text:p>
          </table:table-cell>
          <table:table-cell table:style-name="Table3.A1" office:value-type="string">
            <text:p text:style-name="P163">0.15</text:p>
          </table:table-cell>
          <table:table-cell table:style-name="Table3.A1" office:value-type="string">
            <text:p text:style-name="P163">0.6</text:p>
          </table:table-cell>
          <table:table-cell table:style-name="Table3.A1" office:value-type="string">
            <text:p text:style-name="P163">2</text:p>
          </table:table-cell>
        </table:table-row>
        <table:table-row>
          <table:table-cell table:style-name="Table3.A1" office:value-type="string">
            <text:p text:style-name="P164"><text:span text:style-name="T70">Dell </text:span>XPS13 2025 Lunar Lake <text:span text:style-name="T54">16GB 13,4” 1920x1200 IPS</text:span></text:p>
          </table:table-cell>
          <table:table-cell table:style-name="Table3.A1" office:value-type="string">
            <text:p text:style-name="P161">0.35</text:p>
          </table:table-cell>
          <table:table-cell table:style-name="Table3.A1" office:value-type="string">
            <text:p text:style-name="P161">0.56</text:p>
          </table:table-cell>
          <table:table-cell table:style-name="Table3.A1" office:value-type="string">
            <text:p text:style-name="P161">1.3</text:p>
          </table:table-cell>
        </table:table-row>
        <table:table-row>
          <table:table-cell table:style-name="Table3.A1" office:value-type="string">
            <text:p text:style-name="P165"><text:span text:style-name="T70">Dell </text:span>XPS14 2026 Intel 35<text:span text:style-name="T218">5</text:span> <text:span text:style-name="T218">16GB</text:span> 14” <text:span text:style-name="T218">1920x1200</text:span> <text:span text:style-name="T218">IPS</text:span></text:p>
          </table:table-cell>
          <table:table-cell table:style-name="Table3.A1" office:value-type="string">
            <text:p text:style-name="P161">0.18</text:p>
          </table:table-cell>
          <table:table-cell table:style-name="Table3.A1" office:value-type="string">
            <text:p text:style-name="P161">0.67</text:p>
          </table:table-cell>
          <table:table-cell table:style-name="Table3.A1" office:value-type="string">
            <text:p text:style-name="P161">1.6</text:p>
          </table:table-cell>
        </table:table-row>
        <table:table-row>
          <table:table-cell table:style-name="Table3.A1" office:value-type="string">
            <text:p text:style-name="P165"><text:span text:style-name="T70">Dell </text:span>XPS14 2026 Intel 358H 32GB 14” 2880x1800 OLED</text:p>
          </table:table-cell>
          <table:table-cell table:style-name="Table3.A1" office:value-type="string">
            <text:p text:style-name="P161">0.21</text:p>
          </table:table-cell>
          <table:table-cell table:style-name="Table3.A1" office:value-type="string">
            <text:p text:style-name="P161">0.8</text:p>
          </table:table-cell>
          <table:table-cell table:style-name="Table3.A1" office:value-type="string">
            <text:p text:style-name="P161">3.1</text:p>
          </table:table-cell>
        </table:table-row>
        <table:table-row>
          <table:table-cell table:style-name="Table3.A1" office:value-type="string">
            <text:p text:style-name="P166">Framework Intel 155H 32GB <text:span text:style-name="T73">13</text:span>,5” 2880x1920 IPS</text:p>
          </table:table-cell>
          <table:table-cell table:style-name="Table3.A1" office:value-type="string">
            <text:p text:style-name="P161">0.38</text:p>
          </table:table-cell>
          <table:table-cell table:style-name="Table3.A1" office:value-type="string">
            <text:p text:style-name="P161">1.1</text:p>
          </table:table-cell>
          <table:table-cell table:style-name="Table3.A1" office:value-type="string">
            <text:p text:style-name="P161">2.5</text:p>
          </table:table-cell>
        </table:table-row>
        <table:table-row>
          <table:table-cell table:style-name="Table3.A1" office:value-type="string">
            <text:p text:style-name="P167">Geebook X14 Pro Intel 32GB 14” 2880x1800 OLED</text:p>
          </table:table-cell>
          <table:table-cell table:style-name="Table3.A1" office:value-type="string">
            <text:p text:style-name="P161">0.8</text:p>
          </table:table-cell>
          <table:table-cell table:style-name="Table3.A1" office:value-type="string">
            <text:p text:style-name="P161">1.2</text:p>
          </table:table-cell>
          <table:table-cell table:style-name="Table3.A1" office:value-type="string">
            <text:p text:style-name="P161">6</text:p>
          </table:table-cell>
        </table:table-row>
        <table:table-row>
          <table:table-cell table:style-name="Table3.A1" office:value-type="string">
            <text:p text:style-name="P168">Chuwi <text:span text:style-name="T8">CoreBook Air AMD 16GB 14” 1920</text:span><text:span text:style-name="T219">x</text:span><text:span text:style-name="T8">1200 IPS</text:span></text:p>
          </table:table-cell>
          <table:table-cell table:style-name="Table3.A1" office:value-type="string">
            <text:p text:style-name="P161">0.78</text:p>
          </table:table-cell>
          <table:table-cell table:style-name="Table3.A1" office:value-type="string">
            <text:p text:style-name="P161">0.83</text:p>
          </table:table-cell>
          <table:table-cell table:style-name="Table3.A1" office:value-type="string">
            <text:p text:style-name="P161">3.9</text:p>
          </table:table-cell>
        </table:table-row>
        <table:table-row>
          <table:table-cell table:style-name="Table3.A1" office:value-type="string">
            <text:p text:style-name="P169">Honor MagicBook Pro 14 2026 32GB 14,6” 3120x2080 OLED</text:p>
          </table:table-cell>
          <table:table-cell table:style-name="Table3.A1" office:value-type="string">
            <text:p text:style-name="P170">0.11</text:p>
          </table:table-cell>
          <table:table-cell table:style-name="Table3.A1" office:value-type="string">
            <text:p text:style-name="P170">0.8</text:p>
          </table:table-cell>
          <table:table-cell table:style-name="Table3.A1" office:value-type="string">
            <text:p text:style-name="P170">6.8</text:p>
          </table:table-cell>
        </table:table-row>
      </table:table>
      <text:p text:style-name="P171"><text:soft-page-break/><text:span text:style-name="T220">Can be s</text:span>tandby power usage explained <text:span text:style-name="T70">just </text:span>by refreshing bigger RAM? <text:span text:style-name="T70">(i</text:span><text:span text:style-name="T221">t’s sometimes even 5x bigger </text:span><text:span text:style-name="T70">and we don’t</text:span><text:span text:style-name="T221"> </text:span><text:span text:style-name="T122">even compare to </text:span><text:span text:style-name="T221">Macbook, which </text:span><text:span text:style-name="T122">potentially can save</text:span><text:span text:style-name="T221"> everything to disk) </text:span><text:span text:style-name="T122">Or is cost of resuming device by pressing touchpad or any key? Or wrong design, where camera and unnecessary elements are not off? </text:span><text:span text:style-name="T222">Or finally Intel ME?</text:span></text:p>
      <text:p text:style-name="P171"/>
      <text:p text:style-name="P171"><text:span text:style-name="T220">W</text:span>hy we get <text:span text:style-name="T157">sometimes even </text:span><text:span text:style-name="T221">6</text:span><text:span text:style-name="T213">x</text:span><text:span text:style-name="T119"> </text:span><text:span text:style-name="T24">bigger power usage</text:span> in idle <text:span text:style-name="T221">with some models</text:span> <text:span text:style-name="T223">than in tablets?</text:span> Is it disk <text:span text:style-name="T213">problem</text:span>? (using NVME <text:span text:style-name="T213">with own controller </text:span>instead of UFS flash) <text:span text:style-name="T89">Non-optimal checking for touchpad or key press? </text:span><text:span text:style-name="T5">(can EC be enabled only after user action? </text:span><text:span text:style-name="T224">Can be using </text:span><text:span text:style-name="T225">specialized </text:span><text:span text:style-name="T224">phone/tablet touch layers more energy effective than classic touchpad?</text:span><text:span text:style-name="T5">) </text:span><text:span text:style-name="T223">Or </text:span><text:span text:style-name="T5">is it </text:span><text:span text:style-name="T223">just Intel/AMD </text:span><text:span text:style-name="T79">architecture </text:span><text:span text:style-name="T222">or Intel ME</text:span><text:span text:style-name="T223">? (rather not, because T14s with Snapdragon suffer</text:span><text:span text:style-name="T5">s</text:span><text:span text:style-name="T223"> for the same problem)</text:span></text:p>
      <text:p text:style-name="P171"/>
      <text:p text:style-name="P172"><text:span text:style-name="T223">A</text:span>nd <text:span text:style-name="T79">finally why </text:span>we get such high numbers in off state? <text:span text:style-name="T213">They should </text:span><text:span text:style-name="T79">be </text:span><text:span text:style-name="T213">practically equal zero </text:span><text:span text:style-name="T8">(we recommend 0.01W when possible) -</text:span><text:span text:style-name="T213"> currently </text:span><text:span text:style-name="T89">mobile </text:span><text:span text:style-name="T213">laptops have bigger power drain than </text:span><text:span text:style-name="T89">stationary </text:span><text:span text:style-name="T213">devices connected 24/7 to the wall socket.</text:span></text:p>
      <text:p text:style-name="P173"/>
      <text:p text:style-name="P174"><text:span text:style-name="T217">The answer could be </text:span><text:span text:style-name="T24">partially </text:span><text:span text:style-name="T217">connected with EC</text:span><text:span text:style-name="T55"> (Embedded Controller)</text:span> working even when device is off <text:span text:style-name="T226">(quite good explanation of it is provided by “EC HACKING: YOUR LAPTOP HAS A MICROCONTROLLER”) </text:span>– <text:span text:style-name="T217">it looks that many designs are </text:span><text:span text:style-name="T220">probably </text:span><text:span text:style-name="T217">not taking </text:span><text:span text:style-name="T226">enough</text:span><text:span text:style-name="T217"> care of optimizing it and making it energy efficient. </text:span><text:span text:style-name="T119">Companies are the most </text:span><text:span text:style-name="T122">often </text:span><text:span text:style-name="T119">probably follow</text:span><text:span text:style-name="T223">ing </text:span><text:span text:style-name="T119">design with Zephyr OS – </text:span><text:span text:style-name="T24">is it </text:span><text:span text:style-name="T119">time for change? </text:span><text:span text:style-name="T157">And time for thinking about power draw </text:span><text:span text:style-name="T223">coming </text:span><text:span text:style-name="T157">from all lights and other elements mentioned in this document? </text:span><text:span text:style-name="T227">(small separately, huge together) </text:span><text:span text:style-name="T226">Or publishing EC firmware source to allow users preparing more effective version? (like it’s done with Framework products </text:span><text:span text:style-name="T225">and already allows for fixing bugs, see for example “A Framework Laptop Hacking Story”</text:span><text:span text:style-name="T226">)</text:span></text:p>
      <text:p text:style-name="P174"/>
      <text:p text:style-name="P113">EC power usage is very interesting topic – for example W83L951DG spec from 2006 say about input voltage 3.3V and typical power usage 30 mA (it gives 0.1W). <text:span text:style-name="T228">Is this real? And what about other </text:span><text:span text:style-name="T229">models</text:span>? <text:span text:style-name="T228">Is this the same level?</text:span></text:p>
      <text:p text:style-name="P174"/>
      <text:p text:style-name="P175">We believe, that <text:span text:style-name="T218">today </text:span><text:span text:style-name="T127">companies</text:span><text:span text:style-name="T218"> </text:span>cannot <text:span text:style-name="T127">implement</text:span> “something” <text:span text:style-name="T218">and</text:span> we <text:span text:style-name="T218">just </text:span>ask for:</text:p>
      <text:p text:style-name="P175"/>
      <text:list text:style-name="L21">
        <text:list-item>
          <text:p text:style-name="P176"><text:span text:style-name="T230">providing </text:span><text:span text:style-name="T231">things defined by specs for years – </text:span><text:span text:style-name="T105">we </text:span><text:span text:style-name="T232">should</text:span><text:span text:style-name="T231"> </text:span><text:span text:style-name="T105">mention here</text:span><text:span text:style-name="T231"> Asus with wrong ACPI implementation </text:span><text:span text:style-name="T230">(see “Asus Gaming Laptop ACPI Firmware DPC Stall: A Deep Technical Investigation” in the git-hub)</text:span><text:span text:style-name="T231">.</text:span></text:p>
        </text:list-item>
        <text:list-item>
          <text:p text:style-name="P177">giving only better results in next generations – very good example is Dell XPS14 from 2026, which seems to work much shorter on Wifi than older Dell laptops (info from notebookcheck)</text:p>
        </text:list-item>
      </text:list>
      <text:p text:style-name="P178"/>
      <text:p text:style-name="P179">We understand, that power usage depends on content displayed on the screen (white colors <text:span text:style-name="T73">normally needs more</text:span>), brightness, <text:span text:style-name="T233">power level on the Wifi</text:span> or even <text:span text:style-name="T73">software</text:span> configuration (for example saving temp files on RAM-disk instead of SSD). </text:p>
      <text:p text:style-name="P179"/>
      <text:p text:style-name="P180">We don’t want to go into discussion, which operating system is more energy efficient.</text:p>
      <text:p text:style-name="P181"/>
      <text:p text:style-name="P181">Different companies or <text:span text:style-name="T218">internet </text:span>pages should provide consistent testing framework <text:span text:style-name="T77">(</text:span><text:span text:style-name="T218">for example it’s a little bit suspicious to see claims, that some 14” OLED </text:span><text:span text:style-name="T73">Panther Lake </text:span><text:span text:style-name="T218">devices are working 30+ hours on the 79W battery when it’s not confirmed in </text:span><text:span text:style-name="T73">more</text:span><text:span text:style-name="T218"> places</text:span><text:span text:style-name="T77">)</text:span><text:span text:style-name="T218">. </text:span><text:span text:style-name="T77">It leads to the </text:span><text:span text:style-name="T165">more generic </text:span><text:span text:style-name="T77">conclusion, that users should always look into various sources and comparing different usage patterns.</text:span></text:p>
      <text:h text:style-name="P182" text:outline-level="1" text:is-list-header="true"><text:bookmark-start text:name="__RefHeading___Toc199423_3792088918"/><text:soft-page-break/>Operating system<text:bookmark-end text:name="__RefHeading___Toc199423_3792088918"/></text:h>
      <text:p text:style-name="P183">Like mentioned earlier, it’s optimal, when device has got support for Windows AND for example some Linux distributions. </text:p>
      <text:p text:style-name="P183"/>
      <text:p text:style-name="P183">Although it’s comfortable, when device could have working OS just after unpacking from the box, we strongly suggest, that:</text:p>
      <text:p text:style-name="P183"/>
      <text:list text:style-name="L22">
        <text:list-item>
          <text:p text:style-name="P184">all drivers are generic and available from Windows Update or distribution/<text:span text:style-name="T234">Linux kernel</text:span> itself (must be generic)</text:p>
        </text:list-item>
        <text:list-item>
          <text:p text:style-name="P184">user will reformat disk and install everything using generic operating system images <text:span text:style-name="T52">(some “problematic” software can be installed in the factory even with manufacturer knowledge)</text:span></text:p>
        </text:list-item>
      </text:list>
      <text:h text:style-name="P3" text:outline-level="1" text:is-list-header="true"><text:bookmark-start text:name="__RefHeading___Toc198909_3792088918"/>Modularity<text:bookmark-end text:name="__RefHeading___Toc198909_3792088918"/></text:h>
      <text:p text:style-name="P185">In our opinion devices should have as high note as possible according to iFixit <text:span text:style-name="T235">(and for example good example is Lenovo T14 and T16 gen 7 with score 10/10).</text:span></text:p>
      <text:p text:style-name="P186"/>
      <text:p text:style-name="P187"><text:span text:style-name="T219">We strongly advice providing updates ability for older models (very good example is Framework giving few motherboards </text:span><text:span text:style-name="T136">and other parts</text:span><text:span text:style-name="T219"> for the same case </text:span><text:span text:style-name="T136">or Compal Adapt X concept</text:span><text:span text:style-name="T219">). </text:span></text:p>
      <text:p text:style-name="P187"/>
      <text:p text:style-name="P187"><text:span text:style-name="T219">Locking</text:span><text:span text:style-name="T236"> components </text:span><text:span text:style-name="T219">on the model/serial number (making “white lists”) is </text:span><text:span text:style-name="T236">not </text:span><text:span text:style-name="T219">acceptable and </text:span><text:span text:style-name="T107">unfortunately </text:span><text:span text:style-name="T219">Apple is good example of such bad behaviors. </text:span></text:p>
      <text:p text:style-name="P187"/>
      <text:p text:style-name="P188">In the future it could be for example considered:</text:p>
      <text:p text:style-name="P188"/>
      <text:list text:style-name="L23">
        <text:list-item>
          <text:p text:style-name="P189">replacing battery, motherboard, RAM, disk, touchpad and keyboard by user</text:p>
        </text:list-item>
        <text:list-item>
          <text:p text:style-name="P189">providing own external connector modules like earlier described (Framework compatible)</text:p>
        </text:list-item>
        <text:list-item>
          <text:p text:style-name="P189">disconnecting the whole part with the screen and using it as separate monitor</text:p>
        </text:list-item>
        <text:list-item>
          <text:p text:style-name="P189">using motherboard outside in the mini PC case like proposed by Framework</text:p>
        </text:list-item>
        <text:list-item>
          <text:p text:style-name="P190">using keyboard and touchpad remotely/on the cable</text:p>
        </text:list-item>
      </text:list>
      <text:h text:style-name="Heading_20_1" text:outline-level="1" text:is-list-header="true"><text:bookmark-start text:name="__RefHeading___Toc198429_3792088918"/>Sales<text:bookmark-end text:name="__RefHeading___Toc198429_3792088918"/></text:h>
      <text:p text:style-name="P191">User should have option of buying just device in the package (<text:span text:style-name="T6">even </text:span>without charger and external cables). <text:span text:style-name="T151">Connected sales are</text:span><text:span text:style-name="T14"> very bad practice and we recommend, that laptops can be </text:span><text:span text:style-name="T107">ordered</text:span><text:span text:style-name="T14"> </text:span><text:span text:style-name="T151"><text:s/></text:span><text:span text:style-name="T14">without OS and disks (eventually </text:span><text:span text:style-name="T8">without </text:span><text:span text:style-name="T14">RAM </text:span><text:span text:style-name="T13">too, </text:span><text:span text:style-name="T6">when possible</text:span><text:span text:style-name="T14">). </text:span><text:span text:style-name="T218">Region locking</text:span><text:span text:style-name="T144"> should not be visible and every </text:span><text:span text:style-name="T217">company must provide </text:span><text:span text:style-name="T144">ordering any configuration into all countries, which are not on the sanction list.</text:span></text:p>
      <text:p text:style-name="P192"/>
      <text:p text:style-name="P192">Exa<text:span text:style-name="T119">m</text:span>ple<text:span text:style-name="T107">s</text:span>: </text:p>
      <text:p text:style-name="P192"/>
      <text:list text:style-name="L24">
        <text:list-item>
          <text:p text:style-name="P193">Dell is giving some options, but doesn’t allow for buying everything without OS and is removing some color options in some countries – this is bad practice</text:p>
        </text:list-item>
        <text:list-item>
          <text:p text:style-name="P193">HP is giving all series options mainly in US and in the Europe many times sells only one or two predefined configurations – this <text:span text:style-name="T6">is again</text:span> bad practice</text:p>
        </text:list-item>
        <text:list-item>
          <text:p text:style-name="P193">Acer is giving only predefined configurations – this is <text:span text:style-name="T6">very </text:span>bad practice</text:p>
        </text:list-item>
        <text:list-item>
          <text:p text:style-name="P193">Lenovo is giving all options for Thinkpad – this is recommended</text:p>
        </text:list-item>
        <text:list-item>
          <text:p text:style-name="P194">Framework should allow orders to the Switzerland in the Europe (if there is not available local reseller and support center, all warranty repairs should be done in other country after sending device on user cost)</text:p>
        </text:list-item>
        <text:list-item>
          <text:p text:style-name="P195">Tuxedo gives many technical information – this is recommended</text:p>
        </text:list-item>
      </text:list>
      <text:p text:style-name="P196"/>
      <text:p text:style-name="P196"><text:soft-page-break/>In this moment we strongly advice to create less models, but more polished and with more options available – Apple with just two notebook lines (Air and Pro) is very good example.</text:p>
      <text:h text:style-name="Heading_20_1" text:outline-level="1"><text:bookmark-start text:name="__RefHeading___Toc198431_3792088918"/>Marketing<text:bookmark-end text:name="__RefHeading___Toc198431_3792088918"/></text:h>
      <text:p text:style-name="P197"><text:span text:style-name="T237">It cannot be misleading, </text:span><text:span text:style-name="T199">for example </text:span><text:span text:style-name="T238">Framework saying “Framework Laptop 13 isn’t our computer. It’s yours” </text:span><text:span text:style-name="T232">can suggest “</text:span><text:span text:style-name="T238">Framework Laptop 13 is our computer</text:span><text:span text:style-name="T232">” on first look (</text:span><text:span text:style-name="T238">it sounds much worse than “Framework Laptop 13 is yours computer”</text:span><text:span text:style-name="T232">).</text:span></text:p>
      <text:p text:style-name="P198"/>
      <text:p text:style-name="P199">People don’t need stickers on the case+very long unclear product names (“<text:span text:style-name="T219">HP EliteBook X G1i 14 inch Notebook Next Gen AI PC” sounds rather bad), additionally mentioning about AI is just irritating - </text:span><text:span text:style-name="T239">devices don’t have big NPU </text:span><text:span text:style-name="T219">and many functions are not working like expected or are very criticized by experts (like Recall in Windows), additionally AI is currently one of biggest reasons for prices increases and companies reorganizations.</text:span></text:p>
      <text:p text:style-name="P200"/>
      <text:p text:style-name="P201"><text:span text:style-name="T239">Companies selling hardware should rather concentrate on </text:span><text:span text:style-name="T219">improving it</text:span><text:span text:style-name="T239"> than </text:span><text:span text:style-name="T219">advertising and creating </text:span><text:span text:style-name="T117">own </text:span><text:span text:style-name="T219">OS – </text:span><text:span text:style-name="T117">we don’t like initiatives like Pop!_OS, because it looks like unnecessary splitting resources (in our opinion much better works providing generic hardware or putting drivers directly into Linux kernel)</text:span></text:p>
      <text:h text:style-name="P3" text:outline-level="1" text:is-list-header="true"><text:bookmark-start text:name="__RefHeading___Toc198433_3792088918"/><text:span text:style-name="T219">Problem</text:span> mentioned in the abstract<text:bookmark-end text:name="__RefHeading___Toc198433_3792088918"/></text:h>
      <text:p text:style-name="P202"><text:span text:style-name="T240">This document </text:span><text:span text:style-name="T241">was mainly created</text:span><text:span text:style-name="T242"> </text:span><text:span text:style-name="T243">in </text:span><text:span text:style-name="T244">Ubuntu 22.04</text:span><text:span text:style-name="T241"> working in the </text:span><text:span text:style-name="T242">14” </text:span><text:span text:style-name="T245">Hyperbook L14 </text:span><text:span text:style-name="T242">from 2021 </text:span><text:span text:style-name="T245">(Clevo L140MU, </text:span><text:span text:style-name="T246">which is </text:span><text:span text:style-name="T247">almost the same like </text:span><text:span text:style-name="T248">Schenker VIA 14 2021</text:span><text:span text:style-name="T245">)</text:span><text:span text:style-name="T242"> </text:span><text:span text:style-name="T247">with </text:span><text:span text:style-name="T249">Intel 11gen, </text:span><text:span text:style-name="T250">8GB RAM, </text:span><text:span text:style-name="T241">1kg, black matt case, low power LCD screen, battery 73Wh, </text:span><text:span text:style-name="T251">Samsung SSD, </text:span><text:span text:style-name="T241">no ventilation holes on the bottom</text:span><text:span text:style-name="T249">. </text:span><text:span text:style-name="T241">Device was configured for passive work </text:span><text:span text:style-name="T252">and initially achieving 36h on the battery </text:span><text:span text:style-name="T253">in the light text editing work</text:span><text:span text:style-name="T241">, i</text:span><text:span text:style-name="T254">t’</text:span><text:span text:style-name="T241">s </text:span><text:span text:style-name="T252">currently </text:span><text:span text:style-name="T241">using S0iX </text:span><text:span text:style-name="T254">(S3 doesn’t work very well) </text:span><text:span text:style-name="T241">and entering </text:span><text:span text:style-name="T254">maximally </text:span><text:span text:style-name="T255">into</text:span><text:span text:style-name="T241"> C8 </text:span><text:span text:style-name="T254">CPU </text:span><text:span text:style-name="T241">power level (m</text:span><text:span text:style-name="T249">inimum powertop usage is 1.82W and normally in idle </text:span><text:span text:style-name="T251">it’</text:span><text:span text:style-name="T256">s</text:span><text:span text:style-name="T249"> ca. 2W </text:span><text:span text:style-name="T256">shown</text:span><text:span text:style-name="T241">).</text:span></text:p>
      <text:p text:style-name="P203"/>
      <text:p text:style-name="P204"><text:span text:style-name="T257">It</text:span><text:span text:style-name="T28"> </text:span><text:span text:style-name="T118">was not</text:span><text:span text:style-name="T28"> replaced </text:span><text:span text:style-name="T118">yet</text:span><text:span text:style-name="T28">, because in 2026 it’s impossible to find something at least so good </text:span><text:span text:style-name="T258">in all </text:span><text:span text:style-name="T121">areas and </text:span><text:span text:style-name="T259">aspects</text:span><text:span text:style-name="T28">. There were considered different options, </text:span><text:span text:style-name="T50">but they </text:span><text:span text:style-name="T258">had </text:span><text:span text:style-name="T50">always </text:span><text:span text:style-name="T258">weak points,</text:span><text:span text:style-name="T50"> </text:span><text:span text:style-name="T28">for example:</text:span></text:p>
      <text:p text:style-name="P204"/>
      <text:list text:style-name="L25">
        <text:list-item>
          <text:p text:style-name="P205"><text:span text:style-name="T260">Acer Travelmate P6</text:span><text:span text:style-name="T261"> Lunar Lake</text:span><text:span text:style-name="T260"> </text:span><text:span text:style-name="T262">(</text:span><text:span text:style-name="T263">1kg, </text:span><text:span text:style-name="T262">seems to be niche product and </text:span><text:span text:style-name="T264">can’t be bought with English keyboard layout</text:span><text:span text:style-name="T262">), </text:span></text:p>
        </text:list-item>
        <text:list-item>
          <text:p text:style-name="P206"><text:span text:style-name="T258">Apple </text:span>Macbook Air M4 (<text:span text:style-name="T258">more heavy, with smaller battery and </text:span>problems with screen <text:span text:style-name="T90">reflections </text:span><text:span text:style-name="T258">and picture </text:span><text:span text:style-name="T90">dithering </text:span><text:span text:style-name="T265">used because</text:span><text:span text:style-name="T258"> LCD supports less colors than Mac OS</text:span>), </text:p>
        </text:list-item>
        <text:list-item>
          <text:p text:style-name="P205"><text:span text:style-name="T14">Clevo </text:span><text:span text:style-name="T219">L24xLUx</text:span><text:span text:style-name="T14"> (</text:span><text:span text:style-name="T266">sold by PC Specialists </text:span><text:span text:style-name="T219">with the “14” Fusion, Copilot+ PC” </text:span><text:span text:style-name="T265">name</text:span><text:span text:style-name="T266">, unfortunately </text:span><text:span text:style-name="T121">without </text:span><text:span text:style-name="T219">possible BIOS updates, </text:span><text:span text:style-name="T266">with two lights on the case an</text:span><text:span text:style-name="T181">d</text:span><text:span text:style-name="T266"> Tianma </text:span><text:span text:style-name="T121">TM140VDHP21 </text:span><text:span text:style-name="T266">screen </text:span><text:span text:style-name="T181">without clear info about </text:span><text:span text:style-name="T219">backlight)</text:span></text:p>
        </text:list-item>
        <text:list-item>
          <text:p text:style-name="P207"><text:span text:style-name="T260">Dell Premium 13 </text:span><text:span text:style-name="T261">with Lunar Lake</text:span><text:span text:style-name="T260"> (</text:span><text:span text:style-name="T267">potential CPU throttling, </text:span><text:span text:style-name="T260">smaller battery, heavier, zero-lattice keyboard and M.2 2240 disk), </text:span></text:p>
        </text:list-item>
        <text:list-item>
          <text:p text:style-name="P207"><text:span text:style-name="T267">Dell </text:span><text:span text:style-name="T260">XPS13 </text:span><text:span text:style-name="T261">with Lunar Lake </text:span><text:span text:style-name="T260">(</text:span><text:span text:style-name="T267">CPU throttling, </text:span><text:span text:style-name="T260">smaller battery, heavier, keyboard and function keys </text:span><text:span text:style-name="T267">and in the end white color</text:span><text:span text:style-name="T260">)</text:span></text:p>
        </text:list-item>
        <text:list-item>
          <text:p text:style-name="P208"><text:span text:style-name="T258">Dell </text:span>XPS14 with Panther Lake <text:span text:style-name="T258">(keyboard, CPU throttling, weaker </text:span><text:span text:style-name="T73">Wifi </text:span><text:span text:style-name="T258">results than </text:span><text:span text:style-name="T73">for </text:span><text:span text:style-name="T258">Dell Premium 13 or XPS13)</text:span></text:p>
        </text:list-item>
        <text:list-item>
          <text:p text:style-name="P209">Gee<text:span text:style-name="T48">kom GeekBook X14 Pro</text:span> (screen and <text:span text:style-name="T48">too</text:span> high off/standby/idle power usage)</text:p>
        </text:list-item>
        <text:list-item>
          <text:p text:style-name="P210"><text:span text:style-name="T213">Chuwi </text:span><text:span text:style-name="T8">CoreBook Air </text:span><text:span text:style-name="T219">(short battery life)</text:span></text:p>
        </text:list-item>
        <text:list-item>
          <text:p text:style-name="P211"><text:span text:style-name="T266">HP Elite</text:span><text:span text:style-name="T54">B</text:span><text:span text:style-name="T266">ook </text:span><text:span text:style-name="T54">X </text:span><text:span text:style-name="T266">Gi1 </text:span><text:span text:style-name="T54">14 with Lunar Lake </text:span><text:span text:style-name="T219">(difficult to buy)</text:span></text:p>
        </text:list-item>
        <text:list-item>
          <text:p text:style-name="P212">Lenovo T14s gen 6 <text:span text:style-name="T13">Lunar Lake </text:span>(heavier, fan on the bottom, smaller battery)</text:p>
        </text:list-item>
        <text:list-item>
          <text:p text:style-name="P213"><text:span text:style-name="T267">Lenovo </text:span><text:span text:style-name="T268">T14s gen 6 Snap</text:span><text:span text:style-name="T267">dragon </text:span><text:span text:style-name="T260">(heavier, fan on the bottom, smaller battery, </text:span><text:span text:style-name="T264">Linux compatib</text:span><text:span text:style-name="T269">i</text:span><text:span text:style-name="T264">lity problems)</text:span></text:p>
        </text:list-item>
      </text:list>
      <text:p text:style-name="P214"><text:soft-page-break/>We understand, that there is progress between 2021 and 2026… but too many things are on the same or worse level. <text:span text:style-name="T270">N</text:span>ew models <text:span text:style-name="T270">don’t </text:span>need new<text:span text:style-name="T271"> </text:span>CPU <text:span text:style-name="T272">only</text:span> (problems are deeper and much more fundamental) <text:span text:style-name="T270">and in this context interesting is, that innovations </text:span><text:span text:style-name="T273">or correctly done projects </text:span><text:span text:style-name="T270">are coming mainly from Asia </text:span><text:span text:style-name="T274">or Japan</text:span><text:span text:style-name="T27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7T11:25:12.500485012</meta:creation-date>
    <meta:editing-duration>P0D</meta:editing-duration>
    <meta:editing-cycles>1</meta:editing-cycles>
    <meta:generator>LibreOffice/25.8.3.2$Linux_X86_64 LibreOffice_project/69c620f4d99e06f4c05a0e551b1b572b8c7ede69</meta:generator>
    <meta:print-date>2026-03-07T11:30:35.931755874</meta:print-date>
    <meta:printed-by>PDF files</meta:printed-by>
    <meta:document-statistic meta:table-count="3" meta:image-count="0" meta:object-count="0" meta:page-count="17" meta:paragraph-count="426" meta:word-count="7322" meta:character-count="44402" meta:non-whitespace-character-count="37537"/>
  </office:meta>
</office:document-meta>
</file>